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819in"/>
    </style:style>
    <style:style style:name="co3" style:family="table-column">
      <style:table-column-properties fo:break-before="auto" style:column-width="1.1193in"/>
    </style:style>
    <style:style style:name="co4" style:family="table-column">
      <style:table-column-properties fo:break-before="auto" style:column-width="0.9055in"/>
    </style:style>
    <style:style style:name="co5" style:family="table-column">
      <style:table-column-properties fo:break-before="auto" style:column-width="1.5945in"/>
    </style:style>
    <style:style style:name="co6" style:family="table-column">
      <style:table-column-properties fo:break-before="auto" style:column-width="1.8091in"/>
    </style:style>
    <style:style style:name="co7" style:family="table-column">
      <style:table-column-properties fo:break-before="auto" style:column-width="0.7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background-color="#ff6600"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5" style:family="table-cell" style:parent-style-name="Default" style:data-style-name="N60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  <style:style style:name="ce11" style:family="table-cell" style:parent-style-name="Default">
      <style:text-properties style:font-name="Liberation Sans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ackground-color="#ffcccc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ccffcc"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ackground-color="#cc9966" style:text-align-source="fix" style:repeat-content="false"/>
      <style:paragraph-properties fo:text-align="center" fo:margin-left="0in"/>
    </style:style>
    <style:style style:name="ce22" style:family="table-cell" style:parent-style-name="Default">
      <style:table-cell-properties fo:background-color="#cfe7f5"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>
      <style:table-cell-properties fo:background-color="#ffcccc"/>
    </style:style>
    <style:style style:name="ce28" style:family="table-cell" style:parent-style-name="Default">
      <style:table-cell-properties fo:background-color="#ccffcc"/>
    </style:style>
    <style:style style:name="ce29" style:family="table-cell" style:parent-style-name="Default">
      <style:table-cell-properties fo:background-color="#cc9966"/>
    </style:style>
    <style:style style:name="ce30" style:family="table-cell" style:parent-style-name="Default">
      <style:table-cell-properties fo:background-color="#cfe7f5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32" style:family="table-cell" style:parent-style-name="Default">
      <style:table-cell-properties fo:border-bottom="none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  <style:text-properties style:font-name="Liberation Sans" style:font-name-asian="Droid Sans Fallback" style:font-name-complex="FreeSans"/>
    </style:style>
    <style:style style:name="ce34" style:family="table-cell" style:parent-style-name="Default">
      <style:table-cell-properties fo:background-color="#ffcccc"/>
      <style:text-properties style:font-name="Liberation Sans" style:font-name-asian="Droid Sans Fallback" style:font-name-complex="FreeSans"/>
    </style:style>
    <style:style style:name="ce35" style:family="table-cell" style:parent-style-name="Default">
      <style:table-cell-properties fo:background-color="#ccffcc"/>
      <style:text-properties style:font-name="Liberation Sans" style:font-name-asian="Droid Sans Fallback" style:font-name-complex="FreeSans"/>
    </style:style>
    <style:style style:name="ce36" style:family="table-cell" style:parent-style-name="Default">
      <style:table-cell-properties fo:background-color="#cc9966"/>
      <style:text-properties style:font-name="Liberation Sans" style:font-name-asian="Droid Sans Fallback" style:font-name-complex="FreeSans"/>
    </style:style>
    <style:style style:name="ce37" style:family="table-cell" style:parent-style-name="Default">
      <style:table-cell-properties fo:background-color="#cfe7f5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5"/>
        <table:table-column table:style-name="co6" table:default-cell-style-name="ce5"/>
        <table:table-column table:style-name="co7" table:default-cell-style-name="ce2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Default" table:number-columns-repeated="6"/>
          <table:table-cell/>
          <table:table-cell table:style-name="ce7" office:value-type="string" calcext:value-type="string" table:number-columns-spanned="4" table:number-rows-spanned="1">
            <text:p>1x MAV</text:p>
          </table:table-cell>
          <table:covered-table-cell table:number-columns-repeated="3" table:style-name="ce8"/>
          <table:table-cell table:style-name="ce13"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Original Firefly</text:p>
          </table:table-cell>
          <table:covered-table-cell table:number-columns-repeated="2"/>
          <table:covered-table-cell table:number-columns-repeated="2" table:style-name="ce2"/>
          <table:covered-table-cell/>
          <table:table-cell/>
          <table:table-cell table:style-name="ce8" office:value-type="string" calcext:value-type="string">
            <text:p>Ixx</text:p>
          </table:table-cell>
          <table:table-cell table:style-name="ce8" office:value-type="string" calcext:value-type="string">
            <text:p>Iyy</text:p>
          </table:table-cell>
          <table:table-cell table:style-name="ce8" office:value-type="string" calcext:value-type="string">
            <text:p>Izz</text:p>
          </table:table-cell>
          <table:table-cell table:style-name="ce8" office:value-type="string" calcext:value-type="string">
            <text:p>Mass</text:p>
          </table:table-cell>
          <table:table-cell table:style-name="ce13" table:number-columns-repeated="6"/>
        </table:table-row>
        <table:table-row table:style-name="ro1">
          <table:table-cell table:number-columns-repeated="3"/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rm_length</text:p>
          </table:table-cell>
          <table:table-cell table:style-name="ce4" office:value-type="string" calcext:value-type="string">
            <text:p>rotor_force_constant</text:p>
          </table:table-cell>
          <table:table-cell table:style-name="ce4" office:value-type="string" calcext:value-type="string">
            <text:p>rotor_moment_constant</text:p>
          </table:table-cell>
          <table:table-cell table:style-name="ce3" office:value-type="string" calcext:value-type="string">
            <text:p>direction</text:p>
          </table:table-cell>
          <table:table-cell/>
          <table:table-cell table:style-name="ce9" office:value-type="float" office:value="0.0347563" calcext:value-type="float">
            <text:p>0.0347563</text:p>
          </table:table-cell>
          <table:table-cell table:style-name="ce9" office:value-type="float" office:value="0.0458929" calcext:value-type="float">
            <text:p>0.0458929</text:p>
          </table:table-cell>
          <table:table-cell table:style-name="ce9" office:value-type="float" office:value="0.0977" calcext:value-type="float">
            <text:p>0.0977</text:p>
          </table:table-cell>
          <table:table-cell table:style-name="ce9" office:value-type="float" office:value="1.56779" calcext:value-type="float">
            <text:p>1.56779</text:p>
          </table:table-cell>
          <table:table-cell table:style-name="ce13" table:number-columns-repeated="6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2359877559" calcext:value-type="float">
            <text:p>0.523598775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4"/>
          <table:table-cell table:style-name="ce13"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57079632679" calcext:value-type="float">
            <text:p>1.570796326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0" table:number-columns-repeated="4"/>
          <table:table-cell table:style-name="ce13"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.61799387799" calcext:value-type="float">
            <text:p>2.61799387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0" table:number-columns-repeated="4"/>
          <table:table-cell table:style-name="ce13" table:number-columns-repeated="6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.61799387799" calcext:value-type="float">
            <text:p>-2.61799387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7" office:value-type="string" calcext:value-type="string" table:number-columns-spanned="4" table:number-rows-spanned="1">
            <text:p>Formation1</text:p>
          </table:table-cell>
          <table:covered-table-cell table:number-columns-repeated="3" table:style-name="ce8"/>
          <table:table-cell table:style-name="ce13"/>
          <table:table-cell table:style-name="ce7" office:value-type="string" calcext:value-type="string" table:number-columns-spanned="4" table:number-rows-spanned="1">
            <text:p>Formation1</text:p>
          </table:table-cell>
          <table:covered-table-cell table:number-columns-repeated="3" table:style-name="ce8"/>
          <table:table-cell table:style-name="ce1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1.57079632679" calcext:value-type="float">
            <text:p>-1.5707963268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Ixx</text:p>
          </table:table-cell>
          <table:table-cell table:style-name="ce8" office:value-type="string" calcext:value-type="string">
            <text:p>Iyy</text:p>
          </table:table-cell>
          <table:table-cell table:style-name="ce8" office:value-type="string" calcext:value-type="string">
            <text:p>Izz</text:p>
          </table:table-cell>
          <table:table-cell table:style-name="ce8" office:value-type="string" calcext:value-type="string">
            <text:p>Mass</text:p>
          </table:table-cell>
          <table:table-cell table:style-name="ce13"/>
          <table:table-cell table:style-name="ce8" office:value-type="string" calcext:value-type="string">
            <text:p>Ixx</text:p>
          </table:table-cell>
          <table:table-cell table:style-name="ce8" office:value-type="string" calcext:value-type="string">
            <text:p>Iyy</text:p>
          </table:table-cell>
          <table:table-cell table:style-name="ce8" office:value-type="string" calcext:value-type="string">
            <text:p>Izz</text:p>
          </table:table-cell>
          <table:table-cell table:style-name="ce8" office:value-type="string" calcext:value-type="string">
            <text:p>Mass</text:p>
          </table:table-cell>
          <table:table-cell table:style-name="ce1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-0.52359877559" calcext:value-type="float">
            <text:p>-0.5235987756</text:p>
          </table:table-cell>
          <table:table-cell office:value-type="float" office:value="0.215" calcext:value-type="float">
            <text:p>0.2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9" table:formula="of:=[.M4]*[.E14]*2" office:value-type="float" office:value="4.70337" calcext:value-type="float">
            <text:p>4.70337</text:p>
          </table:table-cell>
          <table:table-cell table:style-name="ce9" table:formula="of:=[.K4]*3" office:value-type="float" office:value="0.1376787" calcext:value-type="float">
            <text:p>0.1376787</text:p>
          </table:table-cell>
          <table:table-cell table:style-name="ce9" table:formula="of:=[.M4]*[.E14]*2" office:value-type="float" office:value="4.70337" calcext:value-type="float">
            <text:p>4.70337</text:p>
          </table:table-cell>
          <table:table-cell table:style-name="ce9" table:formula="of:=[.M4]*3" office:value-type="float" office:value="4.70337" calcext:value-type="float">
            <text:p>4.70337</text:p>
          </table:table-cell>
          <table:table-cell table:style-name="ce13"/>
          <table:table-cell table:style-name="ce9" table:formula="of:=[.J4]+0.75*[.M4]*2" office:value-type="float" office:value="2.3864413" calcext:value-type="float">
            <text:p>2.3864413</text:p>
          </table:table-cell>
          <table:table-cell table:style-name="ce9" table:formula="of:=[.K4]+0.75*[.M4]*2" office:value-type="float" office:value="2.3975779" calcext:value-type="float">
            <text:p>2.3975779</text:p>
          </table:table-cell>
          <table:table-cell table:style-name="ce9" table:formula="of:=[.L4]+0.75*[.M4]*4" office:value-type="float" office:value="4.80107" calcext:value-type="float">
            <text:p>4.80107</text:p>
          </table:table-cell>
          <table:table-cell table:style-name="ce9" table:formula="of:=2+[.M4]*4" office:value-type="float" office:value="8.27116" calcext:value-type="float">
            <text:p>8.27116</text:p>
          </table:table-cell>
          <table:table-cell table:style-name="ce13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/>
          <table:table-cell table:style-name="ce11" table:number-columns-repeated="4"/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AV_LOC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/>
          <table:table-cell table:style-name="ce6" table:number-columns-spanned="6" table:number-rows-spanned="1"/>
          <table:covered-table-cell table:style-name="Default"/>
          <table:covered-table-cell/>
          <table:covered-table-cell table:number-columns-repeated="3" table:style-name="ce11"/>
          <table:table-cell table:style-name="ce11"/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6"/>
          <table:table-cell/>
          <table:table-cell table:style-name="ce11"/>
          <table:table-cell table:style-name="ce12" office:value-type="string" calcext:value-type="string">
            <text:p><text:s text:c="2"/>'0': {angle: 0.52359877559, arm_length: 0.215, rotor_force_constant: 8.54858e-6, rotor_moment_constant: 1.6e-2, direction: 1.0}</text:p>
          </table:table-cell>
          <table:table-cell table:style-name="ce11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Formation-1: Firefly Line (3x MAV)</text:p>
          </table:table-cell>
          <table:covered-table-cell table:number-columns-repeated="2"/>
          <table:covered-table-cell table:number-columns-repeated="2" table:style-name="ce2"/>
          <table:covered-table-cell/>
          <table:table-cell table:number-columns-repeated="2"/>
          <table:table-cell office:value-type="string" calcext:value-type="string">
            <text:p>Generated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rm_length</text:p>
          </table:table-cell>
          <table:table-cell table:style-name="ce4" office:value-type="string" calcext:value-type="string">
            <text:p>rotor_force_constant</text:p>
          </table:table-cell>
          <table:table-cell table:style-name="ce4" office:value-type="string" calcext:value-type="string">
            <text:p>rotor_moment_constant</text:p>
          </table:table-cell>
          <table:table-cell table:style-name="ce3" office:value-type="string" calcext:value-type="string">
            <text:p>directio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Sheet2.D38]" office:value-type="float" office:value="0.52359877559" calcext:value-type="float">
            <text:p>0.5235987756</text:p>
          </table:table-cell>
          <table:table-cell table:formula="of:=[Sheet2.E38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38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19];&quot;@&quot;);&quot;': {angle: &quot;;TEXT([.D19];&quot;@&quot;);&quot;, arm_length: &quot;;TEXT([.E19];&quot;@&quot;);&quot;, rotor_force_constant: &quot;;TEXT([.F19];&quot;@&quot;);&quot;, rotor_moment_constant: &quot;;TEXT([.G19];&quot;@&quot;);&quot;, direction: &quot;;TEXT([.H19];&quot;@&quot;);&quot;.0}&quot;)" office:value-type="string" office:string-value="  '0': {angle: 0.52359877559, arm_length: 0.25, rotor_force_constant: 0.00000854858, rotor_moment_constant: 0.016, direction: 1.0}" calcext:value-type="string">
            <text:p><text:s text:c="2"/>'0': {angle: 0.52359877559, arm_length: 0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Sheet2.D39]" office:value-type="float" office:value="1.57079632679" calcext:value-type="float">
            <text:p>1.5707963268</text:p>
          </table:table-cell>
          <table:table-cell table:formula="of:=[Sheet2.E39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39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20];&quot;@&quot;);&quot;': {angle: &quot;;TEXT([.D20];&quot;@&quot;);&quot;, arm_length: &quot;;TEXT([.E20];&quot;@&quot;);&quot;, rotor_force_constant: &quot;;TEXT([.F20];&quot;@&quot;);&quot;, rotor_moment_constant: &quot;;TEXT([.G20];&quot;@&quot;);&quot;, direction: &quot;;TEXT([.H20];&quot;@&quot;);&quot;.0}&quot;)" office:value-type="string" office:string-value="  '1': {angle: 1.57079632679, arm_length: 0.25, rotor_force_constant: 0.00000854858, rotor_moment_constant: 0.016, direction: -1.0}" calcext:value-type="string">
            <text:p><text:s text:c="2"/>'1': {angle: 1.57079632679, arm_length: 0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Sheet2.D40]" office:value-type="float" office:value="2.61799387799" calcext:value-type="float">
            <text:p>2.617993878</text:p>
          </table:table-cell>
          <table:table-cell table:formula="of:=[Sheet2.E40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0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21];&quot;@&quot;);&quot;': {angle: &quot;;TEXT([.D21];&quot;@&quot;);&quot;, arm_length: &quot;;TEXT([.E21];&quot;@&quot;);&quot;, rotor_force_constant: &quot;;TEXT([.F21];&quot;@&quot;);&quot;, rotor_moment_constant: &quot;;TEXT([.G21];&quot;@&quot;);&quot;, direction: &quot;;TEXT([.H21];&quot;@&quot;);&quot;.0}&quot;)" office:value-type="string" office:string-value="  '2': {angle: 2.61799387799, arm_length: 0.25, rotor_force_constant: 0.00000854858, rotor_moment_constant: 0.016, direction: 1.0}" calcext:value-type="string">
            <text:p><text:s text:c="2"/>'2': {angle: 2.61799387799, arm_length: 0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Sheet2.D41]" office:value-type="float" office:value="-2.61799387799" calcext:value-type="float">
            <text:p>-2.617993878</text:p>
          </table:table-cell>
          <table:table-cell table:formula="of:=[Sheet2.E41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1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22];&quot;@&quot;);&quot;': {angle: &quot;;TEXT([.D22];&quot;@&quot;);&quot;, arm_length: &quot;;TEXT([.E22];&quot;@&quot;);&quot;, rotor_force_constant: &quot;;TEXT([.F22];&quot;@&quot;);&quot;, rotor_moment_constant: &quot;;TEXT([.G22];&quot;@&quot;);&quot;, direction: &quot;;TEXT([.H22];&quot;@&quot;);&quot;.0}&quot;)" office:value-type="string" office:string-value="  '3': {angle: -2.61799387799, arm_length: 0.25, rotor_force_constant: 0.00000854858, rotor_moment_constant: 0.016, direction: -1.0}" calcext:value-type="string">
            <text:p><text:s text:c="2"/>'3': {angle: -2.61799387799, arm_length: 0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Sheet2.D42]" office:value-type="float" office:value="-1.57079632679" calcext:value-type="float">
            <text:p>-1.5707963268</text:p>
          </table:table-cell>
          <table:table-cell table:formula="of:=[Sheet2.E42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2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23];&quot;@&quot;);&quot;': {angle: &quot;;TEXT([.D23];&quot;@&quot;);&quot;, arm_length: &quot;;TEXT([.E23];&quot;@&quot;);&quot;, rotor_force_constant: &quot;;TEXT([.F23];&quot;@&quot;);&quot;, rotor_moment_constant: &quot;;TEXT([.G23];&quot;@&quot;);&quot;, direction: &quot;;TEXT([.H23];&quot;@&quot;);&quot;.0}&quot;)" office:value-type="string" office:string-value="  '4': {angle: -1.57079632679, arm_length: 0.25, rotor_force_constant: 0.00000854858, rotor_moment_constant: 0.016, direction: 1.0}" calcext:value-type="string">
            <text:p><text:s text:c="2"/>'4': {angle: -1.57079632679, arm_length: 0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Sheet2.D43]" office:value-type="float" office:value="-0.52359877559" calcext:value-type="float">
            <text:p>-0.5235987756</text:p>
          </table:table-cell>
          <table:table-cell table:formula="of:=[Sheet2.E43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3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24];&quot;@&quot;);&quot;': {angle: &quot;;TEXT([.D24];&quot;@&quot;);&quot;, arm_length: &quot;;TEXT([.E24];&quot;@&quot;);&quot;, rotor_force_constant: &quot;;TEXT([.F24];&quot;@&quot;);&quot;, rotor_moment_constant: &quot;;TEXT([.G24];&quot;@&quot;);&quot;, direction: &quot;;TEXT([.H24];&quot;@&quot;);&quot;.0}&quot;)" office:value-type="string" office:string-value="  '5': {angle: -0.52359877559, arm_length: 0.25, rotor_force_constant: 0.00000854858, rotor_moment_constant: 0.016, direction: -1.0}" calcext:value-type="string">
            <text:p><text:s text:c="2"/>'5': {angle: -0.52359877559, arm_length: 0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Sheet2.D44]" office:value-type="float" office:value="1.43834172833208" calcext:value-type="float">
            <text:p>1.4383417283</text:p>
          </table:table-cell>
          <table:table-cell table:formula="of:=[Sheet2.E44]" office:value-type="float" office:value="1.63935963107386" calcext:value-type="float">
            <text:p>1.6393596311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4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25];&quot;@&quot;);&quot;': {angle: &quot;;TEXT([.D25];&quot;@&quot;);&quot;, arm_length: &quot;;TEXT([.E25];&quot;@&quot;);&quot;, rotor_force_constant: &quot;;TEXT([.F25];&quot;@&quot;);&quot;, rotor_moment_constant: &quot;;TEXT([.G25];&quot;@&quot;);&quot;, direction: &quot;;TEXT([.H25];&quot;@&quot;);&quot;.0}&quot;)" office:value-type="string" office:string-value="  '6': {angle: 1.43834172833208, arm_length: 1.63935963107386, rotor_force_constant: 0.00000854858, rotor_moment_constant: 0.016, direction: 1.0}" calcext:value-type="string">
            <text:p><text:s text:c="2"/>'6': {angle: 1.43834172833208, arm_length: 1.63935963107386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Sheet2.D45]" office:value-type="float" office:value="1.5707963267942" calcext:value-type="float">
            <text:p>1.5707963268</text:p>
          </table:table-cell>
          <table:table-cell table:formula="of:=[Sheet2.E45]" office:value-type="float" office:value="1.75" calcext:value-type="float">
            <text:p>1.7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5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26];&quot;@&quot;);&quot;': {angle: &quot;;TEXT([.D26];&quot;@&quot;);&quot;, arm_length: &quot;;TEXT([.E26];&quot;@&quot;);&quot;, rotor_force_constant: &quot;;TEXT([.F26];&quot;@&quot;);&quot;, rotor_moment_constant: &quot;;TEXT([.G26];&quot;@&quot;);&quot;, direction: &quot;;TEXT([.H26];&quot;@&quot;);&quot;.0}&quot;)" office:value-type="string" office:string-value="  '7': {angle: 1.5707963267942, arm_length: 1.75, rotor_force_constant: 0.00000854858, rotor_moment_constant: 0.016, direction: -1.0}" calcext:value-type="string">
            <text:p><text:s text:c="2"/>'7': {angle: 1.5707963267942, arm_length: 1.7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Sheet2.D46]" office:value-type="float" office:value="1.7032509252568" calcext:value-type="float">
            <text:p>1.7032509253</text:p>
          </table:table-cell>
          <table:table-cell table:formula="of:=[Sheet2.E46]" office:value-type="float" office:value="1.6393596310758" calcext:value-type="float">
            <text:p>1.6393596311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6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27];&quot;@&quot;);&quot;': {angle: &quot;;TEXT([.D27];&quot;@&quot;);&quot;, arm_length: &quot;;TEXT([.E27];&quot;@&quot;);&quot;, rotor_force_constant: &quot;;TEXT([.F27];&quot;@&quot;);&quot;, rotor_moment_constant: &quot;;TEXT([.G27];&quot;@&quot;);&quot;, direction: &quot;;TEXT([.H27];&quot;@&quot;);&quot;.0}&quot;)" office:value-type="string" office:string-value="  '8': {angle: 1.7032509252568, arm_length: 1.6393596310758, rotor_force_constant: 0.00000854858, rotor_moment_constant: 0.016, direction: 1.0}" calcext:value-type="string">
            <text:p><text:s text:c="2"/>'8': {angle: 1.7032509252568, arm_length: 1.6393596310758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Sheet2.D47]" office:value-type="float" office:value="1.7269731977733" calcext:value-type="float">
            <text:p>1.7269731978</text:p>
          </table:table-cell>
          <table:table-cell table:formula="of:=[Sheet2.E47]" office:value-type="float" office:value="1.39194109070716" calcext:value-type="float">
            <text:p>1.3919410907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7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28];&quot;@&quot;);&quot;': {angle: &quot;;TEXT([.D28];&quot;@&quot;);&quot;, arm_length: &quot;;TEXT([.E28];&quot;@&quot;);&quot;, rotor_force_constant: &quot;;TEXT([.F28];&quot;@&quot;);&quot;, rotor_moment_constant: &quot;;TEXT([.G28];&quot;@&quot;);&quot;, direction: &quot;;TEXT([.H28];&quot;@&quot;);&quot;.0}&quot;)" office:value-type="string" office:string-value="  '9': {angle: 1.7269731977733, arm_length: 1.39194109070716, rotor_force_constant: 0.00000854858, rotor_moment_constant: 0.016, direction: -1.0}" calcext:value-type="string">
            <text:p><text:s text:c="2"/>'9': {angle: 1.7269731977733, arm_length: 1.39194109070716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Sheet2.D48]" office:value-type="float" office:value="1.57079632679392" calcext:value-type="float">
            <text:p>1.5707963268</text:p>
          </table:table-cell>
          <table:table-cell table:formula="of:=[Sheet2.E48]" office:value-type="float" office:value="1.25" calcext:value-type="float">
            <text:p>1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8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29];&quot;@&quot;);&quot;': {angle: &quot;;TEXT([.D29];&quot;@&quot;);&quot;, arm_length: &quot;;TEXT([.E29];&quot;@&quot;);&quot;, rotor_force_constant: &quot;;TEXT([.F29];&quot;@&quot;);&quot;, rotor_moment_constant: &quot;;TEXT([.G29];&quot;@&quot;);&quot;, direction: &quot;;TEXT([.H29];&quot;@&quot;);&quot;.0}&quot;)" office:value-type="string" office:string-value="  '10': {angle: 1.57079632679392, arm_length: 1.25, rotor_force_constant: 0.00000854858, rotor_moment_constant: 0.016, direction: 1.0}" calcext:value-type="string">
            <text:p><text:s text:c="2"/>'10': {angle: 1.57079632679392, arm_length: 1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Sheet2.D49]" office:value-type="float" office:value="1.41461945581586" calcext:value-type="float">
            <text:p>1.4146194558</text:p>
          </table:table-cell>
          <table:table-cell table:formula="of:=[Sheet2.E49]" office:value-type="float" office:value="1.39194109070944" calcext:value-type="float">
            <text:p>1.3919410907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49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30];&quot;@&quot;);&quot;': {angle: &quot;;TEXT([.D30];&quot;@&quot;);&quot;, arm_length: &quot;;TEXT([.E30];&quot;@&quot;);&quot;, rotor_force_constant: &quot;;TEXT([.F30];&quot;@&quot;);&quot;, rotor_moment_constant: &quot;;TEXT([.G30];&quot;@&quot;);&quot;, direction: &quot;;TEXT([.H30];&quot;@&quot;);&quot;.0}&quot;)" office:value-type="string" office:string-value="  '11': {angle: 1.41461945581586, arm_length: 1.39194109070944, rotor_force_constant: 0.00000854858, rotor_moment_constant: 0.016, direction: -1.0}" calcext:value-type="string">
            <text:p><text:s text:c="2"/>'11': {angle: 1.41461945581586, arm_length: 1.39194109070944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Sheet2.D50]" office:value-type="float" office:value="-1.41461945581586" calcext:value-type="float">
            <text:p>-1.4146194558</text:p>
          </table:table-cell>
          <table:table-cell table:formula="of:=[Sheet2.E50]" office:value-type="float" office:value="1.39194109070944" calcext:value-type="float">
            <text:p>1.3919410907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50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31];&quot;@&quot;);&quot;': {angle: &quot;;TEXT([.D31];&quot;@&quot;);&quot;, arm_length: &quot;;TEXT([.E31];&quot;@&quot;);&quot;, rotor_force_constant: &quot;;TEXT([.F31];&quot;@&quot;);&quot;, rotor_moment_constant: &quot;;TEXT([.G31];&quot;@&quot;);&quot;, direction: &quot;;TEXT([.H31];&quot;@&quot;);&quot;.0}&quot;)" office:value-type="string" office:string-value="  '12': {angle: -1.41461945581586, arm_length: 1.39194109070944, rotor_force_constant: 0.00000854858, rotor_moment_constant: 0.016, direction: 1.0}" calcext:value-type="string">
            <text:p><text:s text:c="2"/>'12': {angle: -1.41461945581586, arm_length: 1.39194109070944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Sheet2.D51]" office:value-type="float" office:value="-1.57079632679392" calcext:value-type="float">
            <text:p>-1.5707963268</text:p>
          </table:table-cell>
          <table:table-cell table:formula="of:=[Sheet2.E51]" office:value-type="float" office:value="1.25" calcext:value-type="float">
            <text:p>1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51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32];&quot;@&quot;);&quot;': {angle: &quot;;TEXT([.D32];&quot;@&quot;);&quot;, arm_length: &quot;;TEXT([.E32];&quot;@&quot;);&quot;, rotor_force_constant: &quot;;TEXT([.F32];&quot;@&quot;);&quot;, rotor_moment_constant: &quot;;TEXT([.G32];&quot;@&quot;);&quot;, direction: &quot;;TEXT([.H32];&quot;@&quot;);&quot;.0}&quot;)" office:value-type="string" office:string-value="  '13': {angle: -1.57079632679392, arm_length: 1.25, rotor_force_constant: 0.00000854858, rotor_moment_constant: 0.016, direction: -1.0}" calcext:value-type="string">
            <text:p><text:s text:c="2"/>'13': {angle: -1.57079632679392, arm_length: 1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Sheet2.D52]" office:value-type="float" office:value="-1.7269731977733" calcext:value-type="float">
            <text:p>-1.7269731978</text:p>
          </table:table-cell>
          <table:table-cell table:formula="of:=[Sheet2.E52]" office:value-type="float" office:value="1.39194109070716" calcext:value-type="float">
            <text:p>1.3919410907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52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33];&quot;@&quot;);&quot;': {angle: &quot;;TEXT([.D33];&quot;@&quot;);&quot;, arm_length: &quot;;TEXT([.E33];&quot;@&quot;);&quot;, rotor_force_constant: &quot;;TEXT([.F33];&quot;@&quot;);&quot;, rotor_moment_constant: &quot;;TEXT([.G33];&quot;@&quot;);&quot;, direction: &quot;;TEXT([.H33];&quot;@&quot;);&quot;.0}&quot;)" office:value-type="string" office:string-value="  '14': {angle: -1.7269731977733, arm_length: 1.39194109070716, rotor_force_constant: 0.00000854858, rotor_moment_constant: 0.016, direction: 1.0}" calcext:value-type="string">
            <text:p><text:s text:c="2"/>'14': {angle: -1.7269731977733, arm_length: 1.39194109070716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Sheet2.D53]" office:value-type="float" office:value="-1.7032509252568" calcext:value-type="float">
            <text:p>-1.7032509253</text:p>
          </table:table-cell>
          <table:table-cell table:formula="of:=[Sheet2.E53]" office:value-type="float" office:value="1.6393596310758" calcext:value-type="float">
            <text:p>1.6393596311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53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34];&quot;@&quot;);&quot;': {angle: &quot;;TEXT([.D34];&quot;@&quot;);&quot;, arm_length: &quot;;TEXT([.E34];&quot;@&quot;);&quot;, rotor_force_constant: &quot;;TEXT([.F34];&quot;@&quot;);&quot;, rotor_moment_constant: &quot;;TEXT([.G34];&quot;@&quot;);&quot;, direction: &quot;;TEXT([.H34];&quot;@&quot;);&quot;.0}&quot;)" office:value-type="string" office:string-value="  '15': {angle: -1.7032509252568, arm_length: 1.6393596310758, rotor_force_constant: 0.00000854858, rotor_moment_constant: 0.016, direction: -1.0}" calcext:value-type="string">
            <text:p><text:s text:c="2"/>'15': {angle: -1.7032509252568, arm_length: 1.6393596310758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Sheet2.D54]" office:value-type="float" office:value="-1.5707963267942" calcext:value-type="float">
            <text:p>-1.5707963268</text:p>
          </table:table-cell>
          <table:table-cell table:formula="of:=[Sheet2.E54]" office:value-type="float" office:value="1.75" calcext:value-type="float">
            <text:p>1.7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54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35];&quot;@&quot;);&quot;': {angle: &quot;;TEXT([.D35];&quot;@&quot;);&quot;, arm_length: &quot;;TEXT([.E35];&quot;@&quot;);&quot;, rotor_force_constant: &quot;;TEXT([.F35];&quot;@&quot;);&quot;, rotor_moment_constant: &quot;;TEXT([.G35];&quot;@&quot;);&quot;, direction: &quot;;TEXT([.H35];&quot;@&quot;);&quot;.0}&quot;)" office:value-type="string" office:string-value="  '16': {angle: -1.5707963267942, arm_length: 1.75, rotor_force_constant: 0.00000854858, rotor_moment_constant: 0.016, direction: 1.0}" calcext:value-type="string">
            <text:p><text:s text:c="2"/>'16': {angle: -1.5707963267942, arm_length: 1.7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Sheet2.D55]" office:value-type="float" office:value="-1.43834172833208" calcext:value-type="float">
            <text:p>-1.4383417283</text:p>
          </table:table-cell>
          <table:table-cell table:formula="of:=[Sheet2.E55]" office:value-type="float" office:value="1.63935963107386" calcext:value-type="float">
            <text:p>1.6393596311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2.C55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36];&quot;@&quot;);&quot;': {angle: &quot;;TEXT([.D36];&quot;@&quot;);&quot;, arm_length: &quot;;TEXT([.E36];&quot;@&quot;);&quot;, rotor_force_constant: &quot;;TEXT([.F36];&quot;@&quot;);&quot;, rotor_moment_constant: &quot;;TEXT([.G36];&quot;@&quot;);&quot;, direction: &quot;;TEXT([.H36];&quot;@&quot;);&quot;.0}&quot;)" office:value-type="string" office:string-value="  '17': {angle: -1.43834172833208, arm_length: 1.63935963107386, rotor_force_constant: 0.00000854858, rotor_moment_constant: 0.016, direction: -1.0}" calcext:value-type="string">
            <text:p><text:s text:c="2"/>'17': {angle: -1.43834172833208, arm_length: 1.63935963107386, rotor_force_constant: 0.00000854858, rotor_moment_constant: 0.016, direction: -1.0}</text:p>
          </table:table-cell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 table:number-columns-repeated="6"/>
          <table:table-cell table:number-columns-repeated="11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Formation-4: Firefly Line (5x MAV)</text:p>
          </table:table-cell>
          <table:covered-table-cell table:number-columns-repeated="2"/>
          <table:covered-table-cell table:number-columns-repeated="2" table:style-name="ce2"/>
          <table:covered-table-cell/>
          <table:table-cell table:number-columns-repeated="11"/>
        </table:table-row>
        <table:table-row table:style-name="ro1">
          <table:table-cell table:number-columns-repeated="3"/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arm_length</text:p>
          </table:table-cell>
          <table:table-cell table:style-name="ce4" office:value-type="string" calcext:value-type="string">
            <text:p>rotor_force_constant</text:p>
          </table:table-cell>
          <table:table-cell table:style-name="ce4" office:value-type="string" calcext:value-type="string">
            <text:p>rotor_moment_constant</text:p>
          </table:table-cell>
          <table:table-cell table:style-name="ce3" office:value-type="string" calcext:value-type="string">
            <text:p>direction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formula="of:=[Sheet3.D47]" office:value-type="float" office:value="0.52359877559" calcext:value-type="float">
            <text:p>0.5235987756</text:p>
          </table:table-cell>
          <table:table-cell table:formula="of:=[Sheet3.E47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47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42];&quot;@&quot;);&quot;': {angle: &quot;;TEXT([.D42];&quot;@&quot;);&quot;, arm_length: &quot;;TEXT([.E42];&quot;@&quot;);&quot;, rotor_force_constant: &quot;;TEXT([.F42];&quot;@&quot;);&quot;, rotor_moment_constant: &quot;;TEXT([.G42];&quot;@&quot;);&quot;, direction: &quot;;TEXT([.H42];&quot;@&quot;);&quot;.0}&quot;)" office:value-type="string" office:string-value="  '0': {angle: 0.52359877559, arm_length: 0.25, rotor_force_constant: 0.00000854858, rotor_moment_constant: 0.016, direction: 1.0}" calcext:value-type="string">
            <text:p><text:s text:c="2"/>'0': {angle: 0.52359877559, arm_length: 0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formula="of:=[Sheet3.D48]" office:value-type="float" office:value="1.57079632679" calcext:value-type="float">
            <text:p>1.5707963268</text:p>
          </table:table-cell>
          <table:table-cell table:formula="of:=[Sheet3.E48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48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43];&quot;@&quot;);&quot;': {angle: &quot;;TEXT([.D43];&quot;@&quot;);&quot;, arm_length: &quot;;TEXT([.E43];&quot;@&quot;);&quot;, rotor_force_constant: &quot;;TEXT([.F43];&quot;@&quot;);&quot;, rotor_moment_constant: &quot;;TEXT([.G43];&quot;@&quot;);&quot;, direction: &quot;;TEXT([.H43];&quot;@&quot;);&quot;.0}&quot;)" office:value-type="string" office:string-value="  '1': {angle: 1.57079632679, arm_length: 0.25, rotor_force_constant: 0.00000854858, rotor_moment_constant: 0.016, direction: -1.0}" calcext:value-type="string">
            <text:p><text:s text:c="2"/>'1': {angle: 1.57079632679, arm_length: 0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formula="of:=[Sheet3.D49]" office:value-type="float" office:value="2.61799387799" calcext:value-type="float">
            <text:p>2.617993878</text:p>
          </table:table-cell>
          <table:table-cell table:formula="of:=[Sheet3.E49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49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44];&quot;@&quot;);&quot;': {angle: &quot;;TEXT([.D44];&quot;@&quot;);&quot;, arm_length: &quot;;TEXT([.E44];&quot;@&quot;);&quot;, rotor_force_constant: &quot;;TEXT([.F44];&quot;@&quot;);&quot;, rotor_moment_constant: &quot;;TEXT([.G44];&quot;@&quot;);&quot;, direction: &quot;;TEXT([.H44];&quot;@&quot;);&quot;.0}&quot;)" office:value-type="string" office:string-value="  '2': {angle: 2.61799387799, arm_length: 0.25, rotor_force_constant: 0.00000854858, rotor_moment_constant: 0.016, direction: 1.0}" calcext:value-type="string">
            <text:p><text:s text:c="2"/>'2': {angle: 2.61799387799, arm_length: 0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table:formula="of:=[Sheet3.D50]" office:value-type="float" office:value="-2.61799387799" calcext:value-type="float">
            <text:p>-2.617993878</text:p>
          </table:table-cell>
          <table:table-cell table:formula="of:=[Sheet3.E50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0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45];&quot;@&quot;);&quot;': {angle: &quot;;TEXT([.D45];&quot;@&quot;);&quot;, arm_length: &quot;;TEXT([.E45];&quot;@&quot;);&quot;, rotor_force_constant: &quot;;TEXT([.F45];&quot;@&quot;);&quot;, rotor_moment_constant: &quot;;TEXT([.G45];&quot;@&quot;);&quot;, direction: &quot;;TEXT([.H45];&quot;@&quot;);&quot;.0}&quot;)" office:value-type="string" office:string-value="  '3': {angle: -2.61799387799, arm_length: 0.25, rotor_force_constant: 0.00000854858, rotor_moment_constant: 0.016, direction: -1.0}" calcext:value-type="string">
            <text:p><text:s text:c="2"/>'3': {angle: -2.61799387799, arm_length: 0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formula="of:=[Sheet3.D51]" office:value-type="float" office:value="-1.57079632679" calcext:value-type="float">
            <text:p>-1.5707963268</text:p>
          </table:table-cell>
          <table:table-cell table:formula="of:=[Sheet3.E51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1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46];&quot;@&quot;);&quot;': {angle: &quot;;TEXT([.D46];&quot;@&quot;);&quot;, arm_length: &quot;;TEXT([.E46];&quot;@&quot;);&quot;, rotor_force_constant: &quot;;TEXT([.F46];&quot;@&quot;);&quot;, rotor_moment_constant: &quot;;TEXT([.G46];&quot;@&quot;);&quot;, direction: &quot;;TEXT([.H46];&quot;@&quot;);&quot;.0}&quot;)" office:value-type="string" office:string-value="  '4': {angle: -1.57079632679, arm_length: 0.25, rotor_force_constant: 0.00000854858, rotor_moment_constant: 0.016, direction: 1.0}" calcext:value-type="string">
            <text:p><text:s text:c="2"/>'4': {angle: -1.57079632679, arm_length: 0.2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table:formula="of:=[Sheet3.D52]" office:value-type="float" office:value="-0.52359877559" calcext:value-type="float">
            <text:p>-0.5235987756</text:p>
          </table:table-cell>
          <table:table-cell table:formula="of:=[Sheet3.E52]" office:value-type="float" office:value="0.25" calcext:value-type="float">
            <text:p>0.2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2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47];&quot;@&quot;);&quot;': {angle: &quot;;TEXT([.D47];&quot;@&quot;);&quot;, arm_length: &quot;;TEXT([.E47];&quot;@&quot;);&quot;, rotor_force_constant: &quot;;TEXT([.F47];&quot;@&quot;);&quot;, rotor_moment_constant: &quot;;TEXT([.G47];&quot;@&quot;);&quot;, direction: &quot;;TEXT([.H47];&quot;@&quot;);&quot;.0}&quot;)" office:value-type="string" office:string-value="  '5': {angle: -0.52359877559, arm_length: 0.25, rotor_force_constant: 0.00000854858, rotor_moment_constant: 0.016, direction: -1.0}" calcext:value-type="string">
            <text:p><text:s text:c="2"/>'5': {angle: -0.52359877559, arm_length: 0.2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formula="of:=[Sheet3.D53]" office:value-type="float" office:value="0.128617846725948" calcext:value-type="float">
            <text:p>0.1286178467</text:p>
          </table:table-cell>
          <table:table-cell table:formula="of:=[Sheet3.E53]" office:value-type="float" office:value="0.97455606633006" calcext:value-type="float">
            <text:p>0.9745560663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3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48];&quot;@&quot;);&quot;': {angle: &quot;;TEXT([.D48];&quot;@&quot;);&quot;, arm_length: &quot;;TEXT([.E48];&quot;@&quot;);&quot;, rotor_force_constant: &quot;;TEXT([.F48];&quot;@&quot;);&quot;, rotor_moment_constant: &quot;;TEXT([.G48];&quot;@&quot;);&quot;, direction: &quot;;TEXT([.H48];&quot;@&quot;);&quot;.0}&quot;)" office:value-type="string" office:string-value="  '6': {angle: 0.128617846725948, arm_length: 0.97455606633006, rotor_force_constant: 0.00000854858, rotor_moment_constant: 0.016, direction: 1.0}" calcext:value-type="string">
            <text:p><text:s text:c="2"/>'6': {angle: 0.128617846725948, arm_length: 0.97455606633006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formula="of:=[Sheet3.D54]" office:value-type="float" office:value="0.321750554396153" calcext:value-type="float">
            <text:p>0.3217505544</text:p>
          </table:table-cell>
          <table:table-cell table:formula="of:=[Sheet3.E54]" office:value-type="float" office:value="0.790569415043256" calcext:value-type="float">
            <text:p>0.7905694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4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49];&quot;@&quot;);&quot;': {angle: &quot;;TEXT([.D49];&quot;@&quot;);&quot;, arm_length: &quot;;TEXT([.E49];&quot;@&quot;);&quot;, rotor_force_constant: &quot;;TEXT([.F49];&quot;@&quot;);&quot;, rotor_moment_constant: &quot;;TEXT([.G49];&quot;@&quot;);&quot;, direction: &quot;;TEXT([.H49];&quot;@&quot;);&quot;.0}&quot;)" office:value-type="string" office:string-value="  '7': {angle: 0.321750554396153, arm_length: 0.790569415043256, rotor_force_constant: 0.00000854858, rotor_moment_constant: 0.016, direction: -1.0}" calcext:value-type="string">
            <text:p><text:s text:c="2"/>'7': {angle: 0.321750554396153, arm_length: 0.790569415043256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formula="of:=[Sheet3.D55]" office:value-type="float" office:value="0.230152823543156" calcext:value-type="float">
            <text:p>0.2301528235</text:p>
          </table:table-cell>
          <table:table-cell table:formula="of:=[Sheet3.E55]" office:value-type="float" office:value="0.547942034873321" calcext:value-type="float">
            <text:p>0.547942034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5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50];&quot;@&quot;);&quot;': {angle: &quot;;TEXT([.D50];&quot;@&quot;);&quot;, arm_length: &quot;;TEXT([.E50];&quot;@&quot;);&quot;, rotor_force_constant: &quot;;TEXT([.F50];&quot;@&quot;);&quot;, rotor_moment_constant: &quot;;TEXT([.G50];&quot;@&quot;);&quot;, direction: &quot;;TEXT([.H50];&quot;@&quot;);&quot;.0}&quot;)" office:value-type="string" office:string-value="  '8': {angle: 0.230152823543156, arm_length: 0.547942034873321, rotor_force_constant: 0.00000854858, rotor_moment_constant: 0.016, direction: 1.0}" calcext:value-type="string">
            <text:p><text:s text:c="2"/>'8': {angle: 0.230152823543156, arm_length: 0.547942034873321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formula="of:=[Sheet3.D56]" office:value-type="float" office:value="-0.230152823543156" calcext:value-type="float">
            <text:p>-0.2301528235</text:p>
          </table:table-cell>
          <table:table-cell table:formula="of:=[Sheet3.E56]" office:value-type="float" office:value="0.547942034873321" calcext:value-type="float">
            <text:p>0.547942034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6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51];&quot;@&quot;);&quot;': {angle: &quot;;TEXT([.D51];&quot;@&quot;);&quot;, arm_length: &quot;;TEXT([.E51];&quot;@&quot;);&quot;, rotor_force_constant: &quot;;TEXT([.F51];&quot;@&quot;);&quot;, rotor_moment_constant: &quot;;TEXT([.G51];&quot;@&quot;);&quot;, direction: &quot;;TEXT([.H51];&quot;@&quot;);&quot;.0}&quot;)" office:value-type="string" office:string-value="  '9': {angle: -0.230152823543156, arm_length: 0.547942034873321, rotor_force_constant: 0.00000854858, rotor_moment_constant: 0.016, direction: -1.0}" calcext:value-type="string">
            <text:p><text:s text:c="2"/>'9': {angle: -0.230152823543156, arm_length: 0.547942034873321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formula="of:=[Sheet3.D57]" office:value-type="float" office:value="-0.321750554396153" calcext:value-type="float">
            <text:p>-0.3217505544</text:p>
          </table:table-cell>
          <table:table-cell table:formula="of:=[Sheet3.E57]" office:value-type="float" office:value="0.790569415043256" calcext:value-type="float">
            <text:p>0.7905694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7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52];&quot;@&quot;);&quot;': {angle: &quot;;TEXT([.D52];&quot;@&quot;);&quot;, arm_length: &quot;;TEXT([.E52];&quot;@&quot;);&quot;, rotor_force_constant: &quot;;TEXT([.F52];&quot;@&quot;);&quot;, rotor_moment_constant: &quot;;TEXT([.G52];&quot;@&quot;);&quot;, direction: &quot;;TEXT([.H52];&quot;@&quot;);&quot;.0}&quot;)" office:value-type="string" office:string-value="  '10': {angle: -0.321750554396153, arm_length: 0.790569415043256, rotor_force_constant: 0.00000854858, rotor_moment_constant: 0.016, direction: 1.0}" calcext:value-type="string">
            <text:p><text:s text:c="2"/>'10': {angle: -0.321750554396153, arm_length: 0.790569415043256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formula="of:=[Sheet3.D58]" office:value-type="float" office:value="-0.128617846725948" calcext:value-type="float">
            <text:p>-0.1286178467</text:p>
          </table:table-cell>
          <table:table-cell table:formula="of:=[Sheet3.E58]" office:value-type="float" office:value="0.97455606633006" calcext:value-type="float">
            <text:p>0.9745560663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8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53];&quot;@&quot;);&quot;': {angle: &quot;;TEXT([.D53];&quot;@&quot;);&quot;, arm_length: &quot;;TEXT([.E53];&quot;@&quot;);&quot;, rotor_force_constant: &quot;;TEXT([.F53];&quot;@&quot;);&quot;, rotor_moment_constant: &quot;;TEXT([.G53];&quot;@&quot;);&quot;, direction: &quot;;TEXT([.H53];&quot;@&quot;);&quot;.0}&quot;)" office:value-type="string" office:string-value="  '11': {angle: -0.128617846725948, arm_length: 0.97455606633006, rotor_force_constant: 0.00000854858, rotor_moment_constant: 0.016, direction: -1.0}" calcext:value-type="string">
            <text:p><text:s text:c="2"/>'11': {angle: -0.128617846725948, arm_length: 0.97455606633006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formula="of:=[Sheet3.D59]" office:value-type="float" office:value="1.32823245269782" calcext:value-type="float">
            <text:p>1.3282324527</text:p>
          </table:table-cell>
          <table:table-cell table:formula="of:=[Sheet3.E59]" office:value-type="float" office:value="0.901387818864502" calcext:value-type="float">
            <text:p>0.901387818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59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54];&quot;@&quot;);&quot;': {angle: &quot;;TEXT([.D54];&quot;@&quot;);&quot;, arm_length: &quot;;TEXT([.E54];&quot;@&quot;);&quot;, rotor_force_constant: &quot;;TEXT([.F54];&quot;@&quot;);&quot;, rotor_moment_constant: &quot;;TEXT([.G54];&quot;@&quot;);&quot;, direction: &quot;;TEXT([.H54];&quot;@&quot;);&quot;.0}&quot;)" office:value-type="string" office:string-value="  '12': {angle: 1.32823245269782, arm_length: 0.901387818864502, rotor_force_constant: 0.00000854858, rotor_moment_constant: 0.016, direction: 1.0}" calcext:value-type="string">
            <text:p><text:s text:c="2"/>'12': {angle: 1.32823245269782, arm_length: 0.901387818864502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formula="of:=[Sheet3.D60]" office:value-type="float" office:value="1.57079632679367" calcext:value-type="float">
            <text:p>1.5707963268</text:p>
          </table:table-cell>
          <table:table-cell table:formula="of:=[Sheet3.E60]" office:value-type="float" office:value="1" calcext:value-type="float">
            <text:p>1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0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55];&quot;@&quot;);&quot;': {angle: &quot;;TEXT([.D55];&quot;@&quot;);&quot;, arm_length: &quot;;TEXT([.E55];&quot;@&quot;);&quot;, rotor_force_constant: &quot;;TEXT([.F55];&quot;@&quot;);&quot;, rotor_moment_constant: &quot;;TEXT([.G55];&quot;@&quot;);&quot;, direction: &quot;;TEXT([.H55];&quot;@&quot;);&quot;.0}&quot;)" office:value-type="string" office:string-value="  '13': {angle: 1.57079632679367, arm_length: 1, rotor_force_constant: 0.00000854858, rotor_moment_constant: 0.016, direction: -1.0}" calcext:value-type="string">
            <text:p><text:s text:c="2"/>'13': {angle: 1.57079632679367, arm_length: 1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formula="of:=[Sheet3.D61]" office:value-type="float" office:value="1.81336020089009" calcext:value-type="float">
            <text:p>1.8133602009</text:p>
          </table:table-cell>
          <table:table-cell table:formula="of:=[Sheet3.E61]" office:value-type="float" office:value="0.901387818866266" calcext:value-type="float">
            <text:p>0.901387818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1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56];&quot;@&quot;);&quot;': {angle: &quot;;TEXT([.D56];&quot;@&quot;);&quot;, arm_length: &quot;;TEXT([.E56];&quot;@&quot;);&quot;, rotor_force_constant: &quot;;TEXT([.F56];&quot;@&quot;);&quot;, rotor_moment_constant: &quot;;TEXT([.G56];&quot;@&quot;);&quot;, direction: &quot;;TEXT([.H56];&quot;@&quot;);&quot;.0}&quot;)" office:value-type="string" office:string-value="  '14': {angle: 1.81336020089009, arm_length: 0.901387818866266, rotor_force_constant: 0.00000854858, rotor_moment_constant: 0.016, direction: 1.0}" calcext:value-type="string">
            <text:p><text:s text:c="2"/>'14': {angle: 1.81336020089009, arm_length: 0.901387818866266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formula="of:=[Sheet3.D62]" office:value-type="float" office:value="1.90426949904662" calcext:value-type="float">
            <text:p>1.904269499</text:p>
          </table:table-cell>
          <table:table-cell table:formula="of:=[Sheet3.E62]" office:value-type="float" office:value="0.661437827765781" calcext:value-type="float">
            <text:p>0.6614378278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2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57];&quot;@&quot;);&quot;': {angle: &quot;;TEXT([.D57];&quot;@&quot;);&quot;, arm_length: &quot;;TEXT([.E57];&quot;@&quot;);&quot;, rotor_force_constant: &quot;;TEXT([.F57];&quot;@&quot;);&quot;, rotor_moment_constant: &quot;;TEXT([.G57];&quot;@&quot;);&quot;, direction: &quot;;TEXT([.H57];&quot;@&quot;);&quot;.0}&quot;)" office:value-type="string" office:string-value="  '15': {angle: 1.90426949904662, arm_length: 0.661437827765781, rotor_force_constant: 0.00000854858, rotor_moment_constant: 0.016, direction: -1.0}" calcext:value-type="string">
            <text:p><text:s text:c="2"/>'15': {angle: 1.90426949904662, arm_length: 0.661437827765781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formula="of:=[Sheet3.D63]" office:value-type="float" office:value="1.57079632679245" calcext:value-type="float">
            <text:p>1.5707963268</text:p>
          </table:table-cell>
          <table:table-cell table:formula="of:=[Sheet3.E63]" office:value-type="float" office:value="0.5" calcext:value-type="float">
            <text:p>0.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3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58];&quot;@&quot;);&quot;': {angle: &quot;;TEXT([.D58];&quot;@&quot;);&quot;, arm_length: &quot;;TEXT([.E58];&quot;@&quot;);&quot;, rotor_force_constant: &quot;;TEXT([.F58];&quot;@&quot;);&quot;, rotor_moment_constant: &quot;;TEXT([.G58];&quot;@&quot;);&quot;, direction: &quot;;TEXT([.H58];&quot;@&quot;);&quot;.0}&quot;)" office:value-type="string" office:string-value="  '16': {angle: 1.57079632679245, arm_length: 0.5, rotor_force_constant: 0.00000854858, rotor_moment_constant: 0.016, direction: 1.0}" calcext:value-type="string">
            <text:p><text:s text:c="2"/>'16': {angle: 1.57079632679245, arm_length: 0.5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formula="of:=[Sheet3.D64]" office:value-type="float" office:value="1.23732315454247" calcext:value-type="float">
            <text:p>1.2373231545</text:p>
          </table:table-cell>
          <table:table-cell table:formula="of:=[Sheet3.E64]" office:value-type="float" office:value="0.661437827768185" calcext:value-type="float">
            <text:p>0.6614378278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4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59];&quot;@&quot;);&quot;': {angle: &quot;;TEXT([.D59];&quot;@&quot;);&quot;, arm_length: &quot;;TEXT([.E59];&quot;@&quot;);&quot;, rotor_force_constant: &quot;;TEXT([.F59];&quot;@&quot;);&quot;, rotor_moment_constant: &quot;;TEXT([.G59];&quot;@&quot;);&quot;, direction: &quot;;TEXT([.H59];&quot;@&quot;);&quot;.0}&quot;)" office:value-type="string" office:string-value="  '17': {angle: 1.23732315454247, arm_length: 0.661437827768185, rotor_force_constant: 0.00000854858, rotor_moment_constant: 0.016, direction: -1.0}" calcext:value-type="string">
            <text:p><text:s text:c="2"/>'17': {angle: 1.23732315454247, arm_length: 0.661437827768185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formula="of:=[Sheet3.D65]" office:value-type="float" office:value="2.9114398300499" calcext:value-type="float">
            <text:p>2.91143983</text:p>
          </table:table-cell>
          <table:table-cell table:formula="of:=[Sheet3.E65]" office:value-type="float" office:value="0.547942034871646" calcext:value-type="float">
            <text:p>0.547942034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5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60];&quot;@&quot;);&quot;': {angle: &quot;;TEXT([.D60];&quot;@&quot;);&quot;, arm_length: &quot;;TEXT([.E60];&quot;@&quot;);&quot;, rotor_force_constant: &quot;;TEXT([.F60];&quot;@&quot;);&quot;, rotor_moment_constant: &quot;;TEXT([.G60];&quot;@&quot;);&quot;, direction: &quot;;TEXT([.H60];&quot;@&quot;);&quot;.0}&quot;)" office:value-type="string" office:string-value="  '18': {angle: 2.9114398300499, arm_length: 0.547942034871646, rotor_force_constant: 0.00000854858, rotor_moment_constant: 0.016, direction: 1.0}" calcext:value-type="string">
            <text:p><text:s text:c="2"/>'18': {angle: 2.9114398300499, arm_length: 0.547942034871646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formula="of:=[Sheet3.D66]" office:value-type="float" office:value="2.81984209919266" calcext:value-type="float">
            <text:p>2.8198420992</text:p>
          </table:table-cell>
          <table:table-cell table:formula="of:=[Sheet3.E66]" office:value-type="float" office:value="0.790569415040934" calcext:value-type="float">
            <text:p>0.7905694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6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61];&quot;@&quot;);&quot;': {angle: &quot;;TEXT([.D61];&quot;@&quot;);&quot;, arm_length: &quot;;TEXT([.E61];&quot;@&quot;);&quot;, rotor_force_constant: &quot;;TEXT([.F61];&quot;@&quot;);&quot;, rotor_moment_constant: &quot;;TEXT([.G61];&quot;@&quot;);&quot;, direction: &quot;;TEXT([.H61];&quot;@&quot;);&quot;.0}&quot;)" office:value-type="string" office:string-value="  '19': {angle: 2.81984209919266, arm_length: 0.790569415040934, rotor_force_constant: 0.00000854858, rotor_moment_constant: 0.016, direction: -1.0}" calcext:value-type="string">
            <text:p><text:s text:c="2"/>'19': {angle: 2.81984209919266, arm_length: 0.790569415040934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formula="of:=[Sheet3.D67]" office:value-type="float" office:value="3.01297480686153" calcext:value-type="float">
            <text:p>3.0129748069</text:p>
          </table:table-cell>
          <table:table-cell table:formula="of:=[Sheet3.E67]" office:value-type="float" office:value="0.974556066329118" calcext:value-type="float">
            <text:p>0.9745560663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7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62];&quot;@&quot;);&quot;': {angle: &quot;;TEXT([.D62];&quot;@&quot;);&quot;, arm_length: &quot;;TEXT([.E62];&quot;@&quot;);&quot;, rotor_force_constant: &quot;;TEXT([.F62];&quot;@&quot;);&quot;, rotor_moment_constant: &quot;;TEXT([.G62];&quot;@&quot;);&quot;, direction: &quot;;TEXT([.H62];&quot;@&quot;);&quot;.0}&quot;)" office:value-type="string" office:string-value="  '20': {angle: 3.01297480686153, arm_length: 0.974556066329118, rotor_force_constant: 0.00000854858, rotor_moment_constant: 0.016, direction: 1.0}" calcext:value-type="string">
            <text:p><text:s text:c="2"/>'20': {angle: 3.01297480686153, arm_length: 0.974556066329118, rotor_force_constant: 0.00000854858, rotor_moment_constant: 0.016, direction: 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formula="of:=[Sheet3.D68]" office:value-type="float" office:value="-3.01297480686153" calcext:value-type="float">
            <text:p>-3.0129748069</text:p>
          </table:table-cell>
          <table:table-cell table:formula="of:=[Sheet3.E68]" office:value-type="float" office:value="0.974556066329118" calcext:value-type="float">
            <text:p>0.9745560663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8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63];&quot;@&quot;);&quot;': {angle: &quot;;TEXT([.D63];&quot;@&quot;);&quot;, arm_length: &quot;;TEXT([.E63];&quot;@&quot;);&quot;, rotor_force_constant: &quot;;TEXT([.F63];&quot;@&quot;);&quot;, rotor_moment_constant: &quot;;TEXT([.G63];&quot;@&quot;);&quot;, direction: &quot;;TEXT([.H63];&quot;@&quot;);&quot;.0}&quot;)" office:value-type="string" office:string-value="  '21': {angle: -3.01297480686153, arm_length: 0.974556066329118, rotor_force_constant: 0.00000854858, rotor_moment_constant: 0.016, direction: -1.0}" calcext:value-type="string">
            <text:p><text:s text:c="2"/>'21': {angle: -3.01297480686153, arm_length: 0.974556066329118, rotor_force_constant: 0.00000854858, rotor_moment_constant: 0.016, direction: -1.0}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formula="of:=[Sheet3.D69]" office:value-type="float" office:value="-2.81984209919266" calcext:value-type="float">
            <text:p>-2.8198420992</text:p>
          </table:table-cell>
          <table:table-cell table:formula="of:=[Sheet3.E69]" office:value-type="float" office:value="0.790569415040933" calcext:value-type="float">
            <text:p>0.79056941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69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64];&quot;@&quot;);&quot;': {angle: &quot;;TEXT([.D64];&quot;@&quot;);&quot;, arm_length: &quot;;TEXT([.E64];&quot;@&quot;);&quot;, rotor_force_constant: &quot;;TEXT([.F64];&quot;@&quot;);&quot;, rotor_moment_constant: &quot;;TEXT([.G64];&quot;@&quot;);&quot;, direction: &quot;;TEXT([.H64];&quot;@&quot;);&quot;.0}&quot;)" office:value-type="string" office:string-value="  '22': {angle: -2.81984209919266, arm_length: 0.790569415040933, rotor_force_constant: 0.00000854858, rotor_moment_constant: 0.016, direction: 1.0}" calcext:value-type="string">
            <text:p><text:s text:c="2"/>'22': {angle: -2.81984209919266, arm_length: 0.790569415040933, rotor_force_constant: 0.00000854858, rotor_moment_constant: 0.016, direction: 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3" calcext:value-type="float">
            <text:p>23</text:p>
          </table:table-cell>
          <table:table-cell table:formula="of:=[Sheet3.D70]" office:value-type="float" office:value="-2.9114398300499" calcext:value-type="float">
            <text:p>-2.91143983</text:p>
          </table:table-cell>
          <table:table-cell table:formula="of:=[Sheet3.E70]" office:value-type="float" office:value="0.547942034871646" calcext:value-type="float">
            <text:p>0.547942034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0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65];&quot;@&quot;);&quot;': {angle: &quot;;TEXT([.D65];&quot;@&quot;);&quot;, arm_length: &quot;;TEXT([.E65];&quot;@&quot;);&quot;, rotor_force_constant: &quot;;TEXT([.F65];&quot;@&quot;);&quot;, rotor_moment_constant: &quot;;TEXT([.G65];&quot;@&quot;);&quot;, direction: &quot;;TEXT([.H65];&quot;@&quot;);&quot;.0}&quot;)" office:value-type="string" office:string-value="  '23': {angle: -2.9114398300499, arm_length: 0.547942034871646, rotor_force_constant: 0.00000854858, rotor_moment_constant: 0.016, direction: -1.0}" calcext:value-type="string">
            <text:p><text:s text:c="2"/>'23': {angle: -2.9114398300499, arm_length: 0.547942034871646, rotor_force_constant: 0.00000854858, rotor_moment_constant: 0.016, direction: -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4" calcext:value-type="float">
            <text:p>24</text:p>
          </table:table-cell>
          <table:table-cell table:formula="of:=[Sheet3.D71]" office:value-type="float" office:value="-1.23732315454247" calcext:value-type="float">
            <text:p>-1.2373231545</text:p>
          </table:table-cell>
          <table:table-cell table:formula="of:=[Sheet3.E71]" office:value-type="float" office:value="0.661437827768185" calcext:value-type="float">
            <text:p>0.6614378278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1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66];&quot;@&quot;);&quot;': {angle: &quot;;TEXT([.D66];&quot;@&quot;);&quot;, arm_length: &quot;;TEXT([.E66];&quot;@&quot;);&quot;, rotor_force_constant: &quot;;TEXT([.F66];&quot;@&quot;);&quot;, rotor_moment_constant: &quot;;TEXT([.G66];&quot;@&quot;);&quot;, direction: &quot;;TEXT([.H66];&quot;@&quot;);&quot;.0}&quot;)" office:value-type="string" office:string-value="  '24': {angle: -1.23732315454247, arm_length: 0.661437827768185, rotor_force_constant: 0.00000854858, rotor_moment_constant: 0.016, direction: 1.0}" calcext:value-type="string">
            <text:p><text:s text:c="2"/>'24': {angle: -1.23732315454247, arm_length: 0.661437827768185, rotor_force_constant: 0.00000854858, rotor_moment_constant: 0.016, direction: 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5" calcext:value-type="float">
            <text:p>25</text:p>
          </table:table-cell>
          <table:table-cell table:formula="of:=[Sheet3.D72]" office:value-type="float" office:value="-1.57079632679245" calcext:value-type="float">
            <text:p>-1.5707963268</text:p>
          </table:table-cell>
          <table:table-cell table:formula="of:=[Sheet3.E72]" office:value-type="float" office:value="0.5" calcext:value-type="float">
            <text:p>0.5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2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67];&quot;@&quot;);&quot;': {angle: &quot;;TEXT([.D67];&quot;@&quot;);&quot;, arm_length: &quot;;TEXT([.E67];&quot;@&quot;);&quot;, rotor_force_constant: &quot;;TEXT([.F67];&quot;@&quot;);&quot;, rotor_moment_constant: &quot;;TEXT([.G67];&quot;@&quot;);&quot;, direction: &quot;;TEXT([.H67];&quot;@&quot;);&quot;.0}&quot;)" office:value-type="string" office:string-value="  '25': {angle: -1.57079632679245, arm_length: 0.5, rotor_force_constant: 0.00000854858, rotor_moment_constant: 0.016, direction: -1.0}" calcext:value-type="string">
            <text:p><text:s text:c="2"/>'25': {angle: -1.57079632679245, arm_length: 0.5, rotor_force_constant: 0.00000854858, rotor_moment_constant: 0.016, direction: -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formula="of:=[Sheet3.D73]" office:value-type="float" office:value="-1.90426949904662" calcext:value-type="float">
            <text:p>-1.904269499</text:p>
          </table:table-cell>
          <table:table-cell table:formula="of:=[Sheet3.E73]" office:value-type="float" office:value="0.661437827765781" calcext:value-type="float">
            <text:p>0.6614378278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3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68];&quot;@&quot;);&quot;': {angle: &quot;;TEXT([.D68];&quot;@&quot;);&quot;, arm_length: &quot;;TEXT([.E68];&quot;@&quot;);&quot;, rotor_force_constant: &quot;;TEXT([.F68];&quot;@&quot;);&quot;, rotor_moment_constant: &quot;;TEXT([.G68];&quot;@&quot;);&quot;, direction: &quot;;TEXT([.H68];&quot;@&quot;);&quot;.0}&quot;)" office:value-type="string" office:string-value="  '26': {angle: -1.90426949904662, arm_length: 0.661437827765781, rotor_force_constant: 0.00000854858, rotor_moment_constant: 0.016, direction: 1.0}" calcext:value-type="string">
            <text:p><text:s text:c="2"/>'26': {angle: -1.90426949904662, arm_length: 0.661437827765781, rotor_force_constant: 0.00000854858, rotor_moment_constant: 0.016, direction: 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7" calcext:value-type="float">
            <text:p>27</text:p>
          </table:table-cell>
          <table:table-cell table:formula="of:=[Sheet3.D74]" office:value-type="float" office:value="-1.81336020089009" calcext:value-type="float">
            <text:p>-1.8133602009</text:p>
          </table:table-cell>
          <table:table-cell table:formula="of:=[Sheet3.E74]" office:value-type="float" office:value="0.901387818866267" calcext:value-type="float">
            <text:p>0.901387818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4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69];&quot;@&quot;);&quot;': {angle: &quot;;TEXT([.D69];&quot;@&quot;);&quot;, arm_length: &quot;;TEXT([.E69];&quot;@&quot;);&quot;, rotor_force_constant: &quot;;TEXT([.F69];&quot;@&quot;);&quot;, rotor_moment_constant: &quot;;TEXT([.G69];&quot;@&quot;);&quot;, direction: &quot;;TEXT([.H69];&quot;@&quot;);&quot;.0}&quot;)" office:value-type="string" office:string-value="  '27': {angle: -1.81336020089009, arm_length: 0.901387818866267, rotor_force_constant: 0.00000854858, rotor_moment_constant: 0.016, direction: -1.0}" calcext:value-type="string">
            <text:p><text:s text:c="2"/>'27': {angle: -1.81336020089009, arm_length: 0.901387818866267, rotor_force_constant: 0.00000854858, rotor_moment_constant: 0.016, direction: -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8" calcext:value-type="float">
            <text:p>28</text:p>
          </table:table-cell>
          <table:table-cell table:formula="of:=[Sheet3.D75]" office:value-type="float" office:value="-1.57079632679367" calcext:value-type="float">
            <text:p>-1.5707963268</text:p>
          </table:table-cell>
          <table:table-cell table:formula="of:=[Sheet3.E75]" office:value-type="float" office:value="1" calcext:value-type="float">
            <text:p>1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5]" office:value-type="float" office:value="1" calcext:value-type="float">
            <text:p>1</text:p>
          </table:table-cell>
          <table:table-cell table:number-columns-repeated="2"/>
          <table:table-cell table:formula="of:=CONCATENATE(&quot;  '&quot;;TEXT([.C70];&quot;@&quot;);&quot;': {angle: &quot;;TEXT([.D70];&quot;@&quot;);&quot;, arm_length: &quot;;TEXT([.E70];&quot;@&quot;);&quot;, rotor_force_constant: &quot;;TEXT([.F70];&quot;@&quot;);&quot;, rotor_moment_constant: &quot;;TEXT([.G70];&quot;@&quot;);&quot;, direction: &quot;;TEXT([.H70];&quot;@&quot;);&quot;.0}&quot;)" office:value-type="string" office:string-value="  '28': {angle: -1.57079632679367, arm_length: 1, rotor_force_constant: 0.00000854858, rotor_moment_constant: 0.016, direction: 1.0}" calcext:value-type="string">
            <text:p><text:s text:c="2"/>'28': {angle: -1.57079632679367, arm_length: 1, rotor_force_constant: 0.00000854858, rotor_moment_constant: 0.016, direction: 1.0}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float" office:value="29" calcext:value-type="float">
            <text:p>29</text:p>
          </table:table-cell>
          <table:table-cell table:formula="of:=[Sheet3.D76]" office:value-type="float" office:value="-1.32823245269782" calcext:value-type="float">
            <text:p>-1.3282324527</text:p>
          </table:table-cell>
          <table:table-cell table:formula="of:=[Sheet3.E76]" office:value-type="float" office:value="0.901387818864502" calcext:value-type="float">
            <text:p>0.9013878189</text:p>
          </table:table-cell>
          <table:table-cell office:value-type="float" office:value="0.00000854858" calcext:value-type="float">
            <text:p>8.55E-006</text:p>
          </table:table-cell>
          <table:table-cell office:value-type="float" office:value="0.016" calcext:value-type="float">
            <text:p>1.60E-002</text:p>
          </table:table-cell>
          <table:table-cell table:formula="of:=[Sheet3.C76]" office:value-type="float" office:value="-1" calcext:value-type="float">
            <text:p>-1</text:p>
          </table:table-cell>
          <table:table-cell table:number-columns-repeated="2"/>
          <table:table-cell table:formula="of:=CONCATENATE(&quot;  '&quot;;TEXT([.C71];&quot;@&quot;);&quot;': {angle: &quot;;TEXT([.D71];&quot;@&quot;);&quot;, arm_length: &quot;;TEXT([.E71];&quot;@&quot;);&quot;, rotor_force_constant: &quot;;TEXT([.F71];&quot;@&quot;);&quot;, rotor_moment_constant: &quot;;TEXT([.G71];&quot;@&quot;);&quot;, direction: &quot;;TEXT([.H71];&quot;@&quot;);&quot;.0}&quot;)" office:value-type="string" office:string-value="  '29': {angle: -1.32823245269782, arm_length: 0.901387818864502, rotor_force_constant: 0.00000854858, rotor_moment_constant: 0.016, direction: -1.0}" calcext:value-type="string">
            <text:p><text:s text:c="2"/>'29': {angle: -1.32823245269782, arm_length: 0.901387818864502, rotor_force_constant: 0.00000854858, rotor_moment_constant: 0.016, direction: -1.0}</text:p>
          </table:table-cell>
          <table:table-cell table:number-columns-repeated="8"/>
        </table:table-row>
      </table:table>
      <table:table table:name="Sheet2" table:style-name="ta1">
        <table:shapes>
          <draw:frame draw:z-index="0" draw:style-name="gr1" draw:text-style-name="P1" svg:width="2.4827in" svg:height="1.9185in" svg:x="11.0421in" svg:y="3.6303in">
            <draw:object draw:notify-on-update-of-ranges="Sheet2.F23:Sheet2.F28 Sheet2.G23:Sheet2.G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.6898in" svg:height="3.3335in" svg:x="8.774in" svg:y="0.2075in">
            <draw:object draw:notify-on-update-of-ranges="Sheet2.I11:Sheet2.I28 Sheet2.J11:Sheet2.J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.3594in" svg:height="1.9335in" svg:x="8.5445in" svg:y="3.6449in">
            <draw:object draw:notify-on-update-of-ranges="Sheet2.F17:Sheet2.F22 Sheet2.G17:Sheet2.G2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.4827in" svg:height="1.9185in" svg:x="6.0697in" svg:y="4.3185in">
            <draw:object draw:notify-on-update-of-ranges="Sheet2.F11:Sheet2.F16 Sheet2.G10:Sheet2.G10 Sheet2.G11:Sheet2.G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.6898in" svg:height="3.3335in" svg:x="8.4673in" svg:y="6.163in">
            <draw:object draw:notify-on-update-of-ranges="Sheet2.G38:Sheet2.G55 Sheet2.H38:Sheet2.H55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3" table:number-rows-repeated="2">
          <table:table-cell table:number-columns-repeated="13"/>
        </table:table-row>
        <table:table-row table:style-name="ro3">
          <table:table-cell/>
          <table:table-cell office:value-type="string" calcext:value-type="string">
            <text:p>MAV1_ARM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V2_ARM</text:p>
          </table:table-cell>
          <table:table-cell/>
          <table:table-cell office:value-type="float" office:value="1.5" calcext:value-type="float">
            <text:p>1.5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MAV3_ARM</text:p>
          </table:table-cell>
          <table:table-cell/>
          <table:table-cell office:value-type="float" office:value="-1.5" calcext:value-type="float">
            <text:p>-1.5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3">
          <table:table-cell/>
          <table:table-cell office:value-type="string" calcext:value-type="string">
            <text:p>ROT_ARM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3">
          <table:table-cell table:number-columns-repeated="2"/>
          <table:table-cell office:value-type="string" calcext:value-type="string">
            <text:p>Direc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 table:number-columns-spanned="2" table:number-rows-spanned="1">
            <text:p>Pos (MAV FoR)</text:p>
          </table:table-cell>
          <table:covered-table-cell/>
          <table:table-cell table:style-name="ce14" office:value-type="string" calcext:value-type="string" table:number-columns-spanned="3" table:number-rows-spanned="1">
            <text:p>Pos (Formation FoR)</text:p>
          </table:table-cell>
          <table:covered-table-cell table:number-columns-repeated="2"/>
          <table:table-cell table:number-columns-repeated="3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2359877559" calcext:value-type="float">
            <text:p>0.5235987756</text:p>
          </table:table-cell>
          <table:table-cell table:formula="of:=[.D7]" office:value-type="float" office:value="0.25" calcext:value-type="float">
            <text:p>0.25</text:p>
          </table:table-cell>
          <table:table-cell table:formula="of:=[.E11]*COS([.D11])" office:value-type="float" office:value="0.216506350947147" calcext:value-type="float">
            <text:p>0.2165063509</text:p>
          </table:table-cell>
          <table:table-cell table:formula="of:=[.E11]*SIN([.D11])" office:value-type="float" office:value="0.124999999998203" calcext:value-type="float">
            <text:p>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1]+[.$D$3]*COS([.H11])" office:value-type="float" office:value="0.216506350947147" calcext:value-type="float">
            <text:p>0.2165063509</text:p>
          </table:table-cell>
          <table:table-cell table:style-name="ce15" table:formula="of:=[.G11]+[.$D$3]*SIN([.H11])" office:value-type="float" office:value="0.124999999998203" calcext:value-type="float">
            <text:p>0.1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.57079632679" calcext:value-type="float">
            <text:p>1.5707963268</text:p>
          </table:table-cell>
          <table:table-cell table:formula="of:=[.E11]" office:value-type="float" office:value="0.25" calcext:value-type="float">
            <text:p>0.25</text:p>
          </table:table-cell>
          <table:table-cell table:formula="of:=[.E12]*COS([.D12])" office:value-type="float" office:value="0.00000000000122414721503669" calcext:value-type="float">
            <text:p>1.22414721503669E-012</text:p>
          </table:table-cell>
          <table:table-cell table:formula="of:=[.E12]*SIN([.D12])" office:value-type="float" office:value="0.25" calcext:value-type="float">
            <text:p>0.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2]+[.$D$3]*COS([.H12])" office:value-type="float" office:value="0.00000000000122414721503669" calcext:value-type="float">
            <text:p>1.22414721503669E-012</text:p>
          </table:table-cell>
          <table:table-cell table:style-name="ce15" table:formula="of:=[.G12]+[.$D$3]*SIN([.H12])" office:value-type="float" office:value="0.25" calcext:value-type="float">
            <text:p>0.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61799387799" calcext:value-type="float">
            <text:p>2.617993878</text:p>
          </table:table-cell>
          <table:table-cell table:formula="of:=[.E12]" office:value-type="float" office:value="0.25" calcext:value-type="float">
            <text:p>0.25</text:p>
          </table:table-cell>
          <table:table-cell table:formula="of:=[.E13]*COS([.D13])" office:value-type="float" office:value="-0.216506350945923" calcext:value-type="float">
            <text:p>-0.2165063509</text:p>
          </table:table-cell>
          <table:table-cell table:formula="of:=[.E13]*SIN([.D13])" office:value-type="float" office:value="0.125000000000324" calcext:value-type="float">
            <text:p>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3]+[.$D$3]*COS([.H13])" office:value-type="float" office:value="-0.216506350945923" calcext:value-type="float">
            <text:p>-0.2165063509</text:p>
          </table:table-cell>
          <table:table-cell table:style-name="ce15" table:formula="of:=[.G13]+[.$D$3]*SIN([.H13])" office:value-type="float" office:value="0.125000000000324" calcext:value-type="float">
            <text:p>0.1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.61799387799" calcext:value-type="float">
            <text:p>-2.617993878</text:p>
          </table:table-cell>
          <table:table-cell table:formula="of:=[.E13]" office:value-type="float" office:value="0.25" calcext:value-type="float">
            <text:p>0.25</text:p>
          </table:table-cell>
          <table:table-cell table:formula="of:=[.E14]*COS([.D14])" office:value-type="float" office:value="-0.216506350945923" calcext:value-type="float">
            <text:p>-0.2165063509</text:p>
          </table:table-cell>
          <table:table-cell table:formula="of:=[.E14]*SIN([.D14])" office:value-type="float" office:value="-0.125000000000324" calcext:value-type="float">
            <text:p>-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4]+[.$D$3]*COS([.H14])" office:value-type="float" office:value="-0.216506350945923" calcext:value-type="float">
            <text:p>-0.2165063509</text:p>
          </table:table-cell>
          <table:table-cell table:style-name="ce15" table:formula="of:=[.G14]+[.$D$3]*SIN([.H14])" office:value-type="float" office:value="-0.125000000000324" calcext:value-type="float">
            <text:p>-0.1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.57079632679" calcext:value-type="float">
            <text:p>-1.5707963268</text:p>
          </table:table-cell>
          <table:table-cell table:formula="of:=[.E14]" office:value-type="float" office:value="0.25" calcext:value-type="float">
            <text:p>0.25</text:p>
          </table:table-cell>
          <table:table-cell table:formula="of:=[.E15]*COS([.D15])" office:value-type="float" office:value="0.00000000000122414721503669" calcext:value-type="float">
            <text:p>1.22414721503669E-012</text:p>
          </table:table-cell>
          <table:table-cell table:formula="of:=[.E15]*SIN([.D15])" office:value-type="float" office:value="-0.25" calcext:value-type="float">
            <text:p>-0.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5]+[.$D$3]*COS([.H15])" office:value-type="float" office:value="0.00000000000122414721503669" calcext:value-type="float">
            <text:p>1.22414721503669E-012</text:p>
          </table:table-cell>
          <table:table-cell table:style-name="ce15" table:formula="of:=[.G15]+[.$D$3]*SIN([.H15])" office:value-type="float" office:value="-0.25" calcext:value-type="float">
            <text:p>-0.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52359877559" calcext:value-type="float">
            <text:p>-0.5235987756</text:p>
          </table:table-cell>
          <table:table-cell table:formula="of:=[.E15]" office:value-type="float" office:value="0.25" calcext:value-type="float">
            <text:p>0.25</text:p>
          </table:table-cell>
          <table:table-cell table:formula="of:=[.E16]*COS([.D16])" office:value-type="float" office:value="0.216506350947147" calcext:value-type="float">
            <text:p>0.2165063509</text:p>
          </table:table-cell>
          <table:table-cell table:formula="of:=[.E16]*SIN([.D16])" office:value-type="float" office:value="-0.124999999998203" calcext:value-type="float">
            <text:p>-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6]+[.$D$3]*COS([.H16])" office:value-type="float" office:value="0.216506350947147" calcext:value-type="float">
            <text:p>0.2165063509</text:p>
          </table:table-cell>
          <table:table-cell table:style-name="ce15" table:formula="of:=[.G16]+[.$D$3]*SIN([.H16])" office:value-type="float" office:value="-0.124999999998203" calcext:value-type="float">
            <text:p>-0.1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2359877559" calcext:value-type="float">
            <text:p>0.5235987756</text:p>
          </table:table-cell>
          <table:table-cell table:formula="of:=[.E16]" office:value-type="float" office:value="0.25" calcext:value-type="float">
            <text:p>0.25</text:p>
          </table:table-cell>
          <table:table-cell table:formula="of:=[.E17]*COS([.D17])" office:value-type="float" office:value="0.216506350947147" calcext:value-type="float">
            <text:p>0.2165063509</text:p>
          </table:table-cell>
          <table:table-cell table:formula="of:=[.E17]*SIN([.D17])" office:value-type="float" office:value="0.124999999998203" calcext:value-type="float">
            <text:p>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7]+[.$D$4]*COS([.H17])" office:value-type="float" office:value="0.216506350947147" calcext:value-type="float">
            <text:p>0.2165063509</text:p>
          </table:table-cell>
          <table:table-cell table:style-name="ce15" table:formula="of:=[.G17]+[.$D$4]*SIN([.H17])" office:value-type="float" office:value="1.6249999999982" calcext:value-type="float">
            <text:p>1.6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.57079632679" calcext:value-type="float">
            <text:p>1.5707963268</text:p>
          </table:table-cell>
          <table:table-cell table:formula="of:=[.E17]" office:value-type="float" office:value="0.25" calcext:value-type="float">
            <text:p>0.25</text:p>
          </table:table-cell>
          <table:table-cell table:formula="of:=[.E18]*COS([.D18])" office:value-type="float" office:value="0.00000000000122414721503669" calcext:value-type="float">
            <text:p>1.22414721503669E-012</text:p>
          </table:table-cell>
          <table:table-cell table:formula="of:=[.E18]*SIN([.D18])" office:value-type="float" office:value="0.25" calcext:value-type="float">
            <text:p>0.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8]+[.$D$4]*COS([.H18])" office:value-type="float" office:value="0.00000000000122423906354662" calcext:value-type="float">
            <text:p>1.22423906354662E-012</text:p>
          </table:table-cell>
          <table:table-cell table:style-name="ce15" table:formula="of:=[.G18]+[.$D$4]*SIN([.H18])" office:value-type="float" office:value="1.75" calcext:value-type="float">
            <text:p>1.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61799387799" calcext:value-type="float">
            <text:p>2.617993878</text:p>
          </table:table-cell>
          <table:table-cell table:formula="of:=[.E18]" office:value-type="float" office:value="0.25" calcext:value-type="float">
            <text:p>0.25</text:p>
          </table:table-cell>
          <table:table-cell table:formula="of:=[.E19]*COS([.D19])" office:value-type="float" office:value="-0.216506350945923" calcext:value-type="float">
            <text:p>-0.2165063509</text:p>
          </table:table-cell>
          <table:table-cell table:formula="of:=[.E19]*SIN([.D19])" office:value-type="float" office:value="0.125000000000324" calcext:value-type="float">
            <text:p>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19]+[.$D$4]*COS([.H19])" office:value-type="float" office:value="-0.216506350945923" calcext:value-type="float">
            <text:p>-0.2165063509</text:p>
          </table:table-cell>
          <table:table-cell table:style-name="ce15" table:formula="of:=[.G19]+[.$D$4]*SIN([.H19])" office:value-type="float" office:value="1.62500000000032" calcext:value-type="float">
            <text:p>1.6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.61799387799" calcext:value-type="float">
            <text:p>-2.617993878</text:p>
          </table:table-cell>
          <table:table-cell table:formula="of:=[.E19]" office:value-type="float" office:value="0.25" calcext:value-type="float">
            <text:p>0.25</text:p>
          </table:table-cell>
          <table:table-cell table:formula="of:=[.E20]*COS([.D20])" office:value-type="float" office:value="-0.216506350945923" calcext:value-type="float">
            <text:p>-0.2165063509</text:p>
          </table:table-cell>
          <table:table-cell table:formula="of:=[.E20]*SIN([.D20])" office:value-type="float" office:value="-0.125000000000324" calcext:value-type="float">
            <text:p>-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0]+[.$D$4]*COS([.H20])" office:value-type="float" office:value="-0.216506350945923" calcext:value-type="float">
            <text:p>-0.2165063509</text:p>
          </table:table-cell>
          <table:table-cell table:style-name="ce15" table:formula="of:=[.G20]+[.$D$4]*SIN([.H20])" office:value-type="float" office:value="1.37499999999968" calcext:value-type="float">
            <text:p>1.3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.57079632679" calcext:value-type="float">
            <text:p>-1.5707963268</text:p>
          </table:table-cell>
          <table:table-cell table:formula="of:=[.E20]" office:value-type="float" office:value="0.25" calcext:value-type="float">
            <text:p>0.25</text:p>
          </table:table-cell>
          <table:table-cell table:formula="of:=[.E21]*COS([.D21])" office:value-type="float" office:value="0.00000000000122414721503669" calcext:value-type="float">
            <text:p>1.22414721503669E-012</text:p>
          </table:table-cell>
          <table:table-cell table:formula="of:=[.E21]*SIN([.D21])" office:value-type="float" office:value="-0.25" calcext:value-type="float">
            <text:p>-0.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1]+[.$D$4]*COS([.H21])" office:value-type="float" office:value="0.00000000000122423906354662" calcext:value-type="float">
            <text:p>1.22423906354662E-012</text:p>
          </table:table-cell>
          <table:table-cell table:style-name="ce15" table:formula="of:=[.G21]+[.$D$4]*SIN([.H21])" office:value-type="float" office:value="1.25" calcext:value-type="float">
            <text:p>1.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1" calcext:value-type="float">
            <text:p>1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52359877559" calcext:value-type="float">
            <text:p>-0.5235987756</text:p>
          </table:table-cell>
          <table:table-cell table:formula="of:=[.E21]" office:value-type="float" office:value="0.25" calcext:value-type="float">
            <text:p>0.25</text:p>
          </table:table-cell>
          <table:table-cell table:formula="of:=[.E22]*COS([.D22])" office:value-type="float" office:value="0.216506350947147" calcext:value-type="float">
            <text:p>0.2165063509</text:p>
          </table:table-cell>
          <table:table-cell table:formula="of:=[.E22]*SIN([.D22])" office:value-type="float" office:value="-0.124999999998203" calcext:value-type="float">
            <text:p>-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2]+[.$D$4]*COS([.H22])" office:value-type="float" office:value="0.216506350947147" calcext:value-type="float">
            <text:p>0.2165063509</text:p>
          </table:table-cell>
          <table:table-cell table:style-name="ce15" table:formula="of:=[.G22]+[.$D$4]*SIN([.H22])" office:value-type="float" office:value="1.3750000000018" calcext:value-type="float">
            <text:p>1.3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2359877559" calcext:value-type="float">
            <text:p>0.5235987756</text:p>
          </table:table-cell>
          <table:table-cell table:formula="of:=[.E22]" office:value-type="float" office:value="0.25" calcext:value-type="float">
            <text:p>0.25</text:p>
          </table:table-cell>
          <table:table-cell table:formula="of:=[.E23]*COS([.D23])" office:value-type="float" office:value="0.216506350947147" calcext:value-type="float">
            <text:p>0.2165063509</text:p>
          </table:table-cell>
          <table:table-cell table:formula="of:=[.E23]*SIN([.D23])" office:value-type="float" office:value="0.124999999998203" calcext:value-type="float">
            <text:p>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3]+[.$D$5]*COS([.H23])" office:value-type="float" office:value="0.216506350947147" calcext:value-type="float">
            <text:p>0.2165063509</text:p>
          </table:table-cell>
          <table:table-cell table:style-name="ce15" table:formula="of:=[.G23]+[.$D$5]*SIN([.H23])" office:value-type="float" office:value="-1.3750000000018" calcext:value-type="float">
            <text:p>-1.3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3" calcext:value-type="float">
            <text:p>1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.57079632679" calcext:value-type="float">
            <text:p>1.5707963268</text:p>
          </table:table-cell>
          <table:table-cell table:formula="of:=[.E23]" office:value-type="float" office:value="0.25" calcext:value-type="float">
            <text:p>0.25</text:p>
          </table:table-cell>
          <table:table-cell table:formula="of:=[.E24]*COS([.D24])" office:value-type="float" office:value="0.00000000000122414721503669" calcext:value-type="float">
            <text:p>1.22414721503669E-012</text:p>
          </table:table-cell>
          <table:table-cell table:formula="of:=[.E24]*SIN([.D24])" office:value-type="float" office:value="0.25" calcext:value-type="float">
            <text:p>0.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4]+[.$D$5]*COS([.H24])" office:value-type="float" office:value="0.00000000000122405536652675" calcext:value-type="float">
            <text:p>1.22405536652675E-012</text:p>
          </table:table-cell>
          <table:table-cell table:style-name="ce15" table:formula="of:=[.G24]+[.$D$5]*SIN([.H24])" office:value-type="float" office:value="-1.25" calcext:value-type="float">
            <text:p>-1.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4" calcext:value-type="float">
            <text:p>1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61799387799" calcext:value-type="float">
            <text:p>2.617993878</text:p>
          </table:table-cell>
          <table:table-cell table:formula="of:=[.E24]" office:value-type="float" office:value="0.25" calcext:value-type="float">
            <text:p>0.25</text:p>
          </table:table-cell>
          <table:table-cell table:formula="of:=[.E25]*COS([.D25])" office:value-type="float" office:value="-0.216506350945923" calcext:value-type="float">
            <text:p>-0.2165063509</text:p>
          </table:table-cell>
          <table:table-cell table:formula="of:=[.E25]*SIN([.D25])" office:value-type="float" office:value="0.125000000000324" calcext:value-type="float">
            <text:p>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5]+[.$D$5]*COS([.H25])" office:value-type="float" office:value="-0.216506350945923" calcext:value-type="float">
            <text:p>-0.2165063509</text:p>
          </table:table-cell>
          <table:table-cell table:style-name="ce15" table:formula="of:=[.G25]+[.$D$5]*SIN([.H25])" office:value-type="float" office:value="-1.37499999999968" calcext:value-type="float">
            <text:p>-1.3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.61799387799" calcext:value-type="float">
            <text:p>-2.617993878</text:p>
          </table:table-cell>
          <table:table-cell table:formula="of:=[.E25]" office:value-type="float" office:value="0.25" calcext:value-type="float">
            <text:p>0.25</text:p>
          </table:table-cell>
          <table:table-cell table:formula="of:=[.E26]*COS([.D26])" office:value-type="float" office:value="-0.216506350945923" calcext:value-type="float">
            <text:p>-0.2165063509</text:p>
          </table:table-cell>
          <table:table-cell table:formula="of:=[.E26]*SIN([.D26])" office:value-type="float" office:value="-0.125000000000324" calcext:value-type="float">
            <text:p>-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6]+[.$D$5]*COS([.H26])" office:value-type="float" office:value="-0.216506350945923" calcext:value-type="float">
            <text:p>-0.2165063509</text:p>
          </table:table-cell>
          <table:table-cell table:style-name="ce15" table:formula="of:=[.G26]+[.$D$5]*SIN([.H26])" office:value-type="float" office:value="-1.62500000000032" calcext:value-type="float">
            <text:p>-1.62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6" calcext:value-type="float">
            <text:p>1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.57079632679" calcext:value-type="float">
            <text:p>-1.5707963268</text:p>
          </table:table-cell>
          <table:table-cell table:formula="of:=[.E26]" office:value-type="float" office:value="0.25" calcext:value-type="float">
            <text:p>0.25</text:p>
          </table:table-cell>
          <table:table-cell table:formula="of:=[.E27]*COS([.D27])" office:value-type="float" office:value="0.00000000000122414721503669" calcext:value-type="float">
            <text:p>1.22414721503669E-012</text:p>
          </table:table-cell>
          <table:table-cell table:formula="of:=[.E27]*SIN([.D27])" office:value-type="float" office:value="-0.25" calcext:value-type="float">
            <text:p>-0.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7]+[.$D$5]*COS([.H27])" office:value-type="float" office:value="0.00000000000122405536652675" calcext:value-type="float">
            <text:p>1.22405536652675E-012</text:p>
          </table:table-cell>
          <table:table-cell table:style-name="ce15" table:formula="of:=[.G27]+[.$D$5]*SIN([.H27])" office:value-type="float" office:value="-1.75" calcext:value-type="float">
            <text:p>-1.75</text:p>
          </table:table-cell>
          <table:table-cell table:number-columns-repeated="3"/>
        </table:table-row>
        <table:table-row table:style-name="ro3">
          <table:table-cell/>
          <table:table-cell table:style-name="ce2" office:value-type="float" office:value="17" calcext:value-type="float">
            <text:p>17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0.52359877559" calcext:value-type="float">
            <text:p>-0.5235987756</text:p>
          </table:table-cell>
          <table:table-cell table:formula="of:=[.E27]" office:value-type="float" office:value="0.25" calcext:value-type="float">
            <text:p>0.25</text:p>
          </table:table-cell>
          <table:table-cell table:formula="of:=[.E28]*COS([.D28])" office:value-type="float" office:value="0.216506350947147" calcext:value-type="float">
            <text:p>0.2165063509</text:p>
          </table:table-cell>
          <table:table-cell table:formula="of:=[.E28]*SIN([.D28])" office:value-type="float" office:value="-0.124999999998203" calcext:value-type="float">
            <text:p>-0.125</text:p>
          </table:table-cell>
          <table:table-cell table:formula="of:=PI()/2" office:value-type="float" office:value="1.5707963267949" calcext:value-type="float">
            <text:p>1.5707963268</text:p>
          </table:table-cell>
          <table:table-cell table:formula="of:=[.F28]+[.$D$5]*COS([.H28])" office:value-type="float" office:value="0.216506350947147" calcext:value-type="float">
            <text:p>0.2165063509</text:p>
          </table:table-cell>
          <table:table-cell table:style-name="ce15" table:formula="of:=[.G28]+[.$D$5]*SIN([.H28])" office:value-type="float" office:value="-1.6249999999982" calcext:value-type="float">
            <text:p>-1.625</text:p>
          </table:table-cell>
          <table:table-cell table:number-columns-repeated="3"/>
        </table:table-row>
        <table:table-row table:style-name="ro3" table:number-rows-repeated="7">
          <table:table-cell table:number-columns-repeated="13"/>
        </table:table-row>
        <table:table-row table:style-name="ro3">
          <table:table-cell table:number-columns-repeated="6"/>
          <table:table-cell table:style-name="ce14" table:number-columns-spanned="2" table:number-rows-spanned="1"/>
          <table:covered-table-cell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00000000000699565179169499" calcext:value-type="float">
            <text:p>6.99565179169499E-013</text:p>
          </table:table-cell>
          <table:table-cell office:value-type="float" office:value="1.75" calcext:value-type="float">
            <text:p>1.75</text:p>
          </table:table-cell>
        </table:table-row>
        <table:table-row table:style-name="ro3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Arm</text:p>
          </table:table-cell>
          <table:table-cell/>
          <table:table-cell table:style-name="ce14" office:value-type="string" calcext:value-type="string" table:number-columns-spanned="2" table:number-rows-spanned="1">
            <text:p>Sanity Check</text:p>
          </table:table-cell>
          <table:covered-table-cell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000000000000979391250837298" calcext:value-type="float">
            <text:p>9.79391250837298E-013</text:p>
          </table:table-cell>
          <table:table-cell office:value-type="float" office:value="1.25" calcext:value-type="float">
            <text:p>1.25</text:p>
          </table:table-cell>
        </table:table-row>
        <table:table-row table:style-name="ro3">
          <table:table-cell/>
          <table:table-cell table:formula="of:=[.B11]" office:value-type="float" office:value="0" calcext:value-type="float">
            <text:p>0</text:p>
          </table:table-cell>
          <table:table-cell table:formula="of:=[.C11]" office:value-type="float" office:value="1" calcext:value-type="float">
            <text:p>1</text:p>
          </table:table-cell>
          <table:table-cell table:formula="of:=ATAN2([.I11];[.J11])" office:value-type="float" office:value="0.52359877559" calcext:value-type="float">
            <text:p>0.5235987756</text:p>
          </table:table-cell>
          <table:table-cell table:formula="of:=SQRT([.I11]*[.I11]+[.J11]*[.J11])" office:value-type="float" office:value="0.25" calcext:value-type="float">
            <text:p>0.25</text:p>
          </table:table-cell>
          <table:table-cell/>
          <table:table-cell table:formula="of:=[.E38]*COS([.D38])" office:value-type="float" office:value="0.216506350947147" calcext:value-type="float">
            <text:p>0.2165063509</text:p>
          </table:table-cell>
          <table:table-cell table:style-name="ce15" table:formula="of:=[.E38]*SIN([.D38])" office:value-type="float" office:value="0.124999999998203" calcext:value-type="float">
            <text:p>0.12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00000000000489658886014675" calcext:value-type="float">
            <text:p>4.89658886014675E-012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/>
          <table:table-cell table:formula="of:=[.B12]" office:value-type="float" office:value="1" calcext:value-type="float">
            <text:p>1</text:p>
          </table:table-cell>
          <table:table-cell table:formula="of:=[.C12]" office:value-type="float" office:value="-1" calcext:value-type="float">
            <text:p>-1</text:p>
          </table:table-cell>
          <table:table-cell table:formula="of:=ATAN2([.I12];[.J12])" office:value-type="float" office:value="1.57079632679" calcext:value-type="float">
            <text:p>1.5707963268</text:p>
          </table:table-cell>
          <table:table-cell table:formula="of:=SQRT([.I12]*[.I12]+[.J12]*[.J12])" office:value-type="float" office:value="0.25" calcext:value-type="float">
            <text:p>0.25</text:p>
          </table:table-cell>
          <table:table-cell/>
          <table:table-cell table:formula="of:=[.E39]*COS([.D39])" office:value-type="float" office:value="0.00000000000122414721503669" calcext:value-type="float">
            <text:p>1.22414721503669E-012</text:p>
          </table:table-cell>
          <table:table-cell table:style-name="ce15" table:formula="of:=[.E39]*SIN([.D39])" office:value-type="float" office:value="0.25" calcext:value-type="float">
            <text:p>0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32454598462813" calcext:value-type="float">
            <text:p>0.1324545985</text:p>
          </table:table-cell>
          <table:table-cell office:value-type="float" office:value="1.63935963107386" calcext:value-type="float">
            <text:p>1.6393596311</text:p>
          </table:table-cell>
        </table:table-row>
        <table:table-row table:style-name="ro3">
          <table:table-cell/>
          <table:table-cell table:formula="of:=[.B13]" office:value-type="float" office:value="2" calcext:value-type="float">
            <text:p>2</text:p>
          </table:table-cell>
          <table:table-cell table:formula="of:=[.C13]" office:value-type="float" office:value="1" calcext:value-type="float">
            <text:p>1</text:p>
          </table:table-cell>
          <table:table-cell table:formula="of:=ATAN2([.I13];[.J13])" office:value-type="float" office:value="2.61799387799" calcext:value-type="float">
            <text:p>2.617993878</text:p>
          </table:table-cell>
          <table:table-cell table:formula="of:=SQRT([.I13]*[.I13]+[.J13]*[.J13])" office:value-type="float" office:value="0.25" calcext:value-type="float">
            <text:p>0.25</text:p>
          </table:table-cell>
          <table:table-cell/>
          <table:table-cell table:formula="of:=[.E40]*COS([.D40])" office:value-type="float" office:value="-0.216506350945923" calcext:value-type="float">
            <text:p>-0.2165063509</text:p>
          </table:table-cell>
          <table:table-cell table:style-name="ce15" table:formula="of:=[.E40]*SIN([.D40])" office:value-type="float" office:value="0.125000000000324" calcext:value-type="float">
            <text:p>0.12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0.156176870979033" calcext:value-type="float">
            <text:p>0.156176871</text:p>
          </table:table-cell>
          <table:table-cell office:value-type="float" office:value="1.39194109070944" calcext:value-type="float">
            <text:p>1.3919410907</text:p>
          </table:table-cell>
        </table:table-row>
        <table:table-row table:style-name="ro3">
          <table:table-cell/>
          <table:table-cell table:formula="of:=[.B14]" office:value-type="float" office:value="3" calcext:value-type="float">
            <text:p>3</text:p>
          </table:table-cell>
          <table:table-cell table:formula="of:=[.C14]" office:value-type="float" office:value="-1" calcext:value-type="float">
            <text:p>-1</text:p>
          </table:table-cell>
          <table:table-cell table:formula="of:=ATAN2([.I14];[.J14])" office:value-type="float" office:value="-2.61799387799" calcext:value-type="float">
            <text:p>-2.617993878</text:p>
          </table:table-cell>
          <table:table-cell table:formula="of:=SQRT([.I14]*[.I14]+[.J14]*[.J14])" office:value-type="float" office:value="0.25" calcext:value-type="float">
            <text:p>0.25</text:p>
          </table:table-cell>
          <table:table-cell/>
          <table:table-cell table:formula="of:=[.E41]*COS([.D41])" office:value-type="float" office:value="-0.216506350945923" calcext:value-type="float">
            <text:p>-0.2165063509</text:p>
          </table:table-cell>
          <table:table-cell table:style-name="ce15" table:formula="of:=[.E41]*SIN([.D41])" office:value-type="float" office:value="-0.125000000000324" calcext:value-type="float">
            <text:p>-0.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0471975512049" calcext:value-type="float">
            <text:p>1.0471975512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/>
          <table:table-cell table:formula="of:=[.B15]" office:value-type="float" office:value="4" calcext:value-type="float">
            <text:p>4</text:p>
          </table:table-cell>
          <table:table-cell table:formula="of:=[.C15]" office:value-type="float" office:value="1" calcext:value-type="float">
            <text:p>1</text:p>
          </table:table-cell>
          <table:table-cell table:formula="of:=ATAN2([.I15];[.J15])" office:value-type="float" office:value="-1.57079632679" calcext:value-type="float">
            <text:p>-1.5707963268</text:p>
          </table:table-cell>
          <table:table-cell table:formula="of:=SQRT([.I15]*[.I15]+[.J15]*[.J15])" office:value-type="float" office:value="0.25" calcext:value-type="float">
            <text:p>0.25</text:p>
          </table:table-cell>
          <table:table-cell/>
          <table:table-cell table:formula="of:=[.E42]*COS([.D42])" office:value-type="float" office:value="0.00000000000122414721503669" calcext:value-type="float">
            <text:p>1.22414721503669E-012</text:p>
          </table:table-cell>
          <table:table-cell table:style-name="ce15" table:formula="of:=[.E42]*SIN([.D42])" office:value-type="float" office:value="-0.25" calcext:value-type="float">
            <text:p>-0.2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.0943951023849" calcext:value-type="float">
            <text:p>2.09439510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/>
          <table:table-cell table:formula="of:=[.B16]" office:value-type="float" office:value="5" calcext:value-type="float">
            <text:p>5</text:p>
          </table:table-cell>
          <table:table-cell table:formula="of:=[.C16]" office:value-type="float" office:value="-1" calcext:value-type="float">
            <text:p>-1</text:p>
          </table:table-cell>
          <table:table-cell table:formula="of:=ATAN2([.I16];[.J16])" office:value-type="float" office:value="-0.52359877559" calcext:value-type="float">
            <text:p>-0.5235987756</text:p>
          </table:table-cell>
          <table:table-cell table:formula="of:=SQRT([.I16]*[.I16]+[.J16]*[.J16])" office:value-type="float" office:value="0.25" calcext:value-type="float">
            <text:p>0.25</text:p>
          </table:table-cell>
          <table:table-cell/>
          <table:table-cell table:formula="of:=[.E43]*COS([.D43])" office:value-type="float" office:value="0.216506350947147" calcext:value-type="float">
            <text:p>0.2165063509</text:p>
          </table:table-cell>
          <table:table-cell table:style-name="ce15" table:formula="of:=[.E43]*SIN([.D43])" office:value-type="float" office:value="-0.124999999998203" calcext:value-type="float">
            <text:p>-0.1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.98541578261076" calcext:value-type="float">
            <text:p>2.9854157826</text:p>
          </table:table-cell>
          <table:table-cell office:value-type="float" office:value="1.39194109070944" calcext:value-type="float">
            <text:p>1.3919410907</text:p>
          </table:table-cell>
        </table:table-row>
        <table:table-row table:style-name="ro3">
          <table:table-cell/>
          <table:table-cell table:formula="of:=[.B17]" office:value-type="float" office:value="6" calcext:value-type="float">
            <text:p>6</text:p>
          </table:table-cell>
          <table:table-cell table:formula="of:=[.C17]" office:value-type="float" office:value="1" calcext:value-type="float">
            <text:p>1</text:p>
          </table:table-cell>
          <table:table-cell table:formula="of:=ATAN2([.I17];[.J17])" office:value-type="float" office:value="1.43834172833208" calcext:value-type="float">
            <text:p>1.4383417283</text:p>
          </table:table-cell>
          <table:table-cell table:formula="of:=SQRT([.I17]*[.I17]+[.J17]*[.J17])" office:value-type="float" office:value="1.63935963107386" calcext:value-type="float">
            <text:p>1.6393596311</text:p>
          </table:table-cell>
          <table:table-cell/>
          <table:table-cell table:formula="of:=[.E44]*COS([.D44])" office:value-type="float" office:value="0.216506350947147" calcext:value-type="float">
            <text:p>0.2165063509</text:p>
          </table:table-cell>
          <table:table-cell table:style-name="ce15" table:formula="of:=[.E44]*SIN([.D44])" office:value-type="float" office:value="1.6249999999982" calcext:value-type="float">
            <text:p>1.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1415926535849" calcext:value-type="float">
            <text:p>3.1415926536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/>
          <table:table-cell table:formula="of:=[.B18]" office:value-type="float" office:value="7" calcext:value-type="float">
            <text:p>7</text:p>
          </table:table-cell>
          <table:table-cell table:formula="of:=[.C18]" office:value-type="float" office:value="-1" calcext:value-type="float">
            <text:p>-1</text:p>
          </table:table-cell>
          <table:table-cell table:formula="of:=ATAN2([.I18];[.J18])" office:value-type="float" office:value="1.5707963267942" calcext:value-type="float">
            <text:p>1.5707963268</text:p>
          </table:table-cell>
          <table:table-cell table:formula="of:=SQRT([.I18]*[.I18]+[.J18]*[.J18])" office:value-type="float" office:value="1.75" calcext:value-type="float">
            <text:p>1.75</text:p>
          </table:table-cell>
          <table:table-cell/>
          <table:table-cell table:formula="of:=[.E45]*COS([.D45])" office:value-type="float" office:value="0.00000000000122412804124416" calcext:value-type="float">
            <text:p>1.22412804124416E-012</text:p>
          </table:table-cell>
          <table:table-cell table:style-name="ce15" table:formula="of:=[.E45]*SIN([.D45])" office:value-type="float" office:value="1.75" calcext:value-type="float">
            <text:p>1.7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.14159265358881" calcext:value-type="float">
            <text:p>3.1415926536</text:p>
          </table:table-cell>
          <table:table-cell office:value-type="float" office:value="1.25" calcext:value-type="float">
            <text:p>1.25</text:p>
          </table:table-cell>
        </table:table-row>
        <table:table-row table:style-name="ro3">
          <table:table-cell/>
          <table:table-cell table:formula="of:=[.B19]" office:value-type="float" office:value="8" calcext:value-type="float">
            <text:p>8</text:p>
          </table:table-cell>
          <table:table-cell table:formula="of:=[.C19]" office:value-type="float" office:value="1" calcext:value-type="float">
            <text:p>1</text:p>
          </table:table-cell>
          <table:table-cell table:formula="of:=ATAN2([.I19];[.J19])" office:value-type="float" office:value="1.7032509252568" calcext:value-type="float">
            <text:p>1.7032509253</text:p>
          </table:table-cell>
          <table:table-cell table:formula="of:=SQRT([.I19]*[.I19]+[.J19]*[.J19])" office:value-type="float" office:value="1.6393596310758" calcext:value-type="float">
            <text:p>1.6393596311</text:p>
          </table:table-cell>
          <table:table-cell/>
          <table:table-cell table:formula="of:=[.E46]*COS([.D46])" office:value-type="float" office:value="-0.216506350945923" calcext:value-type="float">
            <text:p>-0.2165063509</text:p>
          </table:table-cell>
          <table:table-cell table:style-name="ce15" table:formula="of:=[.E46]*SIN([.D46])" office:value-type="float" office:value="1.62500000000032" calcext:value-type="float">
            <text:p>1.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14159265358909" calcext:value-type="float">
            <text:p>3.1415926536</text:p>
          </table:table-cell>
          <table:table-cell office:value-type="float" office:value="1.75" calcext:value-type="float">
            <text:p>1.75</text:p>
          </table:table-cell>
        </table:table-row>
        <table:table-row table:style-name="ro3">
          <table:table-cell/>
          <table:table-cell table:formula="of:=[.B20]" office:value-type="float" office:value="9" calcext:value-type="float">
            <text:p>9</text:p>
          </table:table-cell>
          <table:table-cell table:formula="of:=[.C20]" office:value-type="float" office:value="-1" calcext:value-type="float">
            <text:p>-1</text:p>
          </table:table-cell>
          <table:table-cell table:formula="of:=ATAN2([.I20];[.J20])" office:value-type="float" office:value="1.7269731977733" calcext:value-type="float">
            <text:p>1.7269731978</text:p>
          </table:table-cell>
          <table:table-cell table:formula="of:=SQRT([.I20]*[.I20]+[.J20]*[.J20])" office:value-type="float" office:value="1.39194109070716" calcext:value-type="float">
            <text:p>1.3919410907</text:p>
          </table:table-cell>
          <table:table-cell/>
          <table:table-cell table:formula="of:=[.E47]*COS([.D47])" office:value-type="float" office:value="-0.216506350945923" calcext:value-type="float">
            <text:p>-0.2165063509</text:p>
          </table:table-cell>
          <table:table-cell table:style-name="ce15" table:formula="of:=[.E47]*SIN([.D47])" office:value-type="float" office:value="1.37499999999968" calcext:value-type="float">
            <text:p>1.37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.00913805512698" calcext:value-type="float">
            <text:p>3.0091380551</text:p>
          </table:table-cell>
          <table:table-cell office:value-type="float" office:value="1.63935963107386" calcext:value-type="float">
            <text:p>1.6393596311</text:p>
          </table:table-cell>
        </table:table-row>
        <table:table-row table:style-name="ro3">
          <table:table-cell/>
          <table:table-cell table:formula="of:=[.B21]" office:value-type="float" office:value="10" calcext:value-type="float">
            <text:p>10</text:p>
          </table:table-cell>
          <table:table-cell table:formula="of:=[.C21]" office:value-type="float" office:value="1" calcext:value-type="float">
            <text:p>1</text:p>
          </table:table-cell>
          <table:table-cell table:formula="of:=ATAN2([.I21];[.J21])" office:value-type="float" office:value="1.57079632679392" calcext:value-type="float">
            <text:p>1.5707963268</text:p>
          </table:table-cell>
          <table:table-cell table:formula="of:=SQRT([.I21]*[.I21]+[.J21]*[.J21])" office:value-type="float" office:value="1.25" calcext:value-type="float">
            <text:p>1.25</text:p>
          </table:table-cell>
          <table:table-cell/>
          <table:table-cell table:formula="of:=[.E48]*COS([.D48])" office:value-type="float" office:value="0.00000000000122437498083034" calcext:value-type="float">
            <text:p>1.22437498083034E-012</text:p>
          </table:table-cell>
          <table:table-cell table:style-name="ce15" table:formula="of:=[.E48]*SIN([.D48])" office:value-type="float" office:value="1.25" calcext:value-type="float">
            <text:p>1.2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3.00913805512789" calcext:value-type="float">
            <text:p>-3.0091380551</text:p>
          </table:table-cell>
          <table:table-cell office:value-type="float" office:value="1.6393596310758" calcext:value-type="float">
            <text:p>1.6393596311</text:p>
          </table:table-cell>
        </table:table-row>
        <table:table-row table:style-name="ro3">
          <table:table-cell/>
          <table:table-cell table:formula="of:=[.B22]" office:value-type="float" office:value="11" calcext:value-type="float">
            <text:p>11</text:p>
          </table:table-cell>
          <table:table-cell table:formula="of:=[.C22]" office:value-type="float" office:value="-1" calcext:value-type="float">
            <text:p>-1</text:p>
          </table:table-cell>
          <table:table-cell table:formula="of:=ATAN2([.I22];[.J22])" office:value-type="float" office:value="1.41461945581586" calcext:value-type="float">
            <text:p>1.4146194558</text:p>
          </table:table-cell>
          <table:table-cell table:formula="of:=SQRT([.I22]*[.I22]+[.J22]*[.J22])" office:value-type="float" office:value="1.39194109070944" calcext:value-type="float">
            <text:p>1.3919410907</text:p>
          </table:table-cell>
          <table:table-cell/>
          <table:table-cell table:formula="of:=[.E49]*COS([.D49])" office:value-type="float" office:value="0.216506350947147" calcext:value-type="float">
            <text:p>0.2165063509</text:p>
          </table:table-cell>
          <table:table-cell table:style-name="ce15" table:formula="of:=[.E49]*SIN([.D49])" office:value-type="float" office:value="1.3750000000018" calcext:value-type="float">
            <text:p>1.3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.98541578261139" calcext:value-type="float">
            <text:p>-2.9854157826</text:p>
          </table:table-cell>
          <table:table-cell office:value-type="float" office:value="1.39194109070716" calcext:value-type="float">
            <text:p>1.3919410907</text:p>
          </table:table-cell>
        </table:table-row>
        <table:table-row table:style-name="ro3">
          <table:table-cell/>
          <table:table-cell table:formula="of:=[.B23]" office:value-type="float" office:value="12" calcext:value-type="float">
            <text:p>12</text:p>
          </table:table-cell>
          <table:table-cell table:formula="of:=[.C23]" office:value-type="float" office:value="1" calcext:value-type="float">
            <text:p>1</text:p>
          </table:table-cell>
          <table:table-cell table:formula="of:=ATAN2([.I23];[.J23])" office:value-type="float" office:value="-1.41461945581586" calcext:value-type="float">
            <text:p>-1.4146194558</text:p>
          </table:table-cell>
          <table:table-cell table:formula="of:=SQRT([.I23]*[.I23]+[.J23]*[.J23])" office:value-type="float" office:value="1.39194109070944" calcext:value-type="float">
            <text:p>1.3919410907</text:p>
          </table:table-cell>
          <table:table-cell/>
          <table:table-cell table:formula="of:=[.E50]*COS([.D50])" office:value-type="float" office:value="0.216506350947147" calcext:value-type="float">
            <text:p>0.2165063509</text:p>
          </table:table-cell>
          <table:table-cell table:style-name="ce15" table:formula="of:=[.E50]*SIN([.D50])" office:value-type="float" office:value="-1.3750000000018" calcext:value-type="float">
            <text:p>-1.37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2.09439510239469" calcext:value-type="float">
            <text:p>-2.0943951024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/>
          <table:table-cell table:formula="of:=[.B24]" office:value-type="float" office:value="13" calcext:value-type="float">
            <text:p>13</text:p>
          </table:table-cell>
          <table:table-cell table:formula="of:=[.C24]" office:value-type="float" office:value="-1" calcext:value-type="float">
            <text:p>-1</text:p>
          </table:table-cell>
          <table:table-cell table:formula="of:=ATAN2([.I24];[.J24])" office:value-type="float" office:value="-1.57079632679392" calcext:value-type="float">
            <text:p>-1.5707963268</text:p>
          </table:table-cell>
          <table:table-cell table:formula="of:=SQRT([.I24]*[.I24]+[.J24]*[.J24])" office:value-type="float" office:value="1.25" calcext:value-type="float">
            <text:p>1.25</text:p>
          </table:table-cell>
          <table:table-cell/>
          <table:table-cell table:formula="of:=[.E51]*COS([.D51])" office:value-type="float" office:value="0.00000000000122409742507418" calcext:value-type="float">
            <text:p>1.22409742507418E-012</text:p>
          </table:table-cell>
          <table:table-cell table:style-name="ce15" table:formula="of:=[.E51]*SIN([.D51])" office:value-type="float" office:value="-1.25" calcext:value-type="float">
            <text:p>-1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.0471975511951" calcext:value-type="float">
            <text:p>-1.0471975512</text:p>
          </table:table-cell>
          <table:table-cell office:value-type="float" office:value="0.25" calcext:value-type="float">
            <text:p>0.25</text:p>
          </table:table-cell>
        </table:table-row>
        <table:table-row table:style-name="ro3">
          <table:table-cell/>
          <table:table-cell table:formula="of:=[.B25]" office:value-type="float" office:value="14" calcext:value-type="float">
            <text:p>14</text:p>
          </table:table-cell>
          <table:table-cell table:formula="of:=[.C25]" office:value-type="float" office:value="1" calcext:value-type="float">
            <text:p>1</text:p>
          </table:table-cell>
          <table:table-cell table:formula="of:=ATAN2([.I25];[.J25])" office:value-type="float" office:value="-1.7269731977733" calcext:value-type="float">
            <text:p>-1.7269731978</text:p>
          </table:table-cell>
          <table:table-cell table:formula="of:=SQRT([.I25]*[.I25]+[.J25]*[.J25])" office:value-type="float" office:value="1.39194109070716" calcext:value-type="float">
            <text:p>1.3919410907</text:p>
          </table:table-cell>
          <table:table-cell/>
          <table:table-cell table:formula="of:=[.E52]*COS([.D52])" office:value-type="float" office:value="-0.216506350945923" calcext:value-type="float">
            <text:p>-0.2165063509</text:p>
          </table:table-cell>
          <table:table-cell table:style-name="ce15" table:formula="of:=[.E52]*SIN([.D52])" office:value-type="float" office:value="-1.37499999999968" calcext:value-type="float">
            <text:p>-1.375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-0.156176870978401" calcext:value-type="float">
            <text:p>-0.156176871</text:p>
          </table:table-cell>
          <table:table-cell office:value-type="float" office:value="1.39194109070716" calcext:value-type="float">
            <text:p>1.3919410907</text:p>
          </table:table-cell>
        </table:table-row>
        <table:table-row table:style-name="ro3">
          <table:table-cell/>
          <table:table-cell table:formula="of:=[.B26]" office:value-type="float" office:value="15" calcext:value-type="float">
            <text:p>15</text:p>
          </table:table-cell>
          <table:table-cell table:formula="of:=[.C26]" office:value-type="float" office:value="-1" calcext:value-type="float">
            <text:p>-1</text:p>
          </table:table-cell>
          <table:table-cell table:formula="of:=ATAN2([.I26];[.J26])" office:value-type="float" office:value="-1.7032509252568" calcext:value-type="float">
            <text:p>-1.7032509253</text:p>
          </table:table-cell>
          <table:table-cell table:formula="of:=SQRT([.I26]*[.I26]+[.J26]*[.J26])" office:value-type="float" office:value="1.6393596310758" calcext:value-type="float">
            <text:p>1.6393596311</text:p>
          </table:table-cell>
          <table:table-cell/>
          <table:table-cell table:formula="of:=[.E53]*COS([.D53])" office:value-type="float" office:value="-0.216506350945923" calcext:value-type="float">
            <text:p>-0.2165063509</text:p>
          </table:table-cell>
          <table:table-cell table:style-name="ce15" table:formula="of:=[.E53]*SIN([.D53])" office:value-type="float" office:value="-1.62500000000032" calcext:value-type="float">
            <text:p>-1.6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0.132454598461902" calcext:value-type="float">
            <text:p>-0.1324545985</text:p>
          </table:table-cell>
          <table:table-cell office:value-type="float" office:value="1.6393596310758" calcext:value-type="float">
            <text:p>1.6393596311</text:p>
          </table:table-cell>
        </table:table-row>
        <table:table-row table:style-name="ro3">
          <table:table-cell/>
          <table:table-cell table:formula="of:=[.B27]" office:value-type="float" office:value="16" calcext:value-type="float">
            <text:p>16</text:p>
          </table:table-cell>
          <table:table-cell table:formula="of:=[.C27]" office:value-type="float" office:value="1" calcext:value-type="float">
            <text:p>1</text:p>
          </table:table-cell>
          <table:table-cell table:formula="of:=ATAN2([.I27];[.J27])" office:value-type="float" office:value="-1.5707963267942" calcext:value-type="float">
            <text:p>-1.5707963268</text:p>
          </table:table-cell>
          <table:table-cell table:formula="of:=SQRT([.I27]*[.I27]+[.J27]*[.J27])" office:value-type="float" office:value="1.75" calcext:value-type="float">
            <text:p>1.75</text:p>
          </table:table-cell>
          <table:table-cell/>
          <table:table-cell table:formula="of:=[.E54]*COS([.D54])" office:value-type="float" office:value="0.00000000000122412804124416" calcext:value-type="float">
            <text:p>1.22412804124416E-012</text:p>
          </table:table-cell>
          <table:table-cell table:style-name="ce15" table:formula="of:=[.E54]*SIN([.D54])" office:value-type="float" office:value="-1.75" calcext:value-type="float">
            <text:p>-1.75</text:p>
          </table:table-cell>
          <table:table-cell table:number-columns-repeated="5"/>
        </table:table-row>
        <table:table-row table:style-name="ro3">
          <table:table-cell/>
          <table:table-cell table:formula="of:=[.B28]" office:value-type="float" office:value="17" calcext:value-type="float">
            <text:p>17</text:p>
          </table:table-cell>
          <table:table-cell table:formula="of:=[.C28]" office:value-type="float" office:value="-1" calcext:value-type="float">
            <text:p>-1</text:p>
          </table:table-cell>
          <table:table-cell table:formula="of:=ATAN2([.I28];[.J28])" office:value-type="float" office:value="-1.43834172833208" calcext:value-type="float">
            <text:p>-1.4383417283</text:p>
          </table:table-cell>
          <table:table-cell table:formula="of:=SQRT([.I28]*[.I28]+[.J28]*[.J28])" office:value-type="float" office:value="1.63935963107386" calcext:value-type="float">
            <text:p>1.6393596311</text:p>
          </table:table-cell>
          <table:table-cell/>
          <table:table-cell table:formula="of:=[.E55]*COS([.D55])" office:value-type="float" office:value="0.216506350947147" calcext:value-type="float">
            <text:p>0.2165063509</text:p>
          </table:table-cell>
          <table:table-cell table:style-name="ce15" table:formula="of:=[.E55]*SIN([.D55])" office:value-type="float" office:value="-1.6249999999982" calcext:value-type="float">
            <text:p>-1.625</text:p>
          </table:table-cell>
          <table:table-cell table:number-columns-repeated="5"/>
        </table:table-row>
      </table:table>
      <table:table table:name="Sheet3" table:style-name="ta1">
        <table:shapes>
          <draw:frame draw:z-index="0" draw:style-name="gr1" draw:text-style-name="P1" svg:width="5.1976in" svg:height="3.5976in" svg:x="9.0677in" svg:y="1.2724in">
            <draw:object draw:notify-on-update-of-ranges="Sheet3.I14:Sheet3.I19 Sheet3.J14:Sheet3.J19 Sheet3.J20:Sheet3.J25 Sheet3.I20:Sheet3.I25 Sheet3.I26:Sheet3.I31 Sheet3.J26:Sheet3.J31 Sheet3.I32:Sheet3.I37 Sheet3.J32:Sheet3.J37 Sheet3.J38:Sheet3.J43 Sheet3.I38:Sheet3.I4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" draw:style-name="gr1" draw:text-style-name="P1" svg:width="3.4327in" svg:height="2.7854in" svg:x="8.0004in" svg:y="9.4083in">
            <draw:object draw:notify-on-update-of-ranges="Sheet3.G47:Sheet3.G76 Sheet3.H47:Sheet3.H76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7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row table:style-name="ro3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V1_ARM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V1_ANG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V2_ARM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MAV2_ANG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V3_ARM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MAV3_ANG</text:p>
          </table:table-cell>
          <table:table-cell table:formula="of:=PI()/2" office:value-type="float" office:value="1.5707963267949" calcext:value-type="float">
            <text:p>1.5707963268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V4_ARM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MAV4_ANG</text:p>
          </table:table-cell>
          <table:table-cell table:formula="of:=PI()" office:value-type="float" office:value="3.14159265358979" calcext:value-type="float">
            <text:p>3.1415926536</text:p>
          </table:table-cell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MAV5_ARM</text:p>
          </table:table-cell>
          <table:table-cell office:value-type="float" office:value="0.75" calcext:value-type="float">
            <text:p>0.75</text:p>
          </table:table-cell>
          <table:table-cell/>
          <table:table-cell office:value-type="string" calcext:value-type="string">
            <text:p>MAV5_ANG</text:p>
          </table:table-cell>
          <table:table-cell table:formula="of:=PI()/2*3" office:value-type="float" office:value="4.71238898038469" calcext:value-type="float">
            <text:p>4.7123889804</text:p>
          </table:table-cell>
          <table:table-cell/>
          <table:table-cell table:style-name="Default"/>
          <table:table-cell table:number-columns-repeated="2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ROT_ARM</text:p>
          </table:table-cell>
          <table:table-cell/>
          <table:table-cell office:value-type="float" office:value="0.25" calcext:value-type="float">
            <text:p>0.25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7"/>
          <table:table-cell table:style-name="Default"/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Direction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Arm</text:p>
          </table:table-cell>
          <table:table-cell table:style-name="ce14" office:value-type="string" calcext:value-type="string" table:number-columns-spanned="2" table:number-rows-spanned="1">
            <text:p>Pos (MAV FoR)</text:p>
          </table:table-cell>
          <table:covered-table-cell/>
          <table:table-cell table:style-name="ce14" office:value-type="string" calcext:value-type="string" table:number-columns-spanned="3" table:number-rows-spanned="1">
            <text:p>Pos (Formation FoR)</text:p>
          </table:table-cell>
          <table:covered-table-cell table:number-columns-repeated="2"/>
        </table:table-row>
        <table:table-row table:style-name="ro3">
          <table:table-cell table:number-columns-repeated="5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Ang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3">
          <table:table-cell/>
          <table:table-cell table:style-name="ce16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0.52359877559" calcext:value-type="float">
            <text:p>0.5235987756</text:p>
          </table:table-cell>
          <table:table-cell table:style-name="ce25" table:formula="of:=[.D10]" office:value-type="float" office:value="0.25" calcext:value-type="float">
            <text:p>0.25</text:p>
          </table:table-cell>
          <table:table-cell table:style-name="ce25" table:formula="of:=[.E14]*COS([.D14])" office:value-type="float" office:value="0.216506350947147" calcext:value-type="float">
            <text:p>0.2165063509</text:p>
          </table:table-cell>
          <table:table-cell table:style-name="ce25" table:formula="of:=[.E14]*SIN([.D14])" office:value-type="float" office:value="0.124999999998203" calcext:value-type="float">
            <text:p>0.125</text:p>
          </table:table-cell>
          <table:table-cell table:style-name="ce25" table:formula="of:=[.$F$3]" office:value-type="float" office:value="0" calcext:value-type="float">
            <text:p>0</text:p>
          </table:table-cell>
          <table:table-cell table:style-name="ce25" table:formula="of:=[.F14]+[.$C$3]*COS([.H14])" office:value-type="float" office:value="0.216506350947147" calcext:value-type="float">
            <text:p>0.2165063509</text:p>
          </table:table-cell>
          <table:table-cell table:style-name="ce31" table:formula="of:=[.G14]+[.$C$3]*SIN([.H14])" office:value-type="float" office:value="0.124999999998203" calcext:value-type="float">
            <text:p>0.125</text:p>
          </table:table-cell>
        </table:table-row>
        <table:table-row table:style-name="ro3">
          <table:table-cell/>
          <table:table-cell table:style-name="ce17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1.57079632679" calcext:value-type="float">
            <text:p>1.5707963268</text:p>
          </table:table-cell>
          <table:table-cell table:formula="of:=[.E14]" office:value-type="float" office:value="0.25" calcext:value-type="float">
            <text:p>0.25</text:p>
          </table:table-cell>
          <table:table-cell table:formula="of:=[.E15]*COS([.D15])" office:value-type="float" office:value="0.00000000000122414721503669" calcext:value-type="float">
            <text:p>1.22414721503669E-012</text:p>
          </table:table-cell>
          <table:table-cell table:formula="of:=[.E15]*SIN([.D15])" office:value-type="float" office:value="0.25" calcext:value-type="float">
            <text:p>0.25</text:p>
          </table:table-cell>
          <table:table-cell table:style-name="ce25" table:formula="of:=[.$F$3]" office:value-type="float" office:value="0" calcext:value-type="float">
            <text:p>0</text:p>
          </table:table-cell>
          <table:table-cell table:formula="of:=[.F15]+[.$C$3]*COS([.H15])" office:value-type="float" office:value="0.00000000000122414721503669" calcext:value-type="float">
            <text:p>1.22414721503669E-012</text:p>
          </table:table-cell>
          <table:table-cell table:style-name="ce32" table:formula="of:=[.G15]+[.$C$3]*SIN([.H15])" office:value-type="float" office:value="0.25" calcext:value-type="float">
            <text:p>0.25</text:p>
          </table:table-cell>
        </table:table-row>
        <table:table-row table:style-name="ro3">
          <table:table-cell/>
          <table:table-cell table:style-name="ce17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.61799387799" calcext:value-type="float">
            <text:p>2.617993878</text:p>
          </table:table-cell>
          <table:table-cell table:formula="of:=[.E15]" office:value-type="float" office:value="0.25" calcext:value-type="float">
            <text:p>0.25</text:p>
          </table:table-cell>
          <table:table-cell table:formula="of:=[.E16]*COS([.D16])" office:value-type="float" office:value="-0.216506350945923" calcext:value-type="float">
            <text:p>-0.2165063509</text:p>
          </table:table-cell>
          <table:table-cell table:formula="of:=[.E16]*SIN([.D16])" office:value-type="float" office:value="0.125000000000324" calcext:value-type="float">
            <text:p>0.125</text:p>
          </table:table-cell>
          <table:table-cell table:style-name="ce25" table:formula="of:=[.$F$3]" office:value-type="float" office:value="0" calcext:value-type="float">
            <text:p>0</text:p>
          </table:table-cell>
          <table:table-cell table:formula="of:=[.F16]+[.$C$3]*COS([.H16])" office:value-type="float" office:value="-0.216506350945923" calcext:value-type="float">
            <text:p>-0.2165063509</text:p>
          </table:table-cell>
          <table:table-cell table:style-name="ce32" table:formula="of:=[.G16]+[.$C$3]*SIN([.H16])" office:value-type="float" office:value="0.125000000000324" calcext:value-type="float">
            <text:p>0.125</text:p>
          </table:table-cell>
        </table:table-row>
        <table:table-row table:style-name="ro3">
          <table:table-cell/>
          <table:table-cell table:style-name="ce17" office:value-type="float" office:value="3" calcext:value-type="float">
            <text:p>3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float" office:value="-2.61799387799" calcext:value-type="float">
            <text:p>-2.617993878</text:p>
          </table:table-cell>
          <table:table-cell table:formula="of:=[.E16]" office:value-type="float" office:value="0.25" calcext:value-type="float">
            <text:p>0.25</text:p>
          </table:table-cell>
          <table:table-cell table:formula="of:=[.E17]*COS([.D17])" office:value-type="float" office:value="-0.216506350945923" calcext:value-type="float">
            <text:p>-0.2165063509</text:p>
          </table:table-cell>
          <table:table-cell table:formula="of:=[.E17]*SIN([.D17])" office:value-type="float" office:value="-0.125000000000324" calcext:value-type="float">
            <text:p>-0.125</text:p>
          </table:table-cell>
          <table:table-cell table:style-name="ce25" table:formula="of:=[.$F$3]" office:value-type="float" office:value="0" calcext:value-type="float">
            <text:p>0</text:p>
          </table:table-cell>
          <table:table-cell table:formula="of:=[.F17]+[.$C$3]*COS([.H17])" office:value-type="float" office:value="-0.216506350945923" calcext:value-type="float">
            <text:p>-0.2165063509</text:p>
          </table:table-cell>
          <table:table-cell table:style-name="ce32" table:formula="of:=[.G17]+[.$C$3]*SIN([.H17])" office:value-type="float" office:value="-0.125000000000324" calcext:value-type="float">
            <text:p>-0.125</text:p>
          </table:table-cell>
        </table:table-row>
        <table:table-row table:style-name="ro3">
          <table:table-cell/>
          <table:table-cell table:style-name="ce17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-1.57079632679" calcext:value-type="float">
            <text:p>-1.5707963268</text:p>
          </table:table-cell>
          <table:table-cell table:formula="of:=[.E17]" office:value-type="float" office:value="0.25" calcext:value-type="float">
            <text:p>0.25</text:p>
          </table:table-cell>
          <table:table-cell table:formula="of:=[.E18]*COS([.D18])" office:value-type="float" office:value="0.00000000000122414721503669" calcext:value-type="float">
            <text:p>1.22414721503669E-012</text:p>
          </table:table-cell>
          <table:table-cell table:formula="of:=[.E18]*SIN([.D18])" office:value-type="float" office:value="-0.25" calcext:value-type="float">
            <text:p>-0.25</text:p>
          </table:table-cell>
          <table:table-cell table:style-name="ce25" table:formula="of:=[.$F$3]" office:value-type="float" office:value="0" calcext:value-type="float">
            <text:p>0</text:p>
          </table:table-cell>
          <table:table-cell table:formula="of:=[.F18]+[.$C$3]*COS([.H18])" office:value-type="float" office:value="0.00000000000122414721503669" calcext:value-type="float">
            <text:p>1.22414721503669E-012</text:p>
          </table:table-cell>
          <table:table-cell table:style-name="ce32" table:formula="of:=[.G18]+[.$C$3]*SIN([.H18])" office:value-type="float" office:value="-0.25" calcext:value-type="float">
            <text:p>-0.25</text:p>
          </table:table-cell>
        </table:table-row>
        <table:table-row table:style-name="ro3">
          <table:table-cell/>
          <table:table-cell table:style-name="ce18" office:value-type="float" office:value="5" calcext:value-type="float">
            <text:p>5</text:p>
          </table:table-cell>
          <table:table-cell table:style-name="ce24" office:value-type="float" office:value="-1" calcext:value-type="float">
            <text:p>-1</text:p>
          </table:table-cell>
          <table:table-cell table:style-name="ce24" office:value-type="float" office:value="-0.52359877559" calcext:value-type="float">
            <text:p>-0.5235987756</text:p>
          </table:table-cell>
          <table:table-cell table:style-name="ce26" table:formula="of:=[.E18]" office:value-type="float" office:value="0.25" calcext:value-type="float">
            <text:p>0.25</text:p>
          </table:table-cell>
          <table:table-cell table:style-name="ce26" table:formula="of:=[.E19]*COS([.D19])" office:value-type="float" office:value="0.216506350947147" calcext:value-type="float">
            <text:p>0.2165063509</text:p>
          </table:table-cell>
          <table:table-cell table:style-name="ce26" table:formula="of:=[.E19]*SIN([.D19])" office:value-type="float" office:value="-0.124999999998203" calcext:value-type="float">
            <text:p>-0.125</text:p>
          </table:table-cell>
          <table:table-cell table:style-name="ce25" table:formula="of:=[.$F$3]" office:value-type="float" office:value="0" calcext:value-type="float">
            <text:p>0</text:p>
          </table:table-cell>
          <table:table-cell table:style-name="ce26" table:formula="of:=[.F19]+[.$C$3]*COS([.H19])" office:value-type="float" office:value="0.216506350947147" calcext:value-type="float">
            <text:p>0.2165063509</text:p>
          </table:table-cell>
          <table:table-cell table:style-name="ce33" table:formula="of:=[.G19]+[.$C$3]*SIN([.H19])" office:value-type="float" office:value="-0.124999999998203" calcext:value-type="float">
            <text:p>-0.125</text:p>
          </table:table-cell>
        </table:table-row>
        <table:table-row table:style-name="ro3">
          <table:table-cell/>
          <table:table-cell table:style-name="ce19" office:value-type="float" office:value="6" calcext:value-type="float">
            <text:p>6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0.52359877559" calcext:value-type="float">
            <text:p>0.5235987756</text:p>
          </table:table-cell>
          <table:table-cell table:style-name="ce27" table:formula="of:=[.E19]" office:value-type="float" office:value="0.25" calcext:value-type="float">
            <text:p>0.25</text:p>
          </table:table-cell>
          <table:table-cell table:style-name="ce27" table:formula="of:=[.E20]*COS([.D20])" office:value-type="float" office:value="0.216506350947147" calcext:value-type="float">
            <text:p>0.2165063509</text:p>
          </table:table-cell>
          <table:table-cell table:style-name="ce27" table:formula="of:=[.E20]*SIN([.D20])" office:value-type="float" office:value="0.124999999998203" calcext:value-type="float">
            <text:p>0.125</text:p>
          </table:table-cell>
          <table:table-cell table:style-name="ce27" table:formula="of:=[.$F$4]" office:value-type="float" office:value="0" calcext:value-type="float">
            <text:p>0</text:p>
          </table:table-cell>
          <table:table-cell table:style-name="ce27" table:formula="of:=[.F20]+[.$C$4]*COS([.H20])" office:value-type="float" office:value="0.966506350947147" calcext:value-type="float">
            <text:p>0.9665063509</text:p>
          </table:table-cell>
          <table:table-cell table:style-name="ce34" table:formula="of:=[.G20]+[.$C$4]*SIN([.H20])" office:value-type="float" office:value="0.124999999998203" calcext:value-type="float">
            <text:p>0.125</text:p>
          </table:table-cell>
        </table:table-row>
        <table:table-row table:style-name="ro3">
          <table:table-cell/>
          <table:table-cell table:style-name="ce19" office:value-type="float" office:value="7" calcext:value-type="float">
            <text:p>7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1.57079632679" calcext:value-type="float">
            <text:p>1.5707963268</text:p>
          </table:table-cell>
          <table:table-cell table:style-name="ce27" table:formula="of:=[.E20]" office:value-type="float" office:value="0.25" calcext:value-type="float">
            <text:p>0.25</text:p>
          </table:table-cell>
          <table:table-cell table:style-name="ce27" table:formula="of:=[.E21]*COS([.D21])" office:value-type="float" office:value="0.00000000000122414721503669" calcext:value-type="float">
            <text:p>1.22414721503669E-012</text:p>
          </table:table-cell>
          <table:table-cell table:style-name="ce27" table:formula="of:=[.E21]*SIN([.D21])" office:value-type="float" office:value="0.25" calcext:value-type="float">
            <text:p>0.25</text:p>
          </table:table-cell>
          <table:table-cell table:style-name="ce27" table:formula="of:=[.$F$4]" office:value-type="float" office:value="0" calcext:value-type="float">
            <text:p>0</text:p>
          </table:table-cell>
          <table:table-cell table:style-name="ce27" table:formula="of:=[.F21]+[.$C$4]*COS([.H21])" office:value-type="float" office:value="0.750000000001224" calcext:value-type="float">
            <text:p>0.75</text:p>
          </table:table-cell>
          <table:table-cell table:style-name="ce34" table:formula="of:=[.G21]+[.$C$4]*SIN([.H21])" office:value-type="float" office:value="0.25" calcext:value-type="float">
            <text:p>0.25</text:p>
          </table:table-cell>
        </table:table-row>
        <table:table-row table:style-name="ro3">
          <table:table-cell/>
          <table:table-cell table:style-name="ce19" office:value-type="float" office:value="8" calcext:value-type="float">
            <text:p>8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.61799387799" calcext:value-type="float">
            <text:p>2.617993878</text:p>
          </table:table-cell>
          <table:table-cell table:style-name="ce27" table:formula="of:=[.E21]" office:value-type="float" office:value="0.25" calcext:value-type="float">
            <text:p>0.25</text:p>
          </table:table-cell>
          <table:table-cell table:style-name="ce27" table:formula="of:=[.E22]*COS([.D22])" office:value-type="float" office:value="-0.216506350945923" calcext:value-type="float">
            <text:p>-0.2165063509</text:p>
          </table:table-cell>
          <table:table-cell table:style-name="ce27" table:formula="of:=[.E22]*SIN([.D22])" office:value-type="float" office:value="0.125000000000324" calcext:value-type="float">
            <text:p>0.125</text:p>
          </table:table-cell>
          <table:table-cell table:style-name="ce27" table:formula="of:=[.$F$4]" office:value-type="float" office:value="0" calcext:value-type="float">
            <text:p>0</text:p>
          </table:table-cell>
          <table:table-cell table:style-name="ce27" table:formula="of:=[.F22]+[.$C$4]*COS([.H22])" office:value-type="float" office:value="0.533493649054077" calcext:value-type="float">
            <text:p>0.5334936491</text:p>
          </table:table-cell>
          <table:table-cell table:style-name="ce34" table:formula="of:=[.G22]+[.$C$4]*SIN([.H22])" office:value-type="float" office:value="0.125000000000324" calcext:value-type="float">
            <text:p>0.125</text:p>
          </table:table-cell>
        </table:table-row>
        <table:table-row table:style-name="ro3">
          <table:table-cell/>
          <table:table-cell table:style-name="ce19" office:value-type="float" office:value="9" calcext:value-type="float">
            <text:p>9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-2.61799387799" calcext:value-type="float">
            <text:p>-2.617993878</text:p>
          </table:table-cell>
          <table:table-cell table:style-name="ce27" table:formula="of:=[.E22]" office:value-type="float" office:value="0.25" calcext:value-type="float">
            <text:p>0.25</text:p>
          </table:table-cell>
          <table:table-cell table:style-name="ce27" table:formula="of:=[.E23]*COS([.D23])" office:value-type="float" office:value="-0.216506350945923" calcext:value-type="float">
            <text:p>-0.2165063509</text:p>
          </table:table-cell>
          <table:table-cell table:style-name="ce27" table:formula="of:=[.E23]*SIN([.D23])" office:value-type="float" office:value="-0.125000000000324" calcext:value-type="float">
            <text:p>-0.125</text:p>
          </table:table-cell>
          <table:table-cell table:style-name="ce27" table:formula="of:=[.$F$4]" office:value-type="float" office:value="0" calcext:value-type="float">
            <text:p>0</text:p>
          </table:table-cell>
          <table:table-cell table:style-name="ce27" table:formula="of:=[.F23]+[.$C$4]*COS([.H23])" office:value-type="float" office:value="0.533493649054077" calcext:value-type="float">
            <text:p>0.5334936491</text:p>
          </table:table-cell>
          <table:table-cell table:style-name="ce34" table:formula="of:=[.G23]+[.$C$4]*SIN([.H23])" office:value-type="float" office:value="-0.125000000000324" calcext:value-type="float">
            <text:p>-0.125</text:p>
          </table:table-cell>
        </table:table-row>
        <table:table-row table:style-name="ro3">
          <table:table-cell/>
          <table:table-cell table:style-name="ce19" office:value-type="float" office:value="10" calcext:value-type="float">
            <text:p>10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-1.57079632679" calcext:value-type="float">
            <text:p>-1.5707963268</text:p>
          </table:table-cell>
          <table:table-cell table:style-name="ce27" table:formula="of:=[.E23]" office:value-type="float" office:value="0.25" calcext:value-type="float">
            <text:p>0.25</text:p>
          </table:table-cell>
          <table:table-cell table:style-name="ce27" table:formula="of:=[.E24]*COS([.D24])" office:value-type="float" office:value="0.00000000000122414721503669" calcext:value-type="float">
            <text:p>1.22414721503669E-012</text:p>
          </table:table-cell>
          <table:table-cell table:style-name="ce27" table:formula="of:=[.E24]*SIN([.D24])" office:value-type="float" office:value="-0.25" calcext:value-type="float">
            <text:p>-0.25</text:p>
          </table:table-cell>
          <table:table-cell table:style-name="ce27" table:formula="of:=[.$F$4]" office:value-type="float" office:value="0" calcext:value-type="float">
            <text:p>0</text:p>
          </table:table-cell>
          <table:table-cell table:style-name="ce27" table:formula="of:=[.F24]+[.$C$4]*COS([.H24])" office:value-type="float" office:value="0.750000000001224" calcext:value-type="float">
            <text:p>0.75</text:p>
          </table:table-cell>
          <table:table-cell table:style-name="ce34" table:formula="of:=[.G24]+[.$C$4]*SIN([.H24])" office:value-type="float" office:value="-0.25" calcext:value-type="float">
            <text:p>-0.25</text:p>
          </table:table-cell>
        </table:table-row>
        <table:table-row table:style-name="ro3">
          <table:table-cell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-1" calcext:value-type="float">
            <text:p>-1</text:p>
          </table:table-cell>
          <table:table-cell table:style-name="ce19" office:value-type="float" office:value="-0.52359877559" calcext:value-type="float">
            <text:p>-0.5235987756</text:p>
          </table:table-cell>
          <table:table-cell table:style-name="ce27" table:formula="of:=[.E24]" office:value-type="float" office:value="0.25" calcext:value-type="float">
            <text:p>0.25</text:p>
          </table:table-cell>
          <table:table-cell table:style-name="ce27" table:formula="of:=[.E25]*COS([.D25])" office:value-type="float" office:value="0.216506350947147" calcext:value-type="float">
            <text:p>0.2165063509</text:p>
          </table:table-cell>
          <table:table-cell table:style-name="ce27" table:formula="of:=[.E25]*SIN([.D25])" office:value-type="float" office:value="-0.124999999998203" calcext:value-type="float">
            <text:p>-0.125</text:p>
          </table:table-cell>
          <table:table-cell table:style-name="ce27" table:formula="of:=[.$F$4]" office:value-type="float" office:value="0" calcext:value-type="float">
            <text:p>0</text:p>
          </table:table-cell>
          <table:table-cell table:style-name="ce27" table:formula="of:=[.F25]+[.$C$4]*COS([.H25])" office:value-type="float" office:value="0.966506350947147" calcext:value-type="float">
            <text:p>0.9665063509</text:p>
          </table:table-cell>
          <table:table-cell table:style-name="ce34" table:formula="of:=[.G25]+[.$C$4]*SIN([.H25])" office:value-type="float" office:value="-0.124999999998203" calcext:value-type="float">
            <text:p>-0.125</text:p>
          </table:table-cell>
        </table:table-row>
        <table:table-row table:style-name="ro3">
          <table:table-cell/>
          <table:table-cell table:style-name="ce20" office:value-type="float" office:value="12" calcext:value-type="float">
            <text:p>1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.52359877559" calcext:value-type="float">
            <text:p>0.5235987756</text:p>
          </table:table-cell>
          <table:table-cell table:style-name="ce28" table:formula="of:=[.E25]" office:value-type="float" office:value="0.25" calcext:value-type="float">
            <text:p>0.25</text:p>
          </table:table-cell>
          <table:table-cell table:style-name="ce28" table:formula="of:=[.E26]*COS([.D26])" office:value-type="float" office:value="0.216506350947147" calcext:value-type="float">
            <text:p>0.2165063509</text:p>
          </table:table-cell>
          <table:table-cell table:style-name="ce28" table:formula="of:=[.E26]*SIN([.D26])" office:value-type="float" office:value="0.124999999998203" calcext:value-type="float">
            <text:p>0.125</text:p>
          </table:table-cell>
          <table:table-cell table:style-name="ce28" table:formula="of:=[.$F$5]" office:value-type="float" office:value="1.5707963267949" calcext:value-type="float">
            <text:p>1.5707963268</text:p>
          </table:table-cell>
          <table:table-cell table:style-name="ce28" table:formula="of:=[.F26]+[.$C$5]*COS([.H26])" office:value-type="float" office:value="0.216506350947147" calcext:value-type="float">
            <text:p>0.2165063509</text:p>
          </table:table-cell>
          <table:table-cell table:style-name="ce35" table:formula="of:=[.G26]+[.$C$5]*SIN([.H26])" office:value-type="float" office:value="0.874999999998203" calcext:value-type="float">
            <text:p>0.875</text:p>
          </table:table-cell>
        </table:table-row>
        <table:table-row table:style-name="ro3">
          <table:table-cell/>
          <table:table-cell table:style-name="ce20" office:value-type="float" office:value="13" calcext:value-type="float">
            <text:p>13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1.57079632679" calcext:value-type="float">
            <text:p>1.5707963268</text:p>
          </table:table-cell>
          <table:table-cell table:style-name="ce28" table:formula="of:=[.E26]" office:value-type="float" office:value="0.25" calcext:value-type="float">
            <text:p>0.25</text:p>
          </table:table-cell>
          <table:table-cell table:style-name="ce28" table:formula="of:=[.E27]*COS([.D27])" office:value-type="float" office:value="0.00000000000122414721503669" calcext:value-type="float">
            <text:p>1.22414721503669E-012</text:p>
          </table:table-cell>
          <table:table-cell table:style-name="ce28" table:formula="of:=[.E27]*SIN([.D27])" office:value-type="float" office:value="0.25" calcext:value-type="float">
            <text:p>0.25</text:p>
          </table:table-cell>
          <table:table-cell table:style-name="ce28" table:formula="of:=[.$F$5]" office:value-type="float" office:value="1.5707963267949" calcext:value-type="float">
            <text:p>1.5707963268</text:p>
          </table:table-cell>
          <table:table-cell table:style-name="ce28" table:formula="of:=[.F27]+[.$C$5]*COS([.H27])" office:value-type="float" office:value="0.00000000000122419313929166" calcext:value-type="float">
            <text:p>1.22419313929166E-012</text:p>
          </table:table-cell>
          <table:table-cell table:style-name="ce35" table:formula="of:=[.G27]+[.$C$5]*SIN([.H27])" office:value-type="float" office:value="1" calcext:value-type="float">
            <text:p>1</text:p>
          </table:table-cell>
        </table:table-row>
        <table:table-row table:style-name="ro3">
          <table:table-cell/>
          <table:table-cell table:style-name="ce20" office:value-type="float" office:value="14" calcext:value-type="float">
            <text:p>1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.61799387799" calcext:value-type="float">
            <text:p>2.617993878</text:p>
          </table:table-cell>
          <table:table-cell table:style-name="ce28" table:formula="of:=[.E27]" office:value-type="float" office:value="0.25" calcext:value-type="float">
            <text:p>0.25</text:p>
          </table:table-cell>
          <table:table-cell table:style-name="ce28" table:formula="of:=[.E28]*COS([.D28])" office:value-type="float" office:value="-0.216506350945923" calcext:value-type="float">
            <text:p>-0.2165063509</text:p>
          </table:table-cell>
          <table:table-cell table:style-name="ce28" table:formula="of:=[.E28]*SIN([.D28])" office:value-type="float" office:value="0.125000000000324" calcext:value-type="float">
            <text:p>0.125</text:p>
          </table:table-cell>
          <table:table-cell table:style-name="ce28" table:formula="of:=[.$F$5]" office:value-type="float" office:value="1.5707963267949" calcext:value-type="float">
            <text:p>1.5707963268</text:p>
          </table:table-cell>
          <table:table-cell table:style-name="ce28" table:formula="of:=[.F28]+[.$C$5]*COS([.H28])" office:value-type="float" office:value="-0.216506350945923" calcext:value-type="float">
            <text:p>-0.2165063509</text:p>
          </table:table-cell>
          <table:table-cell table:style-name="ce35" table:formula="of:=[.G28]+[.$C$5]*SIN([.H28])" office:value-type="float" office:value="0.875000000000324" calcext:value-type="float">
            <text:p>0.875</text:p>
          </table:table-cell>
        </table:table-row>
        <table:table-row table:style-name="ro3">
          <table:table-cell/>
          <table:table-cell table:style-name="ce20" office:value-type="float" office:value="15" calcext:value-type="float">
            <text:p>15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2.61799387799" calcext:value-type="float">
            <text:p>-2.617993878</text:p>
          </table:table-cell>
          <table:table-cell table:style-name="ce28" table:formula="of:=[.E28]" office:value-type="float" office:value="0.25" calcext:value-type="float">
            <text:p>0.25</text:p>
          </table:table-cell>
          <table:table-cell table:style-name="ce28" table:formula="of:=[.E29]*COS([.D29])" office:value-type="float" office:value="-0.216506350945923" calcext:value-type="float">
            <text:p>-0.2165063509</text:p>
          </table:table-cell>
          <table:table-cell table:style-name="ce28" table:formula="of:=[.E29]*SIN([.D29])" office:value-type="float" office:value="-0.125000000000324" calcext:value-type="float">
            <text:p>-0.125</text:p>
          </table:table-cell>
          <table:table-cell table:style-name="ce28" table:formula="of:=[.$F$5]" office:value-type="float" office:value="1.5707963267949" calcext:value-type="float">
            <text:p>1.5707963268</text:p>
          </table:table-cell>
          <table:table-cell table:style-name="ce28" table:formula="of:=[.F29]+[.$C$5]*COS([.H29])" office:value-type="float" office:value="-0.216506350945923" calcext:value-type="float">
            <text:p>-0.2165063509</text:p>
          </table:table-cell>
          <table:table-cell table:style-name="ce35" table:formula="of:=[.G29]+[.$C$5]*SIN([.H29])" office:value-type="float" office:value="0.624999999999676" calcext:value-type="float">
            <text:p>0.625</text:p>
          </table:table-cell>
        </table:table-row>
        <table:table-row table:style-name="ro3">
          <table:table-cell/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-1.57079632679" calcext:value-type="float">
            <text:p>-1.5707963268</text:p>
          </table:table-cell>
          <table:table-cell table:style-name="ce28" table:formula="of:=[.E29]" office:value-type="float" office:value="0.25" calcext:value-type="float">
            <text:p>0.25</text:p>
          </table:table-cell>
          <table:table-cell table:style-name="ce28" table:formula="of:=[.E30]*COS([.D30])" office:value-type="float" office:value="0.00000000000122414721503669" calcext:value-type="float">
            <text:p>1.22414721503669E-012</text:p>
          </table:table-cell>
          <table:table-cell table:style-name="ce28" table:formula="of:=[.E30]*SIN([.D30])" office:value-type="float" office:value="-0.25" calcext:value-type="float">
            <text:p>-0.25</text:p>
          </table:table-cell>
          <table:table-cell table:style-name="ce28" table:formula="of:=[.$F$5]" office:value-type="float" office:value="1.5707963267949" calcext:value-type="float">
            <text:p>1.5707963268</text:p>
          </table:table-cell>
          <table:table-cell table:style-name="ce28" table:formula="of:=[.F30]+[.$C$5]*COS([.H30])" office:value-type="float" office:value="0.00000000000122419313929166" calcext:value-type="float">
            <text:p>1.22419313929166E-012</text:p>
          </table:table-cell>
          <table:table-cell table:style-name="ce35" table:formula="of:=[.G30]+[.$C$5]*SIN([.H30])" office:value-type="float" office:value="0.5" calcext:value-type="float">
            <text:p>0.5</text:p>
          </table:table-cell>
        </table:table-row>
        <table:table-row table:style-name="ro3">
          <table:table-cell/>
          <table:table-cell table:style-name="ce20" office:value-type="float" office:value="17" calcext:value-type="float">
            <text:p>17</text:p>
          </table:table-cell>
          <table:table-cell table:style-name="ce20" office:value-type="float" office:value="-1" calcext:value-type="float">
            <text:p>-1</text:p>
          </table:table-cell>
          <table:table-cell table:style-name="ce20" office:value-type="float" office:value="-0.52359877559" calcext:value-type="float">
            <text:p>-0.5235987756</text:p>
          </table:table-cell>
          <table:table-cell table:style-name="ce28" table:formula="of:=[.E30]" office:value-type="float" office:value="0.25" calcext:value-type="float">
            <text:p>0.25</text:p>
          </table:table-cell>
          <table:table-cell table:style-name="ce28" table:formula="of:=[.E31]*COS([.D31])" office:value-type="float" office:value="0.216506350947147" calcext:value-type="float">
            <text:p>0.2165063509</text:p>
          </table:table-cell>
          <table:table-cell table:style-name="ce28" table:formula="of:=[.E31]*SIN([.D31])" office:value-type="float" office:value="-0.124999999998203" calcext:value-type="float">
            <text:p>-0.125</text:p>
          </table:table-cell>
          <table:table-cell table:style-name="ce28" table:formula="of:=[.$F$5]" office:value-type="float" office:value="1.5707963267949" calcext:value-type="float">
            <text:p>1.5707963268</text:p>
          </table:table-cell>
          <table:table-cell table:style-name="ce28" table:formula="of:=[.F31]+[.$C$5]*COS([.H31])" office:value-type="float" office:value="0.216506350947147" calcext:value-type="float">
            <text:p>0.2165063509</text:p>
          </table:table-cell>
          <table:table-cell table:style-name="ce35" table:formula="of:=[.G31]+[.$C$5]*SIN([.H31])" office:value-type="float" office:value="0.625000000001797" calcext:value-type="float">
            <text:p>0.625</text:p>
          </table:table-cell>
        </table:table-row>
        <table:table-row table:style-name="ro3">
          <table:table-cell/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0.52359877559" calcext:value-type="float">
            <text:p>0.5235987756</text:p>
          </table:table-cell>
          <table:table-cell table:style-name="ce29" table:formula="of:=[.E31]" office:value-type="float" office:value="0.25" calcext:value-type="float">
            <text:p>0.25</text:p>
          </table:table-cell>
          <table:table-cell table:style-name="ce29" table:formula="of:=[.E32]*COS([.D32])" office:value-type="float" office:value="0.216506350947147" calcext:value-type="float">
            <text:p>0.2165063509</text:p>
          </table:table-cell>
          <table:table-cell table:style-name="ce29" table:formula="of:=[.E32]*SIN([.D32])" office:value-type="float" office:value="0.124999999998203" calcext:value-type="float">
            <text:p>0.125</text:p>
          </table:table-cell>
          <table:table-cell table:style-name="ce29" table:formula="of:=[.$F$6]" office:value-type="float" office:value="3.14159265358979" calcext:value-type="float">
            <text:p>3.1415926536</text:p>
          </table:table-cell>
          <table:table-cell table:style-name="ce29" table:formula="of:=[.F32]+[.$C$6]*COS([.H32])" office:value-type="float" office:value="-0.533493649052853" calcext:value-type="float">
            <text:p>-0.5334936491</text:p>
          </table:table-cell>
          <table:table-cell table:style-name="ce36" table:formula="of:=[.G32]+[.$C$5]*SIN([.H32])" office:value-type="float" office:value="0.124999999998203" calcext:value-type="float">
            <text:p>0.125</text:p>
          </table:table-cell>
        </table:table-row>
        <table:table-row table:style-name="ro3">
          <table:table-cell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1.57079632679" calcext:value-type="float">
            <text:p>1.5707963268</text:p>
          </table:table-cell>
          <table:table-cell table:style-name="ce29" table:formula="of:=[.E32]" office:value-type="float" office:value="0.25" calcext:value-type="float">
            <text:p>0.25</text:p>
          </table:table-cell>
          <table:table-cell table:style-name="ce29" table:formula="of:=[.E33]*COS([.D33])" office:value-type="float" office:value="0.00000000000122414721503669" calcext:value-type="float">
            <text:p>1.22414721503669E-012</text:p>
          </table:table-cell>
          <table:table-cell table:style-name="ce29" table:formula="of:=[.E33]*SIN([.D33])" office:value-type="float" office:value="0.25" calcext:value-type="float">
            <text:p>0.25</text:p>
          </table:table-cell>
          <table:table-cell table:style-name="ce29" table:formula="of:=[.$F$6]" office:value-type="float" office:value="3.14159265358979" calcext:value-type="float">
            <text:p>3.1415926536</text:p>
          </table:table-cell>
          <table:table-cell table:style-name="ce29" table:formula="of:=[.F33]+[.$C$6]*COS([.H33])" office:value-type="float" office:value="-0.749999999998776" calcext:value-type="float">
            <text:p>-0.75</text:p>
          </table:table-cell>
          <table:table-cell table:style-name="ce36" table:formula="of:=[.G33]+[.$C$5]*SIN([.H33])" office:value-type="float" office:value="0.25" calcext:value-type="float">
            <text:p>0.25</text:p>
          </table:table-cell>
        </table:table-row>
        <table:table-row table:style-name="ro3">
          <table:table-cell/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.61799387799" calcext:value-type="float">
            <text:p>2.617993878</text:p>
          </table:table-cell>
          <table:table-cell table:style-name="ce29" table:formula="of:=[.E33]" office:value-type="float" office:value="0.25" calcext:value-type="float">
            <text:p>0.25</text:p>
          </table:table-cell>
          <table:table-cell table:style-name="ce29" table:formula="of:=[.E34]*COS([.D34])" office:value-type="float" office:value="-0.216506350945923" calcext:value-type="float">
            <text:p>-0.2165063509</text:p>
          </table:table-cell>
          <table:table-cell table:style-name="ce29" table:formula="of:=[.E34]*SIN([.D34])" office:value-type="float" office:value="0.125000000000324" calcext:value-type="float">
            <text:p>0.125</text:p>
          </table:table-cell>
          <table:table-cell table:style-name="ce29" table:formula="of:=[.$F$6]" office:value-type="float" office:value="3.14159265358979" calcext:value-type="float">
            <text:p>3.1415926536</text:p>
          </table:table-cell>
          <table:table-cell table:style-name="ce29" table:formula="of:=[.F34]+[.$C$6]*COS([.H34])" office:value-type="float" office:value="-0.966506350945923" calcext:value-type="float">
            <text:p>-0.9665063509</text:p>
          </table:table-cell>
          <table:table-cell table:style-name="ce36" table:formula="of:=[.G34]+[.$C$5]*SIN([.H34])" office:value-type="float" office:value="0.125000000000324" calcext:value-type="float">
            <text:p>0.125</text:p>
          </table:table-cell>
        </table:table-row>
        <table:table-row table:style-name="ro3">
          <table:table-cell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2.61799387799" calcext:value-type="float">
            <text:p>-2.617993878</text:p>
          </table:table-cell>
          <table:table-cell table:style-name="ce29" table:formula="of:=[.E34]" office:value-type="float" office:value="0.25" calcext:value-type="float">
            <text:p>0.25</text:p>
          </table:table-cell>
          <table:table-cell table:style-name="ce29" table:formula="of:=[.E35]*COS([.D35])" office:value-type="float" office:value="-0.216506350945923" calcext:value-type="float">
            <text:p>-0.2165063509</text:p>
          </table:table-cell>
          <table:table-cell table:style-name="ce29" table:formula="of:=[.E35]*SIN([.D35])" office:value-type="float" office:value="-0.125000000000324" calcext:value-type="float">
            <text:p>-0.125</text:p>
          </table:table-cell>
          <table:table-cell table:style-name="ce29" table:formula="of:=[.$F$6]" office:value-type="float" office:value="3.14159265358979" calcext:value-type="float">
            <text:p>3.1415926536</text:p>
          </table:table-cell>
          <table:table-cell table:style-name="ce29" table:formula="of:=[.F35]+[.$C$6]*COS([.H35])" office:value-type="float" office:value="-0.966506350945923" calcext:value-type="float">
            <text:p>-0.9665063509</text:p>
          </table:table-cell>
          <table:table-cell table:style-name="ce36" table:formula="of:=[.G35]+[.$C$5]*SIN([.H35])" office:value-type="float" office:value="-0.125000000000323" calcext:value-type="float">
            <text:p>-0.125</text:p>
          </table:table-cell>
        </table:table-row>
        <table:table-row table:style-name="ro3">
          <table:table-cell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-1.57079632679" calcext:value-type="float">
            <text:p>-1.5707963268</text:p>
          </table:table-cell>
          <table:table-cell table:style-name="ce29" table:formula="of:=[.E35]" office:value-type="float" office:value="0.25" calcext:value-type="float">
            <text:p>0.25</text:p>
          </table:table-cell>
          <table:table-cell table:style-name="ce29" table:formula="of:=[.E36]*COS([.D36])" office:value-type="float" office:value="0.00000000000122414721503669" calcext:value-type="float">
            <text:p>1.22414721503669E-012</text:p>
          </table:table-cell>
          <table:table-cell table:style-name="ce29" table:formula="of:=[.E36]*SIN([.D36])" office:value-type="float" office:value="-0.25" calcext:value-type="float">
            <text:p>-0.25</text:p>
          </table:table-cell>
          <table:table-cell table:style-name="ce29" table:formula="of:=[.$F$6]" office:value-type="float" office:value="3.14159265358979" calcext:value-type="float">
            <text:p>3.1415926536</text:p>
          </table:table-cell>
          <table:table-cell table:style-name="ce29" table:formula="of:=[.F36]+[.$C$6]*COS([.H36])" office:value-type="float" office:value="-0.749999999998776" calcext:value-type="float">
            <text:p>-0.75</text:p>
          </table:table-cell>
          <table:table-cell table:style-name="ce36" table:formula="of:=[.G36]+[.$C$5]*SIN([.H36])" office:value-type="float" office:value="-0.25" calcext:value-type="float">
            <text:p>-0.25</text:p>
          </table:table-cell>
        </table:table-row>
        <table:table-row table:style-name="ro3">
          <table:table-cell/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-1" calcext:value-type="float">
            <text:p>-1</text:p>
          </table:table-cell>
          <table:table-cell table:style-name="ce21" office:value-type="float" office:value="-0.52359877559" calcext:value-type="float">
            <text:p>-0.5235987756</text:p>
          </table:table-cell>
          <table:table-cell table:style-name="ce29" table:formula="of:=[.E36]" office:value-type="float" office:value="0.25" calcext:value-type="float">
            <text:p>0.25</text:p>
          </table:table-cell>
          <table:table-cell table:style-name="ce29" table:formula="of:=[.E37]*COS([.D37])" office:value-type="float" office:value="0.216506350947147" calcext:value-type="float">
            <text:p>0.2165063509</text:p>
          </table:table-cell>
          <table:table-cell table:style-name="ce29" table:formula="of:=[.E37]*SIN([.D37])" office:value-type="float" office:value="-0.124999999998203" calcext:value-type="float">
            <text:p>-0.125</text:p>
          </table:table-cell>
          <table:table-cell table:style-name="ce29" table:formula="of:=[.$F$6]" office:value-type="float" office:value="3.14159265358979" calcext:value-type="float">
            <text:p>3.1415926536</text:p>
          </table:table-cell>
          <table:table-cell table:style-name="ce29" table:formula="of:=[.F37]+[.$C$6]*COS([.H37])" office:value-type="float" office:value="-0.533493649052853" calcext:value-type="float">
            <text:p>-0.5334936491</text:p>
          </table:table-cell>
          <table:table-cell table:style-name="ce36" table:formula="of:=[.G37]+[.$C$5]*SIN([.H37])" office:value-type="float" office:value="-0.124999999998203" calcext:value-type="float">
            <text:p>-0.125</text:p>
          </table:table-cell>
        </table:table-row>
        <table:table-row table:style-name="ro3">
          <table:table-cell/>
          <table:table-cell table:style-name="ce22" office:value-type="float" office:value="24" calcext:value-type="float">
            <text:p>24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52359877559" calcext:value-type="float">
            <text:p>0.5235987756</text:p>
          </table:table-cell>
          <table:table-cell table:style-name="ce30" table:formula="of:=[.E37]" office:value-type="float" office:value="0.25" calcext:value-type="float">
            <text:p>0.25</text:p>
          </table:table-cell>
          <table:table-cell table:style-name="ce30" table:formula="of:=[.E38]*COS([.D38])" office:value-type="float" office:value="0.216506350947147" calcext:value-type="float">
            <text:p>0.2165063509</text:p>
          </table:table-cell>
          <table:table-cell table:style-name="ce30" table:formula="of:=[.E38]*SIN([.D38])" office:value-type="float" office:value="0.124999999998203" calcext:value-type="float">
            <text:p>0.125</text:p>
          </table:table-cell>
          <table:table-cell table:style-name="ce30" table:formula="of:=[.$F$7]" office:value-type="float" office:value="4.71238898038469" calcext:value-type="float">
            <text:p>4.7123889804</text:p>
          </table:table-cell>
          <table:table-cell table:style-name="ce30" table:formula="of:=[.F38]+[.$C$7]*COS([.H38])" office:value-type="float" office:value="0.216506350947147" calcext:value-type="float">
            <text:p>0.2165063509</text:p>
          </table:table-cell>
          <table:table-cell table:style-name="ce37" table:formula="of:=[.G38]+[.$C$5]*SIN([.H38])" office:value-type="float" office:value="-0.625000000001797" calcext:value-type="float">
            <text:p>-0.625</text:p>
          </table:table-cell>
        </table:table-row>
        <table:table-row table:style-name="ro3">
          <table:table-cell/>
          <table:table-cell table:style-name="ce22" office:value-type="float" office:value="25" calcext:value-type="float">
            <text:p>25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1.57079632679" calcext:value-type="float">
            <text:p>1.5707963268</text:p>
          </table:table-cell>
          <table:table-cell table:style-name="ce30" table:formula="of:=[.E38]" office:value-type="float" office:value="0.25" calcext:value-type="float">
            <text:p>0.25</text:p>
          </table:table-cell>
          <table:table-cell table:style-name="ce30" table:formula="of:=[.E39]*COS([.D39])" office:value-type="float" office:value="0.00000000000122414721503669" calcext:value-type="float">
            <text:p>1.22414721503669E-012</text:p>
          </table:table-cell>
          <table:table-cell table:style-name="ce30" table:formula="of:=[.E39]*SIN([.D39])" office:value-type="float" office:value="0.25" calcext:value-type="float">
            <text:p>0.25</text:p>
          </table:table-cell>
          <table:table-cell table:style-name="ce30" table:formula="of:=[.$F$7]" office:value-type="float" office:value="4.71238898038469" calcext:value-type="float">
            <text:p>4.7123889804</text:p>
          </table:table-cell>
          <table:table-cell table:style-name="ce30" table:formula="of:=[.F39]+[.$C$7]*COS([.H39])" office:value-type="float" office:value="0.00000000000122400944227178" calcext:value-type="float">
            <text:p>1.22400944227178E-012</text:p>
          </table:table-cell>
          <table:table-cell table:style-name="ce37" table:formula="of:=[.G39]+[.$C$5]*SIN([.H39])" office:value-type="float" office:value="-0.5" calcext:value-type="float">
            <text:p>-0.5</text:p>
          </table:table-cell>
        </table:table-row>
        <table:table-row table:style-name="ro3">
          <table:table-cell/>
          <table:table-cell table:style-name="ce22" office:value-type="float" office:value="26" calcext:value-type="float">
            <text:p>2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.61799387799" calcext:value-type="float">
            <text:p>2.617993878</text:p>
          </table:table-cell>
          <table:table-cell table:style-name="ce30" table:formula="of:=[.E39]" office:value-type="float" office:value="0.25" calcext:value-type="float">
            <text:p>0.25</text:p>
          </table:table-cell>
          <table:table-cell table:style-name="ce30" table:formula="of:=[.E40]*COS([.D40])" office:value-type="float" office:value="-0.216506350945923" calcext:value-type="float">
            <text:p>-0.2165063509</text:p>
          </table:table-cell>
          <table:table-cell table:style-name="ce30" table:formula="of:=[.E40]*SIN([.D40])" office:value-type="float" office:value="0.125000000000324" calcext:value-type="float">
            <text:p>0.125</text:p>
          </table:table-cell>
          <table:table-cell table:style-name="ce30" table:formula="of:=[.$F$7]" office:value-type="float" office:value="4.71238898038469" calcext:value-type="float">
            <text:p>4.7123889804</text:p>
          </table:table-cell>
          <table:table-cell table:style-name="ce30" table:formula="of:=[.F40]+[.$C$7]*COS([.H40])" office:value-type="float" office:value="-0.216506350945923" calcext:value-type="float">
            <text:p>-0.2165063509</text:p>
          </table:table-cell>
          <table:table-cell table:style-name="ce37" table:formula="of:=[.G40]+[.$C$5]*SIN([.H40])" office:value-type="float" office:value="-0.624999999999676" calcext:value-type="float">
            <text:p>-0.625</text:p>
          </table:table-cell>
        </table:table-row>
        <table:table-row table:style-name="ro3">
          <table:table-cell/>
          <table:table-cell table:style-name="ce22" office:value-type="float" office:value="27" calcext:value-type="float">
            <text:p>27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2.61799387799" calcext:value-type="float">
            <text:p>-2.617993878</text:p>
          </table:table-cell>
          <table:table-cell table:style-name="ce30" table:formula="of:=[.E40]" office:value-type="float" office:value="0.25" calcext:value-type="float">
            <text:p>0.25</text:p>
          </table:table-cell>
          <table:table-cell table:style-name="ce30" table:formula="of:=[.E41]*COS([.D41])" office:value-type="float" office:value="-0.216506350945923" calcext:value-type="float">
            <text:p>-0.2165063509</text:p>
          </table:table-cell>
          <table:table-cell table:style-name="ce30" table:formula="of:=[.E41]*SIN([.D41])" office:value-type="float" office:value="-0.125000000000324" calcext:value-type="float">
            <text:p>-0.125</text:p>
          </table:table-cell>
          <table:table-cell table:style-name="ce30" table:formula="of:=[.$F$7]" office:value-type="float" office:value="4.71238898038469" calcext:value-type="float">
            <text:p>4.7123889804</text:p>
          </table:table-cell>
          <table:table-cell table:style-name="ce30" table:formula="of:=[.F41]+[.$C$7]*COS([.H41])" office:value-type="float" office:value="-0.216506350945923" calcext:value-type="float">
            <text:p>-0.2165063509</text:p>
          </table:table-cell>
          <table:table-cell table:style-name="ce37" table:formula="of:=[.G41]+[.$C$5]*SIN([.H41])" office:value-type="float" office:value="-0.875000000000324" calcext:value-type="float">
            <text:p>-0.875</text:p>
          </table:table-cell>
        </table:table-row>
        <table:table-row table:style-name="ro3">
          <table:table-cell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-1.57079632679" calcext:value-type="float">
            <text:p>-1.5707963268</text:p>
          </table:table-cell>
          <table:table-cell table:style-name="ce30" table:formula="of:=[.E41]" office:value-type="float" office:value="0.25" calcext:value-type="float">
            <text:p>0.25</text:p>
          </table:table-cell>
          <table:table-cell table:style-name="ce30" table:formula="of:=[.E42]*COS([.D42])" office:value-type="float" office:value="0.00000000000122414721503669" calcext:value-type="float">
            <text:p>1.22414721503669E-012</text:p>
          </table:table-cell>
          <table:table-cell table:style-name="ce30" table:formula="of:=[.E42]*SIN([.D42])" office:value-type="float" office:value="-0.25" calcext:value-type="float">
            <text:p>-0.25</text:p>
          </table:table-cell>
          <table:table-cell table:style-name="ce30" table:formula="of:=[.$F$7]" office:value-type="float" office:value="4.71238898038469" calcext:value-type="float">
            <text:p>4.7123889804</text:p>
          </table:table-cell>
          <table:table-cell table:style-name="ce30" table:formula="of:=[.F42]+[.$C$7]*COS([.H42])" office:value-type="float" office:value="0.00000000000122400944227178" calcext:value-type="float">
            <text:p>1.22400944227178E-012</text:p>
          </table:table-cell>
          <table:table-cell table:style-name="ce37" table:formula="of:=[.G42]+[.$C$5]*SIN([.H42])" office:value-type="float" office:value="-1" calcext:value-type="float">
            <text:p>-1</text:p>
          </table:table-cell>
        </table:table-row>
        <table:table-row table:style-name="ro3">
          <table:table-cell/>
          <table:table-cell table:style-name="ce22" office:value-type="float" office:value="29" calcext:value-type="float">
            <text:p>29</text:p>
          </table:table-cell>
          <table:table-cell table:style-name="ce22" office:value-type="float" office:value="-1" calcext:value-type="float">
            <text:p>-1</text:p>
          </table:table-cell>
          <table:table-cell table:style-name="ce22" office:value-type="float" office:value="-0.52359877559" calcext:value-type="float">
            <text:p>-0.5235987756</text:p>
          </table:table-cell>
          <table:table-cell table:style-name="ce30" table:formula="of:=[.E42]" office:value-type="float" office:value="0.25" calcext:value-type="float">
            <text:p>0.25</text:p>
          </table:table-cell>
          <table:table-cell table:style-name="ce30" table:formula="of:=[.E43]*COS([.D43])" office:value-type="float" office:value="0.216506350947147" calcext:value-type="float">
            <text:p>0.2165063509</text:p>
          </table:table-cell>
          <table:table-cell table:style-name="ce30" table:formula="of:=[.E43]*SIN([.D43])" office:value-type="float" office:value="-0.124999999998203" calcext:value-type="float">
            <text:p>-0.125</text:p>
          </table:table-cell>
          <table:table-cell table:style-name="ce30" table:formula="of:=[.$F$7]" office:value-type="float" office:value="4.71238898038469" calcext:value-type="float">
            <text:p>4.7123889804</text:p>
          </table:table-cell>
          <table:table-cell table:style-name="ce30" table:formula="of:=[.F43]+[.$C$7]*COS([.H43])" office:value-type="float" office:value="0.216506350947147" calcext:value-type="float">
            <text:p>0.2165063509</text:p>
          </table:table-cell>
          <table:table-cell table:style-name="ce37" table:formula="of:=[.G43]+[.$C$5]*SIN([.H43])" office:value-type="float" office:value="-0.874999999998203" calcext:value-type="float">
            <text:p>-0.875</text:p>
          </table:table-cell>
        </table:table-row>
        <table:table-row table:style-name="ro3">
          <table:table-cell table:number-columns-repeated="2"/>
          <table:table-cell table:style-name="ce2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3">
          <table:table-cell table:number-columns-repeated="6"/>
          <table:table-cell table:style-name="ce14" table:number-columns-spanned="2" table:number-rows-spanned="1"/>
          <table:covered-table-cell table:style-name="Default"/>
          <table:table-cell table:number-columns-repeated="2"/>
        </table:table-row>
        <table:table-row table:style-name="ro3"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Angle</text:p>
          </table:table-cell>
          <table:table-cell office:value-type="string" calcext:value-type="string">
            <text:p>Arm</text:p>
          </table:table-cell>
          <table:table-cell/>
          <table:table-cell table:style-name="ce14" office:value-type="string" calcext:value-type="string" table:number-columns-spanned="2" table:number-rows-spanned="1">
            <text:p>Sanity Check</text:p>
          </table:table-cell>
          <table:covered-table-cell table:style-name="Default"/>
          <table:table-cell table:number-columns-repeated="2"/>
        </table:table-row>
        <table:table-row table:style-name="ro3">
          <table:table-cell/>
          <table:table-cell table:formula="of:=[.B14]" office:value-type="float" office:value="0" calcext:value-type="float">
            <text:p>0</text:p>
          </table:table-cell>
          <table:table-cell table:formula="of:=[.C14]" office:value-type="float" office:value="1" calcext:value-type="float">
            <text:p>1</text:p>
          </table:table-cell>
          <table:table-cell table:formula="of:=ATAN2([.I14];[.J14])" office:value-type="float" office:value="0.52359877559" calcext:value-type="float">
            <text:p>0.5235987756</text:p>
          </table:table-cell>
          <table:table-cell table:formula="of:=SQRT([.I14]*[.I14]+[.J14]*[.J14])" office:value-type="float" office:value="0.25" calcext:value-type="float">
            <text:p>0.25</text:p>
          </table:table-cell>
          <table:table-cell/>
          <table:table-cell table:formula="of:=[.E47]*COS([.D47])" office:value-type="float" office:value="0.216506350947147" calcext:value-type="float">
            <text:p>0.2165063509</text:p>
          </table:table-cell>
          <table:table-cell table:formula="of:=[.E47]*SIN([.D47])" office:value-type="float" office:value="0.124999999998203" calcext:value-type="float">
            <text:p>0.125</text:p>
          </table:table-cell>
          <table:table-cell table:number-columns-repeated="2"/>
        </table:table-row>
        <table:table-row table:style-name="ro3">
          <table:table-cell/>
          <table:table-cell table:formula="of:=[.B15]" office:value-type="float" office:value="1" calcext:value-type="float">
            <text:p>1</text:p>
          </table:table-cell>
          <table:table-cell table:formula="of:=[.C15]" office:value-type="float" office:value="-1" calcext:value-type="float">
            <text:p>-1</text:p>
          </table:table-cell>
          <table:table-cell table:formula="of:=ATAN2([.I15];[.J15])" office:value-type="float" office:value="1.57079632679" calcext:value-type="float">
            <text:p>1.5707963268</text:p>
          </table:table-cell>
          <table:table-cell table:formula="of:=SQRT([.I15]*[.I15]+[.J15]*[.J15])" office:value-type="float" office:value="0.25" calcext:value-type="float">
            <text:p>0.25</text:p>
          </table:table-cell>
          <table:table-cell/>
          <table:table-cell table:formula="of:=[.E48]*COS([.D48])" office:value-type="float" office:value="0.00000000000122414721503669" calcext:value-type="float">
            <text:p>1.22414721503669E-012</text:p>
          </table:table-cell>
          <table:table-cell table:formula="of:=[.E48]*SIN([.D48])" office:value-type="float" office:value="0.25" calcext:value-type="float">
            <text:p>0.25</text:p>
          </table:table-cell>
          <table:table-cell table:number-columns-repeated="2"/>
        </table:table-row>
        <table:table-row table:style-name="ro3">
          <table:table-cell/>
          <table:table-cell table:formula="of:=[.B16]" office:value-type="float" office:value="2" calcext:value-type="float">
            <text:p>2</text:p>
          </table:table-cell>
          <table:table-cell table:formula="of:=[.C16]" office:value-type="float" office:value="1" calcext:value-type="float">
            <text:p>1</text:p>
          </table:table-cell>
          <table:table-cell table:formula="of:=ATAN2([.I16];[.J16])" office:value-type="float" office:value="2.61799387799" calcext:value-type="float">
            <text:p>2.617993878</text:p>
          </table:table-cell>
          <table:table-cell table:formula="of:=SQRT([.I16]*[.I16]+[.J16]*[.J16])" office:value-type="float" office:value="0.25" calcext:value-type="float">
            <text:p>0.25</text:p>
          </table:table-cell>
          <table:table-cell/>
          <table:table-cell table:formula="of:=[.E49]*COS([.D49])" office:value-type="float" office:value="-0.216506350945923" calcext:value-type="float">
            <text:p>-0.2165063509</text:p>
          </table:table-cell>
          <table:table-cell table:formula="of:=[.E49]*SIN([.D49])" office:value-type="float" office:value="0.125000000000324" calcext:value-type="float">
            <text:p>0.125</text:p>
          </table:table-cell>
          <table:table-cell table:number-columns-repeated="2"/>
        </table:table-row>
        <table:table-row table:style-name="ro3">
          <table:table-cell/>
          <table:table-cell table:formula="of:=[.B17]" office:value-type="float" office:value="3" calcext:value-type="float">
            <text:p>3</text:p>
          </table:table-cell>
          <table:table-cell table:formula="of:=[.C17]" office:value-type="float" office:value="-1" calcext:value-type="float">
            <text:p>-1</text:p>
          </table:table-cell>
          <table:table-cell table:formula="of:=ATAN2([.I17];[.J17])" office:value-type="float" office:value="-2.61799387799" calcext:value-type="float">
            <text:p>-2.617993878</text:p>
          </table:table-cell>
          <table:table-cell table:formula="of:=SQRT([.I17]*[.I17]+[.J17]*[.J17])" office:value-type="float" office:value="0.25" calcext:value-type="float">
            <text:p>0.25</text:p>
          </table:table-cell>
          <table:table-cell/>
          <table:table-cell table:formula="of:=[.E50]*COS([.D50])" office:value-type="float" office:value="-0.216506350945923" calcext:value-type="float">
            <text:p>-0.2165063509</text:p>
          </table:table-cell>
          <table:table-cell table:formula="of:=[.E50]*SIN([.D50])" office:value-type="float" office:value="-0.125000000000324" calcext:value-type="float">
            <text:p>-0.125</text:p>
          </table:table-cell>
          <table:table-cell table:number-columns-repeated="2"/>
        </table:table-row>
        <table:table-row table:style-name="ro3">
          <table:table-cell/>
          <table:table-cell table:formula="of:=[.B18]" office:value-type="float" office:value="4" calcext:value-type="float">
            <text:p>4</text:p>
          </table:table-cell>
          <table:table-cell table:formula="of:=[.C18]" office:value-type="float" office:value="1" calcext:value-type="float">
            <text:p>1</text:p>
          </table:table-cell>
          <table:table-cell table:formula="of:=ATAN2([.I18];[.J18])" office:value-type="float" office:value="-1.57079632679" calcext:value-type="float">
            <text:p>-1.5707963268</text:p>
          </table:table-cell>
          <table:table-cell table:formula="of:=SQRT([.I18]*[.I18]+[.J18]*[.J18])" office:value-type="float" office:value="0.25" calcext:value-type="float">
            <text:p>0.25</text:p>
          </table:table-cell>
          <table:table-cell/>
          <table:table-cell table:formula="of:=[.E51]*COS([.D51])" office:value-type="float" office:value="0.00000000000122414721503669" calcext:value-type="float">
            <text:p>1.22414721503669E-012</text:p>
          </table:table-cell>
          <table:table-cell table:formula="of:=[.E51]*SIN([.D51])" office:value-type="float" office:value="-0.25" calcext:value-type="float">
            <text:p>-0.25</text:p>
          </table:table-cell>
          <table:table-cell table:number-columns-repeated="2"/>
        </table:table-row>
        <table:table-row table:style-name="ro3">
          <table:table-cell/>
          <table:table-cell table:formula="of:=[.B19]" office:value-type="float" office:value="5" calcext:value-type="float">
            <text:p>5</text:p>
          </table:table-cell>
          <table:table-cell table:formula="of:=[.C19]" office:value-type="float" office:value="-1" calcext:value-type="float">
            <text:p>-1</text:p>
          </table:table-cell>
          <table:table-cell table:formula="of:=ATAN2([.I19];[.J19])" office:value-type="float" office:value="-0.52359877559" calcext:value-type="float">
            <text:p>-0.5235987756</text:p>
          </table:table-cell>
          <table:table-cell table:formula="of:=SQRT([.I19]*[.I19]+[.J19]*[.J19])" office:value-type="float" office:value="0.25" calcext:value-type="float">
            <text:p>0.25</text:p>
          </table:table-cell>
          <table:table-cell/>
          <table:table-cell table:formula="of:=[.E52]*COS([.D52])" office:value-type="float" office:value="0.216506350947147" calcext:value-type="float">
            <text:p>0.2165063509</text:p>
          </table:table-cell>
          <table:table-cell table:formula="of:=[.E52]*SIN([.D52])" office:value-type="float" office:value="-0.124999999998203" calcext:value-type="float">
            <text:p>-0.125</text:p>
          </table:table-cell>
          <table:table-cell table:number-columns-repeated="2"/>
        </table:table-row>
        <table:table-row table:style-name="ro3">
          <table:table-cell/>
          <table:table-cell table:formula="of:=[.B20]" office:value-type="float" office:value="6" calcext:value-type="float">
            <text:p>6</text:p>
          </table:table-cell>
          <table:table-cell table:formula="of:=[.C20]" office:value-type="float" office:value="1" calcext:value-type="float">
            <text:p>1</text:p>
          </table:table-cell>
          <table:table-cell table:formula="of:=ATAN2([.I20];[.J20])" office:value-type="float" office:value="0.128617846725948" calcext:value-type="float">
            <text:p>0.1286178467</text:p>
          </table:table-cell>
          <table:table-cell table:formula="of:=SQRT([.I20]*[.I20]+[.J20]*[.J20])" office:value-type="float" office:value="0.97455606633006" calcext:value-type="float">
            <text:p>0.9745560663</text:p>
          </table:table-cell>
          <table:table-cell/>
          <table:table-cell table:formula="of:=[.E53]*COS([.D53])" office:value-type="float" office:value="0.966506350947147" calcext:value-type="float">
            <text:p>0.9665063509</text:p>
          </table:table-cell>
          <table:table-cell table:formula="of:=[.E53]*SIN([.D53])" office:value-type="float" office:value="0.124999999998203" calcext:value-type="float">
            <text:p>0.125</text:p>
          </table:table-cell>
          <table:table-cell table:number-columns-repeated="2"/>
        </table:table-row>
        <table:table-row table:style-name="ro3">
          <table:table-cell/>
          <table:table-cell table:formula="of:=[.B21]" office:value-type="float" office:value="7" calcext:value-type="float">
            <text:p>7</text:p>
          </table:table-cell>
          <table:table-cell table:formula="of:=[.C21]" office:value-type="float" office:value="-1" calcext:value-type="float">
            <text:p>-1</text:p>
          </table:table-cell>
          <table:table-cell table:formula="of:=ATAN2([.I21];[.J21])" office:value-type="float" office:value="0.321750554396153" calcext:value-type="float">
            <text:p>0.3217505544</text:p>
          </table:table-cell>
          <table:table-cell table:formula="of:=SQRT([.I21]*[.I21]+[.J21]*[.J21])" office:value-type="float" office:value="0.790569415043256" calcext:value-type="float">
            <text:p>0.790569415</text:p>
          </table:table-cell>
          <table:table-cell/>
          <table:table-cell table:formula="of:=[.E54]*COS([.D54])" office:value-type="float" office:value="0.750000000001224" calcext:value-type="float">
            <text:p>0.75</text:p>
          </table:table-cell>
          <table:table-cell table:formula="of:=[.E54]*SIN([.D54])" office:value-type="float" office:value="0.25" calcext:value-type="float">
            <text:p>0.25</text:p>
          </table:table-cell>
          <table:table-cell table:number-columns-repeated="2"/>
        </table:table-row>
        <table:table-row table:style-name="ro3">
          <table:table-cell/>
          <table:table-cell table:formula="of:=[.B22]" office:value-type="float" office:value="8" calcext:value-type="float">
            <text:p>8</text:p>
          </table:table-cell>
          <table:table-cell table:formula="of:=[.C22]" office:value-type="float" office:value="1" calcext:value-type="float">
            <text:p>1</text:p>
          </table:table-cell>
          <table:table-cell table:formula="of:=ATAN2([.I22];[.J22])" office:value-type="float" office:value="0.230152823543156" calcext:value-type="float">
            <text:p>0.2301528235</text:p>
          </table:table-cell>
          <table:table-cell table:formula="of:=SQRT([.I22]*[.I22]+[.J22]*[.J22])" office:value-type="float" office:value="0.547942034873321" calcext:value-type="float">
            <text:p>0.5479420349</text:p>
          </table:table-cell>
          <table:table-cell/>
          <table:table-cell table:formula="of:=[.E55]*COS([.D55])" office:value-type="float" office:value="0.533493649054077" calcext:value-type="float">
            <text:p>0.5334936491</text:p>
          </table:table-cell>
          <table:table-cell table:formula="of:=[.E55]*SIN([.D55])" office:value-type="float" office:value="0.125000000000324" calcext:value-type="float">
            <text:p>0.125</text:p>
          </table:table-cell>
          <table:table-cell table:number-columns-repeated="2"/>
        </table:table-row>
        <table:table-row table:style-name="ro3">
          <table:table-cell/>
          <table:table-cell table:formula="of:=[.B23]" office:value-type="float" office:value="9" calcext:value-type="float">
            <text:p>9</text:p>
          </table:table-cell>
          <table:table-cell table:formula="of:=[.C23]" office:value-type="float" office:value="-1" calcext:value-type="float">
            <text:p>-1</text:p>
          </table:table-cell>
          <table:table-cell table:formula="of:=ATAN2([.I23];[.J23])" office:value-type="float" office:value="-0.230152823543156" calcext:value-type="float">
            <text:p>-0.2301528235</text:p>
          </table:table-cell>
          <table:table-cell table:formula="of:=SQRT([.I23]*[.I23]+[.J23]*[.J23])" office:value-type="float" office:value="0.547942034873321" calcext:value-type="float">
            <text:p>0.5479420349</text:p>
          </table:table-cell>
          <table:table-cell/>
          <table:table-cell table:formula="of:=[.E56]*COS([.D56])" office:value-type="float" office:value="0.533493649054077" calcext:value-type="float">
            <text:p>0.5334936491</text:p>
          </table:table-cell>
          <table:table-cell table:formula="of:=[.E56]*SIN([.D56])" office:value-type="float" office:value="-0.125000000000324" calcext:value-type="float">
            <text:p>-0.125</text:p>
          </table:table-cell>
          <table:table-cell table:number-columns-repeated="2"/>
        </table:table-row>
        <table:table-row table:style-name="ro3">
          <table:table-cell/>
          <table:table-cell table:formula="of:=[.B24]" office:value-type="float" office:value="10" calcext:value-type="float">
            <text:p>10</text:p>
          </table:table-cell>
          <table:table-cell table:formula="of:=[.C24]" office:value-type="float" office:value="1" calcext:value-type="float">
            <text:p>1</text:p>
          </table:table-cell>
          <table:table-cell table:formula="of:=ATAN2([.I24];[.J24])" office:value-type="float" office:value="-0.321750554396153" calcext:value-type="float">
            <text:p>-0.3217505544</text:p>
          </table:table-cell>
          <table:table-cell table:formula="of:=SQRT([.I24]*[.I24]+[.J24]*[.J24])" office:value-type="float" office:value="0.790569415043256" calcext:value-type="float">
            <text:p>0.790569415</text:p>
          </table:table-cell>
          <table:table-cell/>
          <table:table-cell table:formula="of:=[.E57]*COS([.D57])" office:value-type="float" office:value="0.750000000001224" calcext:value-type="float">
            <text:p>0.75</text:p>
          </table:table-cell>
          <table:table-cell table:formula="of:=[.E57]*SIN([.D57])" office:value-type="float" office:value="-0.25" calcext:value-type="float">
            <text:p>-0.25</text:p>
          </table:table-cell>
          <table:table-cell table:number-columns-repeated="2"/>
        </table:table-row>
        <table:table-row table:style-name="ro3">
          <table:table-cell/>
          <table:table-cell table:formula="of:=[.B25]" office:value-type="float" office:value="11" calcext:value-type="float">
            <text:p>11</text:p>
          </table:table-cell>
          <table:table-cell table:formula="of:=[.C25]" office:value-type="float" office:value="-1" calcext:value-type="float">
            <text:p>-1</text:p>
          </table:table-cell>
          <table:table-cell table:formula="of:=ATAN2([.I25];[.J25])" office:value-type="float" office:value="-0.128617846725948" calcext:value-type="float">
            <text:p>-0.1286178467</text:p>
          </table:table-cell>
          <table:table-cell table:formula="of:=SQRT([.I25]*[.I25]+[.J25]*[.J25])" office:value-type="float" office:value="0.97455606633006" calcext:value-type="float">
            <text:p>0.9745560663</text:p>
          </table:table-cell>
          <table:table-cell/>
          <table:table-cell table:formula="of:=[.E58]*COS([.D58])" office:value-type="float" office:value="0.966506350947147" calcext:value-type="float">
            <text:p>0.9665063509</text:p>
          </table:table-cell>
          <table:table-cell table:formula="of:=[.E58]*SIN([.D58])" office:value-type="float" office:value="-0.124999999998203" calcext:value-type="float">
            <text:p>-0.125</text:p>
          </table:table-cell>
          <table:table-cell table:number-columns-repeated="2"/>
        </table:table-row>
        <table:table-row table:style-name="ro3">
          <table:table-cell/>
          <table:table-cell table:formula="of:=[.B26]" office:value-type="float" office:value="12" calcext:value-type="float">
            <text:p>12</text:p>
          </table:table-cell>
          <table:table-cell table:formula="of:=[.C26]" office:value-type="float" office:value="1" calcext:value-type="float">
            <text:p>1</text:p>
          </table:table-cell>
          <table:table-cell table:formula="of:=ATAN2([.I26];[.J26])" office:value-type="float" office:value="1.32823245269782" calcext:value-type="float">
            <text:p>1.3282324527</text:p>
          </table:table-cell>
          <table:table-cell table:formula="of:=SQRT([.I26]*[.I26]+[.J26]*[.J26])" office:value-type="float" office:value="0.901387818864502" calcext:value-type="float">
            <text:p>0.9013878189</text:p>
          </table:table-cell>
          <table:table-cell/>
          <table:table-cell table:formula="of:=[.E59]*COS([.D59])" office:value-type="float" office:value="0.216506350947147" calcext:value-type="float">
            <text:p>0.2165063509</text:p>
          </table:table-cell>
          <table:table-cell table:formula="of:=[.E59]*SIN([.D59])" office:value-type="float" office:value="0.874999999998203" calcext:value-type="float">
            <text:p>0.875</text:p>
          </table:table-cell>
          <table:table-cell table:number-columns-repeated="2"/>
        </table:table-row>
        <table:table-row table:style-name="ro3">
          <table:table-cell/>
          <table:table-cell table:formula="of:=[.B27]" office:value-type="float" office:value="13" calcext:value-type="float">
            <text:p>13</text:p>
          </table:table-cell>
          <table:table-cell table:formula="of:=[.C27]" office:value-type="float" office:value="-1" calcext:value-type="float">
            <text:p>-1</text:p>
          </table:table-cell>
          <table:table-cell table:formula="of:=ATAN2([.I27];[.J27])" office:value-type="float" office:value="1.57079632679367" calcext:value-type="float">
            <text:p>1.5707963268</text:p>
          </table:table-cell>
          <table:table-cell table:formula="of:=SQRT([.I27]*[.I27]+[.J27]*[.J27])" office:value-type="float" office:value="1" calcext:value-type="float">
            <text:p>1</text:p>
          </table:table-cell>
          <table:table-cell/>
          <table:table-cell table:formula="of:=[.E60]*COS([.D60])" office:value-type="float" office:value="0.00000000000122419313929166" calcext:value-type="float">
            <text:p>1.22419313929166E-012</text:p>
          </table:table-cell>
          <table:table-cell table:formula="of:=[.E60]*SIN([.D60])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/>
          <table:table-cell table:formula="of:=[.B28]" office:value-type="float" office:value="14" calcext:value-type="float">
            <text:p>14</text:p>
          </table:table-cell>
          <table:table-cell table:formula="of:=[.C28]" office:value-type="float" office:value="1" calcext:value-type="float">
            <text:p>1</text:p>
          </table:table-cell>
          <table:table-cell table:formula="of:=ATAN2([.I28];[.J28])" office:value-type="float" office:value="1.81336020089009" calcext:value-type="float">
            <text:p>1.8133602009</text:p>
          </table:table-cell>
          <table:table-cell table:formula="of:=SQRT([.I28]*[.I28]+[.J28]*[.J28])" office:value-type="float" office:value="0.901387818866266" calcext:value-type="float">
            <text:p>0.9013878189</text:p>
          </table:table-cell>
          <table:table-cell/>
          <table:table-cell table:formula="of:=[.E61]*COS([.D61])" office:value-type="float" office:value="-0.216506350945923" calcext:value-type="float">
            <text:p>-0.2165063509</text:p>
          </table:table-cell>
          <table:table-cell table:formula="of:=[.E61]*SIN([.D61])" office:value-type="float" office:value="0.875000000000324" calcext:value-type="float">
            <text:p>0.875</text:p>
          </table:table-cell>
          <table:table-cell table:number-columns-repeated="2"/>
        </table:table-row>
        <table:table-row table:style-name="ro3">
          <table:table-cell/>
          <table:table-cell table:formula="of:=[.B29]" office:value-type="float" office:value="15" calcext:value-type="float">
            <text:p>15</text:p>
          </table:table-cell>
          <table:table-cell table:formula="of:=[.C29]" office:value-type="float" office:value="-1" calcext:value-type="float">
            <text:p>-1</text:p>
          </table:table-cell>
          <table:table-cell table:formula="of:=ATAN2([.I29];[.J29])" office:value-type="float" office:value="1.90426949904662" calcext:value-type="float">
            <text:p>1.904269499</text:p>
          </table:table-cell>
          <table:table-cell table:formula="of:=SQRT([.I29]*[.I29]+[.J29]*[.J29])" office:value-type="float" office:value="0.661437827765781" calcext:value-type="float">
            <text:p>0.6614378278</text:p>
          </table:table-cell>
          <table:table-cell/>
          <table:table-cell table:formula="of:=[.E62]*COS([.D62])" office:value-type="float" office:value="-0.216506350945923" calcext:value-type="float">
            <text:p>-0.2165063509</text:p>
          </table:table-cell>
          <table:table-cell table:formula="of:=[.E62]*SIN([.D62])" office:value-type="float" office:value="0.624999999999677" calcext:value-type="float">
            <text:p>0.625</text:p>
          </table:table-cell>
          <table:table-cell table:number-columns-repeated="2"/>
        </table:table-row>
        <table:table-row table:style-name="ro3">
          <table:table-cell/>
          <table:table-cell table:formula="of:=[.B30]" office:value-type="float" office:value="16" calcext:value-type="float">
            <text:p>16</text:p>
          </table:table-cell>
          <table:table-cell table:formula="of:=[.C30]" office:value-type="float" office:value="1" calcext:value-type="float">
            <text:p>1</text:p>
          </table:table-cell>
          <table:table-cell table:formula="of:=ATAN2([.I30];[.J30])" office:value-type="float" office:value="1.57079632679245" calcext:value-type="float">
            <text:p>1.5707963268</text:p>
          </table:table-cell>
          <table:table-cell table:formula="of:=SQRT([.I30]*[.I30]+[.J30]*[.J30])" office:value-type="float" office:value="0.5" calcext:value-type="float">
            <text:p>0.5</text:p>
          </table:table-cell>
          <table:table-cell/>
          <table:table-cell table:formula="of:=[.E63]*COS([.D63])" office:value-type="float" office:value="0.00000000000122416252312168" calcext:value-type="float">
            <text:p>1.22416252312168E-012</text:p>
          </table:table-cell>
          <table:table-cell table:formula="of:=[.E63]*SIN([.D63])" office:value-type="float" office:value="0.5" calcext:value-type="float">
            <text:p>0.5</text:p>
          </table:table-cell>
          <table:table-cell table:number-columns-repeated="2"/>
        </table:table-row>
        <table:table-row table:style-name="ro3">
          <table:table-cell/>
          <table:table-cell table:formula="of:=[.B31]" office:value-type="float" office:value="17" calcext:value-type="float">
            <text:p>17</text:p>
          </table:table-cell>
          <table:table-cell table:formula="of:=[.C31]" office:value-type="float" office:value="-1" calcext:value-type="float">
            <text:p>-1</text:p>
          </table:table-cell>
          <table:table-cell table:formula="of:=ATAN2([.I31];[.J31])" office:value-type="float" office:value="1.23732315454247" calcext:value-type="float">
            <text:p>1.2373231545</text:p>
          </table:table-cell>
          <table:table-cell table:formula="of:=SQRT([.I31]*[.I31]+[.J31]*[.J31])" office:value-type="float" office:value="0.661437827768185" calcext:value-type="float">
            <text:p>0.6614378278</text:p>
          </table:table-cell>
          <table:table-cell/>
          <table:table-cell table:formula="of:=[.E64]*COS([.D64])" office:value-type="float" office:value="0.216506350947147" calcext:value-type="float">
            <text:p>0.2165063509</text:p>
          </table:table-cell>
          <table:table-cell table:formula="of:=[.E64]*SIN([.D64])" office:value-type="float" office:value="0.625000000001797" calcext:value-type="float">
            <text:p>0.625</text:p>
          </table:table-cell>
          <table:table-cell table:number-columns-repeated="2"/>
        </table:table-row>
        <table:table-row table:style-name="ro3">
          <table:table-cell/>
          <table:table-cell table:formula="of:=[.B32]" office:value-type="float" office:value="18" calcext:value-type="float">
            <text:p>18</text:p>
          </table:table-cell>
          <table:table-cell table:formula="of:=[.C32]" office:value-type="float" office:value="1" calcext:value-type="float">
            <text:p>1</text:p>
          </table:table-cell>
          <table:table-cell table:formula="of:=ATAN2([.I32];[.J32])" office:value-type="float" office:value="2.9114398300499" calcext:value-type="float">
            <text:p>2.91143983</text:p>
          </table:table-cell>
          <table:table-cell table:formula="of:=SQRT([.I32]*[.I32]+[.J32]*[.J32])" office:value-type="float" office:value="0.547942034871646" calcext:value-type="float">
            <text:p>0.5479420349</text:p>
          </table:table-cell>
          <table:table-cell/>
          <table:table-cell table:formula="of:=[.E65]*COS([.D65])" office:value-type="float" office:value="-0.533493649052853" calcext:value-type="float">
            <text:p>-0.5334936491</text:p>
          </table:table-cell>
          <table:table-cell table:formula="of:=[.E65]*SIN([.D65])" office:value-type="float" office:value="0.124999999998203" calcext:value-type="float">
            <text:p>0.125</text:p>
          </table:table-cell>
          <table:table-cell table:number-columns-repeated="2"/>
        </table:table-row>
        <table:table-row table:style-name="ro3">
          <table:table-cell/>
          <table:table-cell table:formula="of:=[.B33]" office:value-type="float" office:value="19" calcext:value-type="float">
            <text:p>19</text:p>
          </table:table-cell>
          <table:table-cell table:formula="of:=[.C33]" office:value-type="float" office:value="-1" calcext:value-type="float">
            <text:p>-1</text:p>
          </table:table-cell>
          <table:table-cell table:formula="of:=ATAN2([.I33];[.J33])" office:value-type="float" office:value="2.81984209919266" calcext:value-type="float">
            <text:p>2.8198420992</text:p>
          </table:table-cell>
          <table:table-cell table:formula="of:=SQRT([.I33]*[.I33]+[.J33]*[.J33])" office:value-type="float" office:value="0.790569415040934" calcext:value-type="float">
            <text:p>0.790569415</text:p>
          </table:table-cell>
          <table:table-cell/>
          <table:table-cell table:formula="of:=[.E66]*COS([.D66])" office:value-type="float" office:value="-0.749999999998776" calcext:value-type="float">
            <text:p>-0.75</text:p>
          </table:table-cell>
          <table:table-cell table:formula="of:=[.E66]*SIN([.D66])" office:value-type="float" office:value="0.25" calcext:value-type="float">
            <text:p>0.25</text:p>
          </table:table-cell>
          <table:table-cell table:number-columns-repeated="2"/>
        </table:table-row>
        <table:table-row table:style-name="ro3">
          <table:table-cell/>
          <table:table-cell table:formula="of:=[.B34]" office:value-type="float" office:value="20" calcext:value-type="float">
            <text:p>20</text:p>
          </table:table-cell>
          <table:table-cell table:formula="of:=[.C34]" office:value-type="float" office:value="1" calcext:value-type="float">
            <text:p>1</text:p>
          </table:table-cell>
          <table:table-cell table:formula="of:=ATAN2([.I34];[.J34])" office:value-type="float" office:value="3.01297480686153" calcext:value-type="float">
            <text:p>3.0129748069</text:p>
          </table:table-cell>
          <table:table-cell table:formula="of:=SQRT([.I34]*[.I34]+[.J34]*[.J34])" office:value-type="float" office:value="0.974556066329118" calcext:value-type="float">
            <text:p>0.9745560663</text:p>
          </table:table-cell>
          <table:table-cell/>
          <table:table-cell table:formula="of:=[.E67]*COS([.D67])" office:value-type="float" office:value="-0.966506350945923" calcext:value-type="float">
            <text:p>-0.9665063509</text:p>
          </table:table-cell>
          <table:table-cell table:formula="of:=[.E67]*SIN([.D67])" office:value-type="float" office:value="0.125000000000324" calcext:value-type="float">
            <text:p>0.125</text:p>
          </table:table-cell>
          <table:table-cell table:number-columns-repeated="2"/>
        </table:table-row>
        <table:table-row table:style-name="ro3">
          <table:table-cell/>
          <table:table-cell table:formula="of:=[.B35]" office:value-type="float" office:value="21" calcext:value-type="float">
            <text:p>21</text:p>
          </table:table-cell>
          <table:table-cell table:formula="of:=[.C35]" office:value-type="float" office:value="-1" calcext:value-type="float">
            <text:p>-1</text:p>
          </table:table-cell>
          <table:table-cell table:formula="of:=ATAN2([.I35];[.J35])" office:value-type="float" office:value="-3.01297480686153" calcext:value-type="float">
            <text:p>-3.0129748069</text:p>
          </table:table-cell>
          <table:table-cell table:formula="of:=SQRT([.I35]*[.I35]+[.J35]*[.J35])" office:value-type="float" office:value="0.974556066329118" calcext:value-type="float">
            <text:p>0.9745560663</text:p>
          </table:table-cell>
          <table:table-cell/>
          <table:table-cell table:formula="of:=[.E68]*COS([.D68])" office:value-type="float" office:value="-0.966506350945923" calcext:value-type="float">
            <text:p>-0.9665063509</text:p>
          </table:table-cell>
          <table:table-cell table:formula="of:=[.E68]*SIN([.D68])" office:value-type="float" office:value="-0.125000000000323" calcext:value-type="float">
            <text:p>-0.125</text:p>
          </table:table-cell>
          <table:table-cell table:number-columns-repeated="2"/>
        </table:table-row>
        <table:table-row table:style-name="ro3">
          <table:table-cell/>
          <table:table-cell table:formula="of:=[.B36]" office:value-type="float" office:value="22" calcext:value-type="float">
            <text:p>22</text:p>
          </table:table-cell>
          <table:table-cell table:formula="of:=[.C36]" office:value-type="float" office:value="1" calcext:value-type="float">
            <text:p>1</text:p>
          </table:table-cell>
          <table:table-cell table:formula="of:=ATAN2([.I36];[.J36])" office:value-type="float" office:value="-2.81984209919266" calcext:value-type="float">
            <text:p>-2.8198420992</text:p>
          </table:table-cell>
          <table:table-cell table:formula="of:=SQRT([.I36]*[.I36]+[.J36]*[.J36])" office:value-type="float" office:value="0.790569415040933" calcext:value-type="float">
            <text:p>0.790569415</text:p>
          </table:table-cell>
          <table:table-cell/>
          <table:table-cell table:formula="of:=[.E69]*COS([.D69])" office:value-type="float" office:value="-0.749999999998776" calcext:value-type="float">
            <text:p>-0.75</text:p>
          </table:table-cell>
          <table:table-cell table:formula="of:=[.E69]*SIN([.D69])" office:value-type="float" office:value="-0.25" calcext:value-type="float">
            <text:p>-0.25</text:p>
          </table:table-cell>
          <table:table-cell table:number-columns-repeated="2"/>
        </table:table-row>
        <table:table-row table:style-name="ro3">
          <table:table-cell/>
          <table:table-cell table:formula="of:=[.B37]" office:value-type="float" office:value="23" calcext:value-type="float">
            <text:p>23</text:p>
          </table:table-cell>
          <table:table-cell table:formula="of:=[.C37]" office:value-type="float" office:value="-1" calcext:value-type="float">
            <text:p>-1</text:p>
          </table:table-cell>
          <table:table-cell table:formula="of:=ATAN2([.I37];[.J37])" office:value-type="float" office:value="-2.9114398300499" calcext:value-type="float">
            <text:p>-2.91143983</text:p>
          </table:table-cell>
          <table:table-cell table:formula="of:=SQRT([.I37]*[.I37]+[.J37]*[.J37])" office:value-type="float" office:value="0.547942034871646" calcext:value-type="float">
            <text:p>0.5479420349</text:p>
          </table:table-cell>
          <table:table-cell/>
          <table:table-cell table:formula="of:=[.E70]*COS([.D70])" office:value-type="float" office:value="-0.533493649052853" calcext:value-type="float">
            <text:p>-0.5334936491</text:p>
          </table:table-cell>
          <table:table-cell table:formula="of:=[.E70]*SIN([.D70])" office:value-type="float" office:value="-0.124999999998203" calcext:value-type="float">
            <text:p>-0.125</text:p>
          </table:table-cell>
          <table:table-cell table:number-columns-repeated="2"/>
        </table:table-row>
        <table:table-row table:style-name="ro3">
          <table:table-cell/>
          <table:table-cell table:formula="of:=[.B38]" office:value-type="float" office:value="24" calcext:value-type="float">
            <text:p>24</text:p>
          </table:table-cell>
          <table:table-cell table:formula="of:=[.C38]" office:value-type="float" office:value="1" calcext:value-type="float">
            <text:p>1</text:p>
          </table:table-cell>
          <table:table-cell table:formula="of:=ATAN2([.I38];[.J38])" office:value-type="float" office:value="-1.23732315454247" calcext:value-type="float">
            <text:p>-1.2373231545</text:p>
          </table:table-cell>
          <table:table-cell table:formula="of:=SQRT([.I38]*[.I38]+[.J38]*[.J38])" office:value-type="float" office:value="0.661437827768185" calcext:value-type="float">
            <text:p>0.6614378278</text:p>
          </table:table-cell>
          <table:table-cell/>
          <table:table-cell table:formula="of:=[.E71]*COS([.D71])" office:value-type="float" office:value="0.216506350947147" calcext:value-type="float">
            <text:p>0.2165063509</text:p>
          </table:table-cell>
          <table:table-cell table:formula="of:=[.E71]*SIN([.D71])" office:value-type="float" office:value="-0.625000000001797" calcext:value-type="float">
            <text:p>-0.625</text:p>
          </table:table-cell>
          <table:table-cell table:number-columns-repeated="2"/>
        </table:table-row>
        <table:table-row table:style-name="ro3">
          <table:table-cell/>
          <table:table-cell table:formula="of:=[.B39]" office:value-type="float" office:value="25" calcext:value-type="float">
            <text:p>25</text:p>
          </table:table-cell>
          <table:table-cell table:formula="of:=[.C39]" office:value-type="float" office:value="-1" calcext:value-type="float">
            <text:p>-1</text:p>
          </table:table-cell>
          <table:table-cell table:formula="of:=ATAN2([.I39];[.J39])" office:value-type="float" office:value="-1.57079632679245" calcext:value-type="float">
            <text:p>-1.5707963268</text:p>
          </table:table-cell>
          <table:table-cell table:formula="of:=SQRT([.I39]*[.I39]+[.J39]*[.J39])" office:value-type="float" office:value="0.5" calcext:value-type="float">
            <text:p>0.5</text:p>
          </table:table-cell>
          <table:table-cell/>
          <table:table-cell table:formula="of:=[.E72]*COS([.D72])" office:value-type="float" office:value="0.00000000000122405150081921" calcext:value-type="float">
            <text:p>1.22405150081921E-012</text:p>
          </table:table-cell>
          <table:table-cell table:formula="of:=[.E72]*SIN([.D72])" office:value-type="float" office:value="-0.5" calcext:value-type="float">
            <text:p>-0.5</text:p>
          </table:table-cell>
          <table:table-cell table:number-columns-repeated="2"/>
        </table:table-row>
        <table:table-row table:style-name="ro3">
          <table:table-cell/>
          <table:table-cell table:formula="of:=[.B40]" office:value-type="float" office:value="26" calcext:value-type="float">
            <text:p>26</text:p>
          </table:table-cell>
          <table:table-cell table:formula="of:=[.C40]" office:value-type="float" office:value="1" calcext:value-type="float">
            <text:p>1</text:p>
          </table:table-cell>
          <table:table-cell table:formula="of:=ATAN2([.I40];[.J40])" office:value-type="float" office:value="-1.90426949904662" calcext:value-type="float">
            <text:p>-1.904269499</text:p>
          </table:table-cell>
          <table:table-cell table:formula="of:=SQRT([.I40]*[.I40]+[.J40]*[.J40])" office:value-type="float" office:value="0.661437827765781" calcext:value-type="float">
            <text:p>0.6614378278</text:p>
          </table:table-cell>
          <table:table-cell/>
          <table:table-cell table:formula="of:=[.E73]*COS([.D73])" office:value-type="float" office:value="-0.216506350945923" calcext:value-type="float">
            <text:p>-0.2165063509</text:p>
          </table:table-cell>
          <table:table-cell table:formula="of:=[.E73]*SIN([.D73])" office:value-type="float" office:value="-0.624999999999676" calcext:value-type="float">
            <text:p>-0.625</text:p>
          </table:table-cell>
          <table:table-cell table:number-columns-repeated="2"/>
        </table:table-row>
        <table:table-row table:style-name="ro3">
          <table:table-cell/>
          <table:table-cell table:formula="of:=[.B41]" office:value-type="float" office:value="27" calcext:value-type="float">
            <text:p>27</text:p>
          </table:table-cell>
          <table:table-cell table:formula="of:=[.C41]" office:value-type="float" office:value="-1" calcext:value-type="float">
            <text:p>-1</text:p>
          </table:table-cell>
          <table:table-cell table:formula="of:=ATAN2([.I41];[.J41])" office:value-type="float" office:value="-1.81336020089009" calcext:value-type="float">
            <text:p>-1.8133602009</text:p>
          </table:table-cell>
          <table:table-cell table:formula="of:=SQRT([.I41]*[.I41]+[.J41]*[.J41])" office:value-type="float" office:value="0.901387818866267" calcext:value-type="float">
            <text:p>0.9013878189</text:p>
          </table:table-cell>
          <table:table-cell/>
          <table:table-cell table:formula="of:=[.E74]*COS([.D74])" office:value-type="float" office:value="-0.216506350945923" calcext:value-type="float">
            <text:p>-0.2165063509</text:p>
          </table:table-cell>
          <table:table-cell table:formula="of:=[.E74]*SIN([.D74])" office:value-type="float" office:value="-0.875000000000324" calcext:value-type="float">
            <text:p>-0.875</text:p>
          </table:table-cell>
          <table:table-cell table:number-columns-repeated="2"/>
        </table:table-row>
        <table:table-row table:style-name="ro3">
          <table:table-cell/>
          <table:table-cell table:formula="of:=[.B42]" office:value-type="float" office:value="28" calcext:value-type="float">
            <text:p>28</text:p>
          </table:table-cell>
          <table:table-cell table:formula="of:=[.C42]" office:value-type="float" office:value="1" calcext:value-type="float">
            <text:p>1</text:p>
          </table:table-cell>
          <table:table-cell table:formula="of:=ATAN2([.I42];[.J42])" office:value-type="float" office:value="-1.57079632679367" calcext:value-type="float">
            <text:p>-1.5707963268</text:p>
          </table:table-cell>
          <table:table-cell table:formula="of:=SQRT([.I42]*[.I42]+[.J42]*[.J42])" office:value-type="float" office:value="1" calcext:value-type="float">
            <text:p>1</text:p>
          </table:table-cell>
          <table:table-cell/>
          <table:table-cell table:formula="of:=[.E75]*COS([.D75])" office:value-type="float" office:value="0.00000000000122397109468673" calcext:value-type="float">
            <text:p>1.22397109468673E-012</text:p>
          </table:table-cell>
          <table:table-cell table:formula="of:=[.E75]*SIN([.D75])" office:value-type="float" office:value="-1" calcext:value-type="float">
            <text:p>-1</text:p>
          </table:table-cell>
          <table:table-cell table:number-columns-repeated="2"/>
        </table:table-row>
        <table:table-row table:style-name="ro3">
          <table:table-cell/>
          <table:table-cell table:formula="of:=[.B43]" office:value-type="float" office:value="29" calcext:value-type="float">
            <text:p>29</text:p>
          </table:table-cell>
          <table:table-cell table:formula="of:=[.C43]" office:value-type="float" office:value="-1" calcext:value-type="float">
            <text:p>-1</text:p>
          </table:table-cell>
          <table:table-cell table:formula="of:=ATAN2([.I43];[.J43])" office:value-type="float" office:value="-1.32823245269782" calcext:value-type="float">
            <text:p>-1.3282324527</text:p>
          </table:table-cell>
          <table:table-cell table:formula="of:=SQRT([.I43]*[.I43]+[.J43]*[.J43])" office:value-type="float" office:value="0.901387818864502" calcext:value-type="float">
            <text:p>0.9013878189</text:p>
          </table:table-cell>
          <table:table-cell/>
          <table:table-cell table:formula="of:=[.E76]*COS([.D76])" office:value-type="float" office:value="0.216506350947147" calcext:value-type="float">
            <text:p>0.2165063509</text:p>
          </table:table-cell>
          <table:table-cell table:formula="of:=[.E76]*SIN([.D76])" office:value-type="float" office:value="-0.874999999998203" calcext:value-type="float">
            <text:p>-0.875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heet2.F38:Sheet2.H5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5">00/00/0000</text:date>, <text:time style:data-style-name="N2" text:time-value="15:58:09.866424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4T09:04:40.810244416</meta:creation-date>
    <dc:date>2016-12-15T16:46:35.298629025</dc:date>
    <meta:editing-duration>PT2H42M13S</meta:editing-duration>
    <meta:editing-cycles>12</meta:editing-cycles>
    <meta:generator>LibreOffice/4.2.8.2$Linux_X86_64 LibreOffice_project/420m0$Build-2</meta:generator>
    <meta:document-statistic meta:table-count="3" meta:cell-count="1253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307cm" svg:height="4.874cm" xlink:href=".." xlink:type="simple" chart:class="chart:scatter" chart:style-name="ch1">
        <chart:plot-area chart:style-name="ch2" table:cell-range-address="Sheet2.F23:Sheet2.G28" svg:x="0.126cm" svg:y="0.097cm" svg:width="6.055cm" svg:height="4.68cm">
          <chartooo:coordinate-region svg:x="0.417cm" svg:y="0.296cm" svg:width="5.524cm" svg:height="4.2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G23:Sheet2.G28" chart:class="chart:scatter">
            <chart:domain table:cell-range-address="Sheet2.F23:Sheet2.F28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  <draw:g>
                  <svg:desc>Sheet2.F23:Sheet2.F28</svg:desc>
                </draw:g>
              </table:table-cell>
              <table:table-cell office:value-type="float" office:value="0.124999999998203">
                <text:p>0.124999999998203</text:p>
                <draw:g>
                  <svg:desc>Sheet2.G23:Sheet2.G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interval-major="1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13cm" svg:height="8.468cm" xlink:href=".." xlink:type="simple" chart:class="chart:scatter" chart:style-name="ch1">
        <chart:plot-area chart:style-name="ch2" table:cell-range-address="Sheet2.I11:Sheet2.J28" svg:x="0.238cm" svg:y="0.169cm" svg:width="11.437cm" svg:height="8.13cm">
          <chartooo:coordinate-region svg:x="0.384cm" svg:y="0.368cm" svg:width="11.197cm" svg:height="7.73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J11:Sheet2.J28" chart:class="chart:scatter">
            <chart:domain table:cell-range-address="Sheet2.I11:Sheet2.I28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  <draw:g>
                  <svg:desc>Sheet2.I11:Sheet2.I28</svg:desc>
                </draw:g>
              </table:table-cell>
              <table:table-cell office:value-type="float" office:value="0.124999999998203">
                <text:p>0.124999999998203</text:p>
                <draw:g>
                  <svg:desc>Sheet2.J11:Sheet2.J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1.6249999999982">
                <text:p>1.6249999999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0122423906354662">
                <text:p>0.0000000000012242390635466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1.62500000000032">
                <text:p>1.62500000000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1.37499999999968">
                <text:p>1.374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0122423906354662">
                <text:p>0.0000000000012242390635466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1.3750000000018">
                <text:p>1.37500000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1.3750000000018">
                <text:p>-1.375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122405536652675">
                <text:p>0.00000000000122405536652675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1.37499999999968">
                <text:p>-1.3749999999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1.62500000000032">
                <text:p>-1.62500000000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122405536652675">
                <text:p>0.0000000000012240553665267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1.6249999999982">
                <text:p>-1.62499999999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5.994cm" svg:height="4.912cm" xlink:href=".." xlink:type="simple" chart:class="chart:scatter" chart:style-name="ch1">
        <chart:plot-area chart:style-name="ch2" table:cell-range-address="Sheet2.F17:Sheet2.G22" svg:x="0.119cm" svg:y="0.098cm" svg:width="5.756cm" svg:height="4.716cm">
          <chartooo:coordinate-region svg:x="0.41cm" svg:y="0.297cm" svg:width="5.225cm" svg:height="4.31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G17:Sheet2.G22" chart:class="chart:scatter">
            <chart:domain table:cell-range-address="Sheet2.F17:Sheet2.F22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  <draw:g>
                  <svg:desc>Sheet2.F17:Sheet2.F22</svg:desc>
                </draw:g>
              </table:table-cell>
              <table:table-cell office:value-type="float" office:value="0.124999999998203">
                <text:p>0.124999999998203</text:p>
                <draw:g>
                  <svg:desc>Sheet2.G17:Sheet2.G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6.307cm" svg:height="4.874cm" xlink:href=".." xlink:type="simple" chart:class="chart:scatter" chart:style-name="ch1">
        <chart:plot-area chart:style-name="ch2" table:cell-range-address="Sheet2.F11:Sheet2.G16 Sheet2.G10:Sheet2.G10" chart:data-source-has-labels="row" svg:x="0.126cm" svg:y="0.097cm" svg:width="6.055cm" svg:height="4.68cm">
          <chartooo:coordinate-region svg:x="0.417cm" svg:y="0.296cm" svg:width="5.524cm" svg:height="4.28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2.G11:Sheet2.G16" chart:label-cell-address="Sheet2.G10:Sheet2.G10" chart:class="chart:scatter">
            <chart:domain table:cell-range-address="Sheet2.F11:Sheet2.F16"/>
            <chart:data-point chart:repeated="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y</text:p>
                <draw:g>
                  <svg:desc>Sheet2.G10:Sheet2.G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  <draw:g>
                  <svg:desc>Sheet2.F11:Sheet2.F16</svg:desc>
                </draw:g>
              </table:table-cell>
              <table:table-cell office:value-type="float" office:value="0.124999999998203">
                <text:p>0.124999999998203</text:p>
                <draw:g>
                  <svg:desc>Sheet2.G11:Sheet2.G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2" chart:maximum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interval-major="1" chart:interval-minor-divisor="2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1.913cm" svg:height="8.468cm" xlink:href=".." xlink:type="simple" chart:class="chart:scatter" chart:style-name="ch1">
        <chart:plot-area chart:style-name="ch2" table:cell-range-address="Sheet2.G38:Sheet2.H55" svg:x="0.238cm" svg:y="0.169cm" svg:width="11.437cm" svg:height="8.13cm">
          <chartooo:coordinate-region svg:x="0.384cm" svg:y="0.368cm" svg:width="11.197cm" svg:height="7.73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2.H38:Sheet2.H55" chart:class="chart:scatter">
            <chart:domain table:cell-range-address="Sheet2.G38:Sheet2.G55"/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  <draw:g>
                  <svg:desc>Sheet2.G38:Sheet2.G55</svg:desc>
                </draw:g>
              </table:table-cell>
              <table:table-cell office:value-type="float" office:value="0.124999999998203">
                <text:p>0.124999999998203</text:p>
                <draw:g>
                  <svg:desc>Sheet2.H38:Sheet2.H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1.6249999999982">
                <text:p>1.62499999999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0000000122412804124416">
                <text:p>0.00000000000122412804124416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1.62500000000032">
                <text:p>1.625000000000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1.37499999999968">
                <text:p>1.374999999999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0122437498083034">
                <text:p>0.0000000000012243749808303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1.3750000000018">
                <text:p>1.3750000000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1.3750000000018">
                <text:p>-1.3750000000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122409742507418">
                <text:p>0.00000000000122409742507418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1.37499999999968">
                <text:p>-1.37499999999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1.62500000000032">
                <text:p>-1.6250000000003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122412804124416">
                <text:p>0.00000000000122412804124416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1.6249999999982">
                <text:p>-1.624999999998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203cm" svg:height="9.139cm" xlink:href="." xlink:type="simple" chart:class="chart:scatter" chart:style-name="ch1">
        <chart:legend chart:legend-position="end" svg:x="11.416cm" svg:y="3.274cm" style:legend-expansion="high" chart:style-name="ch2"/>
        <chart:plot-area chart:style-name="ch3" chart:data-source-has-labels="both" svg:x="0.264cm" svg:y="0.182cm" svg:width="10.888cm" svg:height="8.775cm">
          <chartooo:coordinate-region svg:x="0.555cm" svg:y="0.381cm" svg:width="10.357cm" svg:height="8.377cm"/>
          <chart:axis chart:dimension="x" chart:name="primary-x" chart:style-name="ch4" chartooo:axis-type="auto">
            <chart:categories table:cell-range-address="local-table.$A$2:.$A$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7" chart:label-cell-address="local-table.$C$1" chart:class="chart:scatter">
            <chart:domain table:cell-range-address="local-table.$B$2:.$B$7"/>
            <chart:data-point chart:repeated="6"/>
          </chart:series>
          <chart:series chart:style-name="ch7" chart:values-cell-range-address="local-table.$E$2:.$E$7" chart:label-cell-address="local-table.$E$1" chart:class="chart:scatter">
            <chart:domain table:cell-range-address="local-table.$D$2:.$D$7"/>
            <chart:data-point chart:repeated="6"/>
          </chart:series>
          <chart:series chart:style-name="ch8" chart:values-cell-range-address="local-table.$G$2:.$G$7" chart:label-cell-address="local-table.$G$1" chart:class="chart:scatter">
            <chart:domain table:cell-range-address="local-table.$F$2:.$F$7"/>
            <chart:data-point chart:repeated="6"/>
          </chart:series>
          <chart:series chart:style-name="ch9" chart:values-cell-range-address="local-table.$I$2:.$I$7" chart:label-cell-address="local-table.$I$1" chart:class="chart:scatter">
            <chart:domain table:cell-range-address="local-table.$H$2:.$H$7"/>
            <chart:data-point chart:repeated="6"/>
          </chart:series>
          <chart:series chart:style-name="ch10" chart:values-cell-range-address="local-table.$K$2:.$K$7" chart:label-cell-address="local-table.$K$1" chart:class="chart:scatter">
            <chart:domain table:cell-range-address="local-table.$J$2:.$J$7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mav_0</text:p>
              </table:table-cell>
              <table:table-cell office:value-type="string">
                <text:p/>
              </table:table-cell>
              <table:table-cell office:value-type="string">
                <text:p>mav_1</text:p>
              </table:table-cell>
              <table:table-cell office:value-type="string">
                <text:p/>
              </table:table-cell>
              <table:table-cell office:value-type="string">
                <text:p>mav_2</text:p>
              </table:table-cell>
              <table:table-cell office:value-type="string">
                <text:p/>
              </table:table-cell>
              <table:table-cell office:value-type="string">
                <text:p>mav_3</text:p>
              </table:table-cell>
              <table:table-cell office:value-type="string">
                <text:p/>
              </table:table-cell>
              <table:table-cell office:value-type="string">
                <text:p>mav_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0.124999999998203">
                <text:p>0.124999999998203</text:p>
              </table:table-cell>
              <table:table-cell office:value-type="float" office:value="0.966506350947147">
                <text:p>0.966506350947147</text:p>
              </table:table-cell>
              <table:table-cell office:value-type="float" office:value="0.124999999998203">
                <text:p>0.12499999999820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0.874999999998203">
                <text:p>0.874999999998203</text:p>
              </table:table-cell>
              <table:table-cell office:value-type="float" office:value="-0.533493649052853">
                <text:p>-0.533493649052853</text:p>
              </table:table-cell>
              <table:table-cell office:value-type="float" office:value="0.124999999998203">
                <text:p>0.12499999999820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625000000001797">
                <text:p>-0.6250000000017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  <table:table-cell office:value-type="float" office:value="0.750000000001224">
                <text:p>0.750000000001224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122419313929166">
                <text:p>0.00000000000122419313929166</text:p>
              </table:table-cell>
              <table:table-cell office:value-type="float" office:value="1">
                <text:p>1</text:p>
              </table:table-cell>
              <table:table-cell office:value-type="float" office:value="-0.749999999998776">
                <text:p>-0.749999999998776</text:p>
              </table:table-cell>
              <table:table-cell office:value-type="float" office:value="0.25">
                <text:p>0.25</text:p>
              </table:table-cell>
              <table:table-cell office:value-type="float" office:value="0.00000000000122400944227178">
                <text:p>0.0000000000012240094422717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  <table:table-cell office:value-type="float" office:value="0.533493649054077">
                <text:p>0.533493649054077</text:p>
              </table:table-cell>
              <table:table-cell office:value-type="float" office:value="0.125000000000324">
                <text:p>0.12500000000032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875000000000324">
                <text:p>0.875000000000324</text:p>
              </table:table-cell>
              <table:table-cell office:value-type="float" office:value="-0.966506350945923">
                <text:p>-0.966506350945923</text:p>
              </table:table-cell>
              <table:table-cell office:value-type="float" office:value="0.125000000000324">
                <text:p>0.12500000000032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624999999999676">
                <text:p>-0.6249999999996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  <table:table-cell office:value-type="float" office:value="0.533493649054077">
                <text:p>0.533493649054077</text:p>
              </table:table-cell>
              <table:table-cell office:value-type="float" office:value="-0.125000000000324">
                <text:p>-0.12500000000032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624999999999676">
                <text:p>0.624999999999676</text:p>
              </table:table-cell>
              <table:table-cell office:value-type="float" office:value="-0.966506350945923">
                <text:p>-0.966506350945923</text:p>
              </table:table-cell>
              <table:table-cell office:value-type="float" office:value="-0.125000000000323">
                <text:p>-0.12500000000032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875000000000324">
                <text:p>-0.87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  <table:table-cell office:value-type="float" office:value="0.750000000001224">
                <text:p>0.750000000001224</text:p>
              </table:table-cell>
              <table:table-cell office:value-type="float" office:value="-0.25">
                <text:p>-0.25</text:p>
              </table:table-cell>
              <table:table-cell office:value-type="float" office:value="0.00000000000122419313929166">
                <text:p>0.00000000000122419313929166</text:p>
              </table:table-cell>
              <table:table-cell office:value-type="float" office:value="0.5">
                <text:p>0.5</text:p>
              </table:table-cell>
              <table:table-cell office:value-type="float" office:value="-0.749999999998776">
                <text:p>-0.749999999998776</text:p>
              </table:table-cell>
              <table:table-cell office:value-type="float" office:value="-0.25">
                <text:p>-0.25</text:p>
              </table:table-cell>
              <table:table-cell office:value-type="float" office:value="0.00000000000122400944227178">
                <text:p>0.00000000000122400944227178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  <table:table-cell office:value-type="float" office:value="0.966506350947147">
                <text:p>0.966506350947147</text:p>
              </table:table-cell>
              <table:table-cell office:value-type="float" office:value="-0.124999999998203">
                <text:p>-0.12499999999820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0.625000000001797">
                <text:p>0.625000000001797</text:p>
              </table:table-cell>
              <table:table-cell office:value-type="float" office:value="-0.533493649052853">
                <text:p>-0.533493649052853</text:p>
              </table:table-cell>
              <table:table-cell office:value-type="float" office:value="-0.124999999998203">
                <text:p>-0.12499999999820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874999999998203">
                <text:p>-0.87499999999820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72cm" svg:height="7.076cm" xlink:href=".." xlink:type="simple" chart:class="chart:scatter" chart:style-name="ch1">
        <chart:plot-area chart:style-name="ch2" table:cell-range-address="Sheet3.G47:Sheet3.H76" svg:x="0.174cm" svg:y="0.141cm" svg:width="8.372cm" svg:height="6.794cm">
          <chartooo:coordinate-region svg:x="0.466cm" svg:y="0.34cm" svg:width="7.84cm" svg:height="6.39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3.H47:Sheet3.H76" chart:class="chart:scatter">
            <chart:domain table:cell-range-address="Sheet3.G47:Sheet3.G76"/>
            <chart:data-point chart:repeated="3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16506350947147">
                <text:p>0.216506350947147</text:p>
                <draw:g>
                  <svg:desc>Sheet3.G47:Sheet3.G76</svg:desc>
                </draw:g>
              </table:table-cell>
              <table:table-cell office:value-type="float" office:value="0.124999999998203">
                <text:p>0.124999999998203</text:p>
                <draw:g>
                  <svg:desc>Sheet3.H47:Sheet3.H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0000000122414721503669">
                <text:p>0.0000000000012241472150366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124999999998203">
                <text:p>-0.124999999998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66506350947147">
                <text:p>0.966506350947147</text:p>
              </table:table-cell>
              <table:table-cell office:value-type="float" office:value="0.124999999998203">
                <text:p>0.1249999999982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0000000001224">
                <text:p>0.750000000001224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33493649054077">
                <text:p>0.533493649054077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3493649054077">
                <text:p>0.533493649054077</text:p>
              </table:table-cell>
              <table:table-cell office:value-type="float" office:value="-0.125000000000324">
                <text:p>-0.125000000000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50000000001224">
                <text:p>0.750000000001224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6506350947147">
                <text:p>0.966506350947147</text:p>
              </table:table-cell>
              <table:table-cell office:value-type="float" office:value="-0.124999999998203">
                <text:p>-0.1249999999982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0.874999999998203">
                <text:p>0.8749999999982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0000000122419313929166">
                <text:p>0.000000000001224193139291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875000000000324">
                <text:p>0.8750000000003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0.624999999999677">
                <text:p>0.624999999999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0000000122416252312168">
                <text:p>0.0000000000012241625231216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0.625000000001797">
                <text:p>0.6250000000017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33493649052853">
                <text:p>-0.533493649052853</text:p>
              </table:table-cell>
              <table:table-cell office:value-type="float" office:value="0.124999999998203">
                <text:p>0.1249999999982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49999999998776">
                <text:p>-0.74999999999877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966506350945923">
                <text:p>-0.966506350945923</text:p>
              </table:table-cell>
              <table:table-cell office:value-type="float" office:value="0.125000000000324">
                <text:p>0.1250000000003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966506350945923">
                <text:p>-0.966506350945923</text:p>
              </table:table-cell>
              <table:table-cell office:value-type="float" office:value="-0.125000000000323">
                <text:p>-0.1250000000003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749999999998776">
                <text:p>-0.74999999999877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533493649052853">
                <text:p>-0.533493649052853</text:p>
              </table:table-cell>
              <table:table-cell office:value-type="float" office:value="-0.124999999998203">
                <text:p>-0.1249999999982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625000000001797">
                <text:p>-0.625000000001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00000000122405150081921">
                <text:p>0.0000000000012240515008192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624999999999676">
                <text:p>-0.6249999999996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216506350945923">
                <text:p>-0.216506350945923</text:p>
              </table:table-cell>
              <table:table-cell office:value-type="float" office:value="-0.875000000000324">
                <text:p>-0.87500000000032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00000000122397109468673">
                <text:p>0.00000000000122397109468673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6506350947147">
                <text:p>0.216506350947147</text:p>
              </table:table-cell>
              <table:table-cell office:value-type="float" office:value="-0.874999999998203">
                <text:p>-0.87499999999820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